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" svg:font-family="??, SimSun"/>
    <style:font-face style:name="宋体" svg:font-family="宋体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0102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2.1563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3.261in"/>
    </style:style>
    <style:style style:name="co13" style:family="table-column">
      <style:table-column-properties fo:break-before="auto" style:column-width="1.2398in"/>
    </style:style>
    <style:style style:name="co14" style:family="table-column">
      <style:table-column-properties fo:break-before="auto" style:column-width="1.7189in"/>
    </style:style>
    <style:style style:name="co15" style:family="table-column">
      <style:table-column-properties fo:break-before="auto" style:column-width="1.1728in"/>
    </style:style>
    <style:style style:name="co16" style:family="table-column">
      <style:table-column-properties fo:break-before="auto" style:column-width="1.3307in"/>
    </style:style>
    <style:style style:name="co17" style:family="table-column">
      <style:table-column-properties fo:break-before="auto" style:column-width="1.4098in"/>
    </style:style>
    <style:style style:name="co18" style:family="table-column">
      <style:table-column-properties fo:break-before="auto" style:column-width="3.3854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0.3335in"/>
    </style:style>
    <style:style style:name="co22" style:family="table-column">
      <style:table-column-properties fo:break-before="auto" style:column-width="1.4689in"/>
    </style:style>
    <style:style style:name="co23" style:family="table-column">
      <style:table-column-properties fo:break-before="auto" style:column-width="4.4457in"/>
    </style:style>
    <style:style style:name="co24" style:family="table-column">
      <style:table-column-properties fo:break-before="auto" style:column-width="2.9016in"/>
    </style:style>
    <style:style style:name="co25" style:family="table-column">
      <style:table-column-properties fo:break-before="auto" style:column-width="0.2264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2102in"/>
    </style:style>
    <style:style style:name="co28" style:family="table-column">
      <style:table-column-properties fo:break-before="auto" style:column-width="1.0374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0209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2374in" fo:break-before="auto" style:use-optimal-row-height="false"/>
    </style:style>
    <style:style style:name="ro13" style:family="table-row">
      <style:table-row-properties style:row-height="0.0937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917in" fo:break-before="auto" style:use-optimal-row-height="false"/>
    </style:style>
    <style:style style:name="ro17" style:family="table-row">
      <style:table-row-properties style:row-height="0.5in" fo:break-before="auto" style:use-optimal-row-height="false"/>
    </style:style>
    <style:style style:name="ro18" style:family="table-row">
      <style:table-row-properties style:row-height="0.8701in" fo:break-before="auto" style:use-optimal-row-height="false"/>
    </style:style>
    <style:style style:name="ro19" style:family="table-row">
      <style:table-row-properties style:row-height="0.6008in" fo:break-before="auto" style:use-optimal-row-height="true"/>
    </style:style>
    <style:style style:name="ro20" style:family="table-row">
      <style:table-row-properties style:row-height="0.7457in" fo:break-before="auto" style:use-optimal-row-height="false"/>
    </style:style>
    <style:style style:name="ro21" style:family="table-row">
      <style:table-row-properties style:row-height="0.178in" fo:break-before="auto" style:use-optimal-row-height="false"/>
    </style:style>
    <style:style style:name="ro22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240"/>
    <style:style style:name="ce3" style:family="table-cell" style:parent-style-name="Default" style:data-style-name="N25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Microsoft YaHei" style:font-name-complex="Lohit Hindi"/>
    </style:style>
    <style:style style:name="ce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21">
      <style:table-cell-properties style:glyph-orientation-vertical="0" fo:border-bottom="0.06pt solid #1a1a1a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44">
      <style:table-cell-properties style:glyph-orientation-vertical="0" fo:border-bottom="0.06pt double #1a1a1a" style:border-line-width-bottom="0in 0.0016in 0.0008in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value-type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6pt" fo:font-style="normal" fo:text-shadow="none" style:text-underline-style="none" fo:font-weight="bold" style:font-name-asian="宋体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21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cell-protect="none" style:print-content="true" style:diagonal-bl-tr="none" style:diagonal-tl-br="none" fo:border="0.06pt solid #1a1a1a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6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65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65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65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6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65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105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4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4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6pt" fo:font-style="normal" fo:text-shadow="none" style:text-underline-style="none" fo:font-weight="normal" style:font-name-asian="宋体" style:font-size-asian="16pt" style:font-style-asian="normal" style:font-weight-asian="normal" style:font-size-complex="16pt" style:font-style-complex="normal" style:font-weight-complex="normal"/>
    </style:style>
    <style:style style:name="ce109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cell-protect="none" style:print-content="true" fo:padding="0.028in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"/>
    <style:style style:name="ce1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16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120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44">
      <style:table-cell-properties style:glyph-orientation-vertical="0" fo:border-bottom="0.06pt solid #1a1a1a" fo:background-color="#ccffff" style:cell-protect="protected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fals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44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tru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tru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44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4">
      <style:table-cell-properties style:glyph-orientation-vertical="0" fo:border-bottom="0.06pt solid #1a1a1a" fo:background-color="#ffffff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44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1a1a1a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">
      <style:table-cell-properties style:glyph-orientation-vertical="0" fo:background-color="#ffffff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1">
      <style:table-cell-properties style:glyph-orientation-vertical="0" fo:background-color="#ffcc0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4pt" fo:font-style="normal" fo:text-shadow="none" style:text-underline-style="none" fo:font-weight="bold" style:font-name-asian="微软雅黑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4">
      <style:table-cell-properties style:glyph-orientation-vertical="0" fo:background-color="#ffff99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4pt" fo:font-style="normal" fo:text-shadow="none" style:text-underline-style="none" fo:font-weight="bold" style:font-name-asian="微软雅黑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5pt" fo:font-style="normal" fo:text-shadow="none" style:text-underline-style="none" fo:font-weight="normal" style:font-name-asian="微软雅黑" style:font-size-asian="15pt" style:font-style-asian="normal" style:font-weight-asian="normal" style:font-size-complex="15pt" style:font-style-complex="normal" style:font-weight-complex="normal"/>
    </style:style>
    <style:style style:name="ce154" style:family="table-cell" style:parent-style-name="Default" style:data-style-name="N1">
      <style:table-cell-properties fo:background-color="#ffcc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.5pt" fo:font-style="normal" fo:text-shadow="none" style:text-underline-style="none" fo:font-weight="normal" style:font-name-asian="微软雅黑" style:font-size-asian="10.5pt" style:font-style-asian="normal" style:font-weight-asian="normal" style:font-size-complex="10.5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no-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double #c0c0c0" style:border-line-width-bottom="0in 0.0016in 0.0008in" style:diagonal-bl-tr="none" style:diagonal-tl-br="none" style:text-align-source="fix" style:repeat-content="false" fo:wrap-option="wrap" fo:border-left="0.06pt double #c0c0c0" style:border-line-width-left="0in 0.0016in 0.0008in" style:direction="ltr" fo:padding="0.028in" fo:border-right="none" style:rotation-angle="0" style:rotation-align="none" style:shrink-to-fit="false" fo:border-top="0.06pt double #c0c0c0" style:border-line-width-top="0in 0.0016in 0.0008in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double #1a1a1a" style:border-line-width-right="0in 0.0016in 0.0008in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2"/>
    <style:style style:name="ce168" style:family="table-cell" style:parent-style-name="Default" style:data-style-name="N1">
      <style:table-cell-properties style:glyph-orientation-vertical="0" fo:border-bottom="0.06pt double #1a1a1a" style:border-line-width-bottom="0in 0.0016in 0.0008in" fo:background-color="#ffcc00" style:cell-protect="none" style:print-content="true" style:diagonal-bl-tr="none" style:diagonal-tl-br="none" style:text-align-source="fix" style:repeat-content="false" fo:wrap-option="no-wrap" fo:border-left="0.06pt solid #1a1a1a" style:direction="ltr" fo:padding="0.028in" fo:border-right="0.06pt solid #1a1a1a" style:rotation-angle="0" style:rotation-align="none" style:shrink-to-fit="true" fo:border-top="0.06pt solid #1a1a1a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4"/>
    <style:style style:name="ce170" style:family="table-cell" style:parent-style-name="Default" style:data-style-name="N1">
      <style:table-cell-properties fo:background-color="#ffcc00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宋体" fo:font-size="20pt" fo:font-style="normal" fo:text-shadow="none" style:text-underline-style="none" fo:font-weight="bold" style:font-name-asian="宋体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微软雅黑" fo:font-size="12pt" fo:font-style="normal" fo:text-shadow="none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微软雅黑" fo:font-size="10.5pt" fo:font-style="normal" fo:text-shadow="none" style:text-underline-style="none" fo:font-weight="normal" style:font-name-asian="微软雅黑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-33% 58%" style:font-name="??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style-name="ce4" office:value-type="string" calcext:value-type="string">
            <text:p>截止日期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股东名称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股东性质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数量（股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比例（%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交易是否受限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高管名称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职位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出生年份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性别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学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所持股份（股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持股比例（%）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1">
            <text:p>2013.07.18</text:p>
            <text:p> 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吴雪颖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6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4.06" calcext:value-type="float">
            <text:p>34.06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是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吴雪颖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长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3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65万</text:p>
          </table:table-cell>
          <table:table-cell table:style-name="ce4" office:value-type="string" calcext:value-type="string">
            <text:p>&amp;</text:p>
          </table:table-cell>
          <table:table-cell table:formula="of:=[.I2]" office:value-type="float" office:value="34.06" calcext:value-type="float">
            <text:p>34.0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翁良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3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2.73" calcext:value-type="float">
            <text:p>32.73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是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蔡亚潮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副董事长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8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50万</text:p>
          </table:table-cell>
          <table:table-cell table:style-name="ce4" office:value-type="string" calcext:value-type="string">
            <text:p>&amp;</text:p>
          </table:table-cell>
          <table:table-cell table:formula="of:=[.I4]" office:value-type="float" office:value="6.68" calcext:value-type="float">
            <text:p>6.6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蔡亚潮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6.68" calcext:value-type="float">
            <text:p>6.6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翁立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总经理兼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5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0万</text:p>
          </table:table-cell>
          <table:table-cell table:style-name="ce4" office:value-type="string" calcext:value-type="string">
            <text:p>&amp;</text:p>
          </table:table-cell>
          <table:table-cell table:formula="of:=[.I5]" office:value-type="float" office:value="4.45" calcext:value-type="float">
            <text:p>4.45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翁立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匡全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总经理兼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厦门同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郑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杨美香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曾根福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3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曾桑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5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滕明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会秘书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6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吴春红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4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林明光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董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8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中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table:style-name="ce5"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滕明涛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翁良庆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会主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50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初中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735万</text:p>
          </table:table-cell>
          <table:table-cell table:style-name="ce4" office:value-type="string" calcext:value-type="string">
            <text:p>&amp;</text:p>
          </table:table-cell>
          <table:table-cell table:formula="of:=[.I3]" office:value-type="float" office:value="32.73" calcext:value-type="float">
            <text:p>32.7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谢翠玲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国内自然人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30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否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吴永会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9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男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合计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——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2025万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float" office:value="90.18" calcext:value-type="float">
            <text:p>9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 </text:p>
          </table:table-cell>
          <table:table-cell office:value-type="string" calcext:value-type="string">
            <text:p>\\</text:p>
          </table:table-cell>
          <table:table-cell/>
          <table:table-cell table:style-name="ce4" office:value-type="string" calcext:value-type="string">
            <text:p>兰丽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监事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86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大专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table:style-name="ce5"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13"/>
          <table:table-cell table:style-name="ce4" office:value-type="string" calcext:value-type="string">
            <text:p>陈群英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财务总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1971年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女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本科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无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——</text:p>
          </table:table-cell>
          <table:table-cell office:value-type="string" calcext:value-type="string">
            <text:p>\\</text:p>
          </table:table-cell>
        </table:table-row>
        <table:table-row table:style-name="ro3" table:number-rows-repeated="1048562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资产负债表" table:style-name="ta1" table:print="false">
        <office:forms form:automatic-focus="false" form:apply-design-mode="false"/>
        <table:table-column table:style-name="co3" table:default-cell-style-name="ce18"/>
        <table:table-column table:style-name="co4" table:visibility="collapse" table:default-cell-style-name="ce26"/>
        <table:table-column table:style-name="co5" table:number-columns-repeated="3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6" table:default-cell-style-name="ce35"/>
        <table:table-column table:style-name="co7" table:default-cell-style-name="ce35"/>
        <table:table-column table:style-name="co9" table:default-cell-style-name="ce18"/>
        <table:table-column table:style-name="co4" table:default-cell-style-name="ce26"/>
        <table:table-column table:style-name="co5" table:number-columns-repeated="4" table:default-cell-style-name="ce35"/>
        <table:table-column table:style-name="co6" table:default-cell-style-name="ce35"/>
        <table:table-column table:style-name="co7" table:default-cell-style-name="ce35"/>
        <table:table-column table:style-name="co10" table:default-cell-style-name="ce35"/>
        <table:table-column table:style-name="co6" table:default-cell-style-name="ce35"/>
        <table:table-column table:style-name="co7" table:default-cell-style-name="ce35"/>
        <table:table-column table:style-name="co11" table:number-columns-repeated="242" table:default-cell-style-name="ce63"/>
        <table:table-column table:style-name="co11" table:number-columns-repeated="760" table:default-cell-style-name="Default"/>
        <table:table-row table:style-name="ro4">
          <table:table-cell table:style-name="ce6" office:value-type="string" calcext:value-type="string" table:number-columns-spanned="15" table:number-rows-spanned="1">
            <text:p>资<text:span text:style-name="T1"> </text:span><text:span text:style-name="T2">产</text:span><text:span text:style-name="T1"> </text:span><text:span text:style-name="T2">负</text:span><text:span text:style-name="T1"> </text:span><text:span text:style-name="T2">债</text:span><text:span text:style-name="T1"> </text:span><text:span text:style-name="T2">表</text:span></text:p>
          </table:table-cell>
          <table:covered-table-cell table:number-columns-repeated="14" table:style-name="ce19"/>
          <table:table-cell table:style-name="ce19" table:number-columns-repeated="7"/>
          <table:table-cell table:number-columns-repeated="1002"/>
        </table:table-row>
        <table:table-row table:style-name="ro5">
          <table:table-cell table:style-name="ce7" table:number-columns-spanned="3" table:number-rows-spanned="1"/>
          <table:covered-table-cell table:number-columns-repeated="2" table:style-name="ce20"/>
          <table:table-cell table:style-name="ce36" table:number-columns-repeated="8"/>
          <table:table-cell table:style-name="ce41"/>
          <table:table-cell table:style-name="ce52"/>
          <table:table-cell table:style-name="ce36"/>
          <table:table-cell table:style-name="ce62"/>
          <table:table-cell table:style-name="ce62" office:value-type="string" calcext:value-type="string">
            <text:p>会企<text:span text:style-name="T6">01</text:span><text:span text:style-name="T5">表</text:span></text:p>
          </table:table-cell>
          <table:table-cell table:style-name="ce36" table:number-columns-repeated="6"/>
          <table:table-cell table:style-name="ce17"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编制单位：厦门怡惟服饰股份有限公司</text:p>
          </table:table-cell>
          <table:covered-table-cell table:number-columns-repeated="2" table:style-name="ce8"/>
          <table:table-cell table:style-name="ce37" office:value-type="string" calcext:value-type="string" table:number-columns-spanned="9" table:number-rows-spanned="1">
            <text:p><text:s text:c="18"/>2011 – 2012 – 2013</text:p>
          </table:table-cell>
          <table:covered-table-cell table:number-columns-repeated="8" table:style-name="ce37"/>
          <table:table-cell table:style-name="ce52"/>
          <table:table-cell table:style-name="ce36"/>
          <table:table-cell table:style-name="ce62"/>
          <table:table-cell table:style-name="ce62" office:value-type="string" office:string-value=" 单位：元          " calcext:value-type="string">
            <text:p><text:s/>单位：元 <text:s text:c="10"/></text:p>
          </table:table-cell>
          <table:table-cell table:style-name="ce37" table:number-columns-repeated="6"/>
          <table:table-cell table:style-name="ce17" table:number-columns-repeated="1002"/>
        </table:table-row>
        <table:table-row table:style-name="ro6">
          <table:table-cell table:style-name="ce9" office:value-type="string" calcext:value-type="string">
            <text:p>资<text:span text:style-name="T3"> <text:s text:c="7"/></text:span><text:span text:style-name="T4">产</text:span><text:span text:style-name="T3"> </text:span></text:p>
          </table:table-cell>
          <table:table-cell table:style-name="ce9" office:value-type="string" calcext:value-type="string">
            <text:p>行次</text:p>
          </table:table-cell>
          <table:table-cell table:style-name="ce9" office:value-type="float" office:value="2011" calcext:value-type="float">
            <text:p>2011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11-12</text:p>
          </table:table-cell>
          <table:table-cell table:style-name="ce38" office:value-type="string" calcext:value-type="string">
            <text:p>11-12(%)</text:p>
          </table:table-cell>
          <table:table-cell table:style-name="ce38" office:value-type="string" calcext:value-type="string">
            <text:p>影响(%)</text:p>
          </table:table-cell>
          <table:table-cell table:style-name="ce38" office:value-type="string" calcext:value-type="string">
            <text:p>12-13</text:p>
          </table:table-cell>
          <table:table-cell table:style-name="ce38" office:value-type="string" calcext:value-type="string">
            <text:p>12-13(%)</text:p>
          </table:table-cell>
          <table:table-cell table:style-name="ce38" office:value-type="string" calcext:value-type="string">
            <text:p>影响(%)</text:p>
          </table:table-cell>
          <table:table-cell table:style-name="ce42" office:value-type="string" calcext:value-type="string">
            <text:p>负债及所有者权益</text:p>
          </table:table-cell>
          <table:table-cell table:style-name="ce9" office:value-type="string" calcext:value-type="string">
            <text:p>行次</text:p>
          </table:table-cell>
          <table:table-cell table:style-name="ce9" office:value-type="float" office:value="2011" calcext:value-type="float">
            <text:p>2011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11-12</text:p>
          </table:table-cell>
          <table:table-cell table:style-name="ce38" office:value-type="string" calcext:value-type="string">
            <text:p>11-12(%)</text:p>
          </table:table-cell>
          <table:table-cell table:style-name="ce38" office:value-type="string" calcext:value-type="string">
            <text:p>影响(%)</text:p>
          </table:table-cell>
          <table:table-cell table:style-name="ce38" office:value-type="string" calcext:value-type="string">
            <text:p>12-13</text:p>
          </table:table-cell>
          <table:table-cell table:style-name="ce38" office:value-type="string" calcext:value-type="string">
            <text:p>12-13(%)</text:p>
          </table:table-cell>
          <table:table-cell table:style-name="ce38" office:value-type="string" calcext:value-type="string">
            <text:p>影响(%)</text:p>
          </table:table-cell>
          <table:table-cell table:style-name="ce64" table:number-columns-repeated="1002"/>
        </table:table-row>
        <table:table-row table:style-name="ro6">
          <table:table-cell table:style-name="ce10" office:value-type="string" calcext:value-type="string">
            <text:p>流动资产：</text:p>
          </table:table-cell>
          <table:table-cell table:style-name="ce21"/>
          <table:table-cell table:style-name="ce27"/>
          <table:table-cell table:style-name="ce39" table:number-columns-repeated="8"/>
          <table:table-cell table:style-name="ce43" office:value-type="string" calcext:value-type="string">
            <text:p>流动负债：</text:p>
          </table:table-cell>
          <table:table-cell table:style-name="ce21"/>
          <table:table-cell table:style-name="ce27" table:number-columns-repeated="3"/>
          <table:table-cell table:style-name="ce39" table:number-columns-repeated="6"/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货币资金</text:span>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216028.91" calcext:value-type="float">
            <text:p>216,028.91 </text:p>
          </table:table-cell>
          <table:table-cell table:style-name="ce28" office:value-type="float" office:value="371419.8" calcext:value-type="float">
            <text:p>371,419.80 </text:p>
          </table:table-cell>
          <table:table-cell table:style-name="ce28" office:value-type="float" office:value="357851.14" calcext:value-type="float">
            <text:p>357,851.14 </text:p>
          </table:table-cell>
          <table:table-cell table:style-name="ce28" table:formula="of:=[.D6]-[.C6]" office:value-type="float" office:value="155390.89" calcext:value-type="float">
            <text:p>155,390.89 </text:p>
          </table:table-cell>
          <table:table-cell table:style-name="ce28" table:formula="of:=[.F6]/[.C6]*100" office:value-type="float" office:value="71.9305994739315" calcext:value-type="float">
            <text:p>71.93 </text:p>
          </table:table-cell>
          <table:table-cell table:style-name="ce28" table:formula="of:=[.F6]/[.$F$42]*100" office:value-type="float" office:value="0.71253122926269" calcext:value-type="float">
            <text:p>0.71 </text:p>
          </table:table-cell>
          <table:table-cell table:style-name="ce28" table:formula="of:=[.E6]-[.D6]" office:value-type="float" office:value="-13568.66" calcext:value-type="float">
            <text:p>-13,568.66 </text:p>
          </table:table-cell>
          <table:table-cell table:style-name="ce28" table:formula="of:=[.I6]/[.D6]*100" office:value-type="float" office:value="-3.6531870406478" calcext:value-type="float">
            <text:p>-3.65 </text:p>
          </table:table-cell>
          <table:table-cell table:style-name="ce28" table:formula="of:=[.I6]/[.$I$42]*100" office:value-type="float" office:value="-0.0674569850109731" calcext:value-type="float">
            <text:p>-0.07 </text:p>
          </table:table-cell>
          <table:table-cell table:style-name="ce44" office:value-type="string" calcext:value-type="string">
            <text:p><text:s text:c="4"/><text:span text:style-name="T5">短期借款</text:span></text:p>
          </table:table-cell>
          <table:table-cell table:style-name="ce22" office:value-type="float" office:value="68" calcext:value-type="float">
            <text:p>68</text:p>
          </table:table-cell>
          <table:table-cell table:style-name="ce54" office:value-type="float" office:value="2300000" calcext:value-type="float">
            <text:p>2,300,000.00 </text:p>
          </table:table-cell>
          <table:table-cell table:style-name="ce54" office:value-type="float" office:value="905160.21" calcext:value-type="float">
            <text:p>905,160.21 </text:p>
          </table:table-cell>
          <table:table-cell table:style-name="ce54" office:value-type="float" office:value="367686.18" calcext:value-type="float">
            <text:p>367,686.18 </text:p>
          </table:table-cell>
          <table:table-cell table:style-name="ce28" table:formula="of:=[.O6]-[.N6]" office:value-type="float" office:value="-1394839.79" calcext:value-type="float">
            <text:p>-1,394,839.79 </text:p>
          </table:table-cell>
          <table:table-cell table:style-name="ce28" table:formula="of:=[.Q6]/[.N6]*100" office:value-type="float" office:value="-60.6452082608696" calcext:value-type="float">
            <text:p>-60.65 </text:p>
          </table:table-cell>
          <table:table-cell table:style-name="ce28" table:formula="of:=[.Q6]/[.$Q$42]*100" office:value-type="float" office:value="-6.3959149097686" calcext:value-type="float">
            <text:p>-6.40 </text:p>
          </table:table-cell>
          <table:table-cell table:style-name="ce28" table:formula="of:=[.P6]-[.O6]" office:value-type="float" office:value="-537474.03" calcext:value-type="float">
            <text:p>-537,474.03 </text:p>
          </table:table-cell>
          <table:table-cell table:style-name="ce28" table:formula="of:=[.T6]/[.O6]*100" office:value-type="float" office:value="-59.3788838773636" calcext:value-type="float">
            <text:p>-59.38 </text:p>
          </table:table-cell>
          <table:table-cell table:style-name="ce28" table:formula="of:=[.T6]/[.$T$42]*100" office:value-type="float" office:value="-2.67987466651187" calcext:value-type="float">
            <text:p>-2.68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短期投资</text:span>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[.D7]-[.C7]" office:value-type="float" office:value="0" calcext:value-type="float">
            <text:p>- </text:p>
          </table:table-cell>
          <table:table-cell table:style-name="ce28" table:formula="of:=[.F7]/[.$C$7]*100" office:value-type="string" office:string-value="#DIV/0!" calcext:value-type="error">
            <text:p>#DIV/0!</text:p>
          </table:table-cell>
          <table:table-cell table:style-name="ce28" table:formula="of:=[.F7]/[.$F$42]*100" office:value-type="float" office:value="0" calcext:value-type="float">
            <text:p>- </text:p>
          </table:table-cell>
          <table:table-cell table:style-name="ce28" table:formula="of:=[.E7]-[.D7]" office:value-type="float" office:value="0" calcext:value-type="float">
            <text:p>- </text:p>
          </table:table-cell>
          <table:table-cell table:style-name="ce28" table:formula="of:=[.I7]/[.D7]*100" office:value-type="string" office:string-value="#DIV/0!" calcext:value-type="error">
            <text:p>#DIV/0!</text:p>
          </table:table-cell>
          <table:table-cell table:style-name="ce28" table:formula="of:=[.I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票据</text:span></text:p>
          </table:table-cell>
          <table:table-cell table:style-name="ce22" office:value-type="float" office:value="69" calcext:value-type="float">
            <text:p>69</text:p>
          </table:table-cell>
          <table:table-cell table:style-name="ce54" table:number-columns-repeated="3"/>
          <table:table-cell table:style-name="ce28" table:formula="of:=[.O7]-[.N7]" office:value-type="float" office:value="0" calcext:value-type="float">
            <text:p>- </text:p>
          </table:table-cell>
          <table:table-cell table:style-name="ce28" table:formula="of:=[.Q7]/[.N7]*100" office:value-type="string" office:string-value="#DIV/0!" calcext:value-type="error">
            <text:p>#DIV/0!</text:p>
          </table:table-cell>
          <table:table-cell table:style-name="ce28" table:formula="of:=[.Q7]/[.$Q$42]*100" office:value-type="float" office:value="0" calcext:value-type="float">
            <text:p>- </text:p>
          </table:table-cell>
          <table:table-cell table:style-name="ce28" table:formula="of:=[.P7]-[.O7]" office:value-type="float" office:value="0" calcext:value-type="float">
            <text:p>- </text:p>
          </table:table-cell>
          <table:table-cell table:style-name="ce28" table:formula="of:=[.T7]/[.O7]*100" office:value-type="string" office:string-value="#DIV/0!" calcext:value-type="error">
            <text:p>#DIV/0!</text:p>
          </table:table-cell>
          <table:table-cell table:style-name="ce28" table:formula="of:=[.T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票据</text:span>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number-columns-repeated="3"/>
          <table:table-cell table:style-name="ce28" table:formula="of:=[.D8]-[.C8]" office:value-type="float" office:value="0" calcext:value-type="float">
            <text:p>- </text:p>
          </table:table-cell>
          <table:table-cell table:style-name="ce28" table:formula="of:=[.F8]/[.C8]*100" office:value-type="string" office:string-value="#DIV/0!" calcext:value-type="error">
            <text:p>#DIV/0!</text:p>
          </table:table-cell>
          <table:table-cell table:style-name="ce28" table:formula="of:=[.F8]/[.$F$42]*100" office:value-type="float" office:value="0" calcext:value-type="float">
            <text:p>- </text:p>
          </table:table-cell>
          <table:table-cell table:style-name="ce28" table:formula="of:=[.E8]-[.D8]" office:value-type="float" office:value="0" calcext:value-type="float">
            <text:p>- </text:p>
          </table:table-cell>
          <table:table-cell table:style-name="ce28" table:formula="of:=[.I8]/[.D8]*100" office:value-type="string" office:string-value="#DIV/0!" calcext:value-type="error">
            <text:p>#DIV/0!</text:p>
          </table:table-cell>
          <table:table-cell table:style-name="ce28" table:formula="of:=[.I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帐款</text:span></text:p>
          </table:table-cell>
          <table:table-cell table:style-name="ce22" office:value-type="float" office:value="70" calcext:value-type="float">
            <text:p>70</text:p>
          </table:table-cell>
          <table:table-cell table:style-name="ce54" office:value-type="float" office:value="4606501.95" calcext:value-type="float">
            <text:p>4,606,501.95 </text:p>
          </table:table-cell>
          <table:table-cell table:style-name="ce54" office:value-type="float" office:value="332864.7" calcext:value-type="float">
            <text:p>332,864.70 </text:p>
          </table:table-cell>
          <table:table-cell table:style-name="ce54" office:value-type="float" office:value="1277856.15" calcext:value-type="float">
            <text:p>1,277,856.15 </text:p>
          </table:table-cell>
          <table:table-cell table:style-name="ce28" table:formula="of:=[.O8]-[.N8]" office:value-type="float" office:value="-4273637.25" calcext:value-type="float">
            <text:p>-4,273,637.25 </text:p>
          </table:table-cell>
          <table:table-cell table:style-name="ce28" table:formula="of:=[.Q8]/[.N8]*100" office:value-type="float" office:value="-92.7740245502338" calcext:value-type="float">
            <text:p>-92.77 </text:p>
          </table:table-cell>
          <table:table-cell table:style-name="ce28" table:formula="of:=[.Q8]/[.$Q$42]*100" office:value-type="float" office:value="-19.5963869128063" calcext:value-type="float">
            <text:p>-19.60 </text:p>
          </table:table-cell>
          <table:table-cell table:style-name="ce28" table:formula="of:=[.P8]-[.O8]" office:value-type="float" office:value="944991.45" calcext:value-type="float">
            <text:p>944,991.45 </text:p>
          </table:table-cell>
          <table:table-cell table:style-name="ce28" table:formula="of:=[.T8]/[.O8]*100" office:value-type="float" office:value="283.896565180988" calcext:value-type="float">
            <text:p>283.90 </text:p>
          </table:table-cell>
          <table:table-cell table:style-name="ce28" table:formula="of:=[.T8]/[.$T$42]*100" office:value-type="float" office:value="4.7117786266349" calcext:value-type="float">
            <text:p>4.71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股利</text:span>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number-columns-repeated="3"/>
          <table:table-cell table:style-name="ce28" table:formula="of:=[.D9]-[.C9]" office:value-type="float" office:value="0" calcext:value-type="float">
            <text:p>- </text:p>
          </table:table-cell>
          <table:table-cell table:style-name="ce28" table:formula="of:=[.F9]/[.C9]*100" office:value-type="string" office:string-value="#DIV/0!" calcext:value-type="error">
            <text:p>#DIV/0!</text:p>
          </table:table-cell>
          <table:table-cell table:style-name="ce28" table:formula="of:=[.F9]/[.$F$42]*100" office:value-type="float" office:value="0" calcext:value-type="float">
            <text:p>- </text:p>
          </table:table-cell>
          <table:table-cell table:style-name="ce28" table:formula="of:=[.E9]-[.D9]" office:value-type="float" office:value="0" calcext:value-type="float">
            <text:p>- </text:p>
          </table:table-cell>
          <table:table-cell table:style-name="ce28" table:formula="of:=[.I9]/[.D9]*100" office:value-type="string" office:string-value="#DIV/0!" calcext:value-type="error">
            <text:p>#DIV/0!</text:p>
          </table:table-cell>
          <table:table-cell table:style-name="ce28" table:formula="of:=[.I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收帐款</text:span></text:p>
          </table:table-cell>
          <table:table-cell table:style-name="ce22" office:value-type="float" office:value="71" calcext:value-type="float">
            <text:p>71</text:p>
          </table:table-cell>
          <table:table-cell table:style-name="ce54" office:value-type="float" office:value="319054.87" calcext:value-type="float">
            <text:p>319,054.87 </text:p>
          </table:table-cell>
          <table:table-cell table:style-name="ce54" office:value-type="float" office:value="279" calcext:value-type="float">
            <text:p>279.00 </text:p>
          </table:table-cell>
          <table:table-cell table:style-name="ce54" office:value-type="float" office:value="11335.42" calcext:value-type="float">
            <text:p>11,335.42 </text:p>
          </table:table-cell>
          <table:table-cell table:style-name="ce28" table:formula="of:=[.O9]-[.N9]" office:value-type="float" office:value="-318775.87" calcext:value-type="float">
            <text:p>-318,775.87 </text:p>
          </table:table-cell>
          <table:table-cell table:style-name="ce28" table:formula="of:=[.Q9]/[.N9]*100" office:value-type="float" office:value="-99.9125542261743" calcext:value-type="float">
            <text:p>-99.91 </text:p>
          </table:table-cell>
          <table:table-cell table:style-name="ce28" table:formula="of:=[.Q9]/[.$Q$42]*100" office:value-type="float" office:value="-1.46171865358634" calcext:value-type="float">
            <text:p>-1.46 </text:p>
          </table:table-cell>
          <table:table-cell table:style-name="ce28" table:formula="of:=[.P9]-[.O9]" office:value-type="float" office:value="11056.42" calcext:value-type="float">
            <text:p>11,056.42 </text:p>
          </table:table-cell>
          <table:table-cell table:style-name="ce28" table:formula="of:=[.T9]/[.O9]*100" office:value-type="float" office:value="3962.87455197133" calcext:value-type="float">
            <text:p>3,962.87 </text:p>
          </table:table-cell>
          <table:table-cell table:style-name="ce28" table:formula="of:=[.T9]/[.$T$42]*100" office:value-type="float" office:value="0.055127909827225" calcext:value-type="float">
            <text:p>0.06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利息</text:span></text:p>
          </table:table-cell>
          <table:table-cell table:style-name="ce22" office:value-type="float" office:value="5" calcext:value-type="float">
            <text:p>5</text:p>
          </table:table-cell>
          <table:table-cell table:style-name="ce28" table:number-columns-repeated="3"/>
          <table:table-cell table:style-name="ce28" table:formula="of:=[.D10]-[.C10]" office:value-type="float" office:value="0" calcext:value-type="float">
            <text:p>- </text:p>
          </table:table-cell>
          <table:table-cell table:style-name="ce28" table:formula="of:=[.F10]/[.C10]*100" office:value-type="string" office:string-value="#DIV/0!" calcext:value-type="error">
            <text:p>#DIV/0!</text:p>
          </table:table-cell>
          <table:table-cell table:style-name="ce28" table:formula="of:=[.F10]/[.$F$42]*100" office:value-type="float" office:value="0" calcext:value-type="float">
            <text:p>- </text:p>
          </table:table-cell>
          <table:table-cell table:style-name="ce28" table:formula="of:=[.E10]-[.D10]" office:value-type="float" office:value="0" calcext:value-type="float">
            <text:p>- </text:p>
          </table:table-cell>
          <table:table-cell table:style-name="ce28" table:formula="of:=[.I10]/[.D10]*100" office:value-type="string" office:string-value="#DIV/0!" calcext:value-type="error">
            <text:p>#DIV/0!</text:p>
          </table:table-cell>
          <table:table-cell table:style-name="ce28" table:formula="of:=[.I10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工资</text:span></text:p>
          </table:table-cell>
          <table:table-cell table:style-name="ce22" office:value-type="float" office:value="72" calcext:value-type="float">
            <text:p>72</text:p>
          </table:table-cell>
          <table:table-cell table:style-name="ce54" office:value-type="float" office:value="108451.43" calcext:value-type="float">
            <text:p>108,451.43 </text:p>
          </table:table-cell>
          <table:table-cell table:style-name="ce54" table:number-columns-repeated="2"/>
          <table:table-cell table:style-name="ce28" table:formula="of:=[.O10]-[.N10]" office:value-type="float" office:value="-108451.43" calcext:value-type="float">
            <text:p>-108,451.43 </text:p>
          </table:table-cell>
          <table:table-cell table:style-name="ce28" table:formula="of:=[.Q10]/[.N10]*100" office:value-type="float" office:value="-100" calcext:value-type="float">
            <text:p>-100.00 </text:p>
          </table:table-cell>
          <table:table-cell table:style-name="ce28" table:formula="of:=[.Q10]/[.$Q$42]*100" office:value-type="float" office:value="-0.497294472881882" calcext:value-type="float">
            <text:p>-0.50 </text:p>
          </table:table-cell>
          <table:table-cell table:style-name="ce28" table:formula="of:=[.P10]-[.O10]" office:value-type="float" office:value="0" calcext:value-type="float">
            <text:p>- </text:p>
          </table:table-cell>
          <table:table-cell table:style-name="ce28" table:formula="of:=[.T10]/[.O10]*100" office:value-type="string" office:string-value="#DIV/0!" calcext:value-type="error">
            <text:p>#DIV/0!</text:p>
          </table:table-cell>
          <table:table-cell table:style-name="ce28" table:formula="of:=[.T10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帐款</text:span>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026489.71" calcext:value-type="float">
            <text:p>9,026,489.71 </text:p>
          </table:table-cell>
          <table:table-cell table:style-name="ce28" office:value-type="float" office:value="4834277.44" calcext:value-type="float">
            <text:p>4,834,277.44 </text:p>
          </table:table-cell>
          <table:table-cell table:style-name="ce28" office:value-type="float" office:value="9566033.83" calcext:value-type="float">
            <text:p>9,566,033.83 </text:p>
          </table:table-cell>
          <table:table-cell table:style-name="ce28" table:formula="of:=[.D11]-[.C11]" office:value-type="float" office:value="-4192212.27" calcext:value-type="float">
            <text:p>-4,192,212.27 </text:p>
          </table:table-cell>
          <table:table-cell table:style-name="ce28" table:formula="of:=[.F11]/[.C11]*100" office:value-type="float" office:value="-46.4434393068178" calcext:value-type="float">
            <text:p>-46.44 </text:p>
          </table:table-cell>
          <table:table-cell table:style-name="ce28" table:formula="of:=[.F11]/[.$F$42]*100" office:value-type="float" office:value="-19.22301984417" calcext:value-type="float">
            <text:p>-19.22 </text:p>
          </table:table-cell>
          <table:table-cell table:style-name="ce28" table:formula="of:=[.E11]-[.D11]" office:value-type="float" office:value="4731756.39" calcext:value-type="float">
            <text:p>4,731,756.39 </text:p>
          </table:table-cell>
          <table:table-cell table:style-name="ce28" table:formula="of:=[.I11]/[.D11]*100" office:value-type="float" office:value="97.8792890711709" calcext:value-type="float">
            <text:p>97.88 </text:p>
          </table:table-cell>
          <table:table-cell table:style-name="ce28" table:formula="of:=[.I11]/[.$I$42]*100" office:value-type="float" office:value="23.5240635313883" calcext:value-type="float">
            <text:p>23.52 </text:p>
          </table:table-cell>
          <table:table-cell table:style-name="ce44" office:value-type="string" calcext:value-type="string">
            <text:p><text:s text:c="4"/><text:span text:style-name="T5">应付福利费</text:span></text:p>
          </table:table-cell>
          <table:table-cell table:style-name="ce22" office:value-type="float" office:value="73" calcext:value-type="float">
            <text:p>73</text:p>
          </table:table-cell>
          <table:table-cell table:style-name="ce54" table:number-columns-repeated="3"/>
          <table:table-cell table:style-name="ce28" table:formula="of:=[.O11]-[.N11]" office:value-type="float" office:value="0" calcext:value-type="float">
            <text:p>- </text:p>
          </table:table-cell>
          <table:table-cell table:style-name="ce28" table:formula="of:=[.Q11]/[.N11]*100" office:value-type="string" office:string-value="#DIV/0!" calcext:value-type="error">
            <text:p>#DIV/0!</text:p>
          </table:table-cell>
          <table:table-cell table:style-name="ce28" table:formula="of:=[.Q11]/[.$Q$42]*100" office:value-type="float" office:value="0" calcext:value-type="float">
            <text:p>- </text:p>
          </table:table-cell>
          <table:table-cell table:style-name="ce28" table:formula="of:=[.P11]-[.O11]" office:value-type="float" office:value="0" calcext:value-type="float">
            <text:p>- </text:p>
          </table:table-cell>
          <table:table-cell table:style-name="ce28" table:formula="of:=[.T11]/[.O11]*100" office:value-type="string" office:string-value="#DIV/0!" calcext:value-type="error">
            <text:p>#DIV/0!</text:p>
          </table:table-cell>
          <table:table-cell table:style-name="ce28" table:formula="of:=[.T1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其他应收款</text:span>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3718168.77" calcext:value-type="float">
            <text:p>3,718,168.77 </text:p>
          </table:table-cell>
          <table:table-cell table:style-name="ce28" office:value-type="float" office:value="4847880.11" calcext:value-type="float">
            <text:p>4,847,880.11 </text:p>
          </table:table-cell>
          <table:table-cell table:style-name="ce28" office:value-type="float" office:value="4727318.78" calcext:value-type="float">
            <text:p>4,727,318.78 </text:p>
          </table:table-cell>
          <table:table-cell table:style-name="ce28" table:formula="of:=[.D12]-[.C12]" office:value-type="float" office:value="1129711.34" calcext:value-type="float">
            <text:p>1,129,711.34 </text:p>
          </table:table-cell>
          <table:table-cell table:style-name="ce28" table:formula="of:=[.F12]/[.C12]*100" office:value-type="float" office:value="30.3835411968134" calcext:value-type="float">
            <text:p>30.38 </text:p>
          </table:table-cell>
          <table:table-cell table:style-name="ce28" table:formula="of:=[.F12]/[.$F$42]*100" office:value-type="float" office:value="5.18019177187415" calcext:value-type="float">
            <text:p>5.18 </text:p>
          </table:table-cell>
          <table:table-cell table:style-name="ce28" table:formula="of:=[.E12]-[.D12]" office:value-type="float" office:value="-120561.33" calcext:value-type="float">
            <text:p>-120,561.33 </text:p>
          </table:table-cell>
          <table:table-cell table:style-name="ce28" table:formula="of:=[.I12]/[.D12]*100" office:value-type="float" office:value="-2.48688761405859" calcext:value-type="float">
            <text:p>-2.49 </text:p>
          </table:table-cell>
          <table:table-cell table:style-name="ce28" table:formula="of:=[.I12]/[.$I$42]*100" office:value-type="float" office:value="-0.599374133533672" calcext:value-type="float">
            <text:p>-0.60 </text:p>
          </table:table-cell>
          <table:table-cell table:style-name="ce44" office:value-type="string" calcext:value-type="string">
            <text:p><text:s text:c="4"/><text:span text:style-name="T5">应付股利</text:span></text:p>
          </table:table-cell>
          <table:table-cell table:style-name="ce22" office:value-type="float" office:value="74" calcext:value-type="float">
            <text:p>74</text:p>
          </table:table-cell>
          <table:table-cell table:style-name="ce54" table:number-columns-repeated="3"/>
          <table:table-cell table:style-name="ce28" table:formula="of:=[.O12]-[.N12]" office:value-type="float" office:value="0" calcext:value-type="float">
            <text:p>- </text:p>
          </table:table-cell>
          <table:table-cell table:style-name="ce28" table:formula="of:=[.Q12]/[.N12]*100" office:value-type="string" office:string-value="#DIV/0!" calcext:value-type="error">
            <text:p>#DIV/0!</text:p>
          </table:table-cell>
          <table:table-cell table:style-name="ce28" table:formula="of:=[.Q12]/[.$Q$42]*100" office:value-type="float" office:value="0" calcext:value-type="float">
            <text:p>- </text:p>
          </table:table-cell>
          <table:table-cell table:style-name="ce28" table:formula="of:=[.P12]-[.O12]" office:value-type="float" office:value="0" calcext:value-type="float">
            <text:p>- </text:p>
          </table:table-cell>
          <table:table-cell table:style-name="ce28" table:formula="of:=[.T12]/[.O12]*100" office:value-type="string" office:string-value="#DIV/0!" calcext:value-type="error">
            <text:p>#DIV/0!</text:p>
          </table:table-cell>
          <table:table-cell table:style-name="ce28" table:formula="of:=[.T1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预付帐款</text:span>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float" office:value="278874.31" calcext:value-type="float">
            <text:p>278,874.31 </text:p>
          </table:table-cell>
          <table:table-cell table:style-name="ce29" office:value-type="float" office:value="4056262.6" calcext:value-type="float">
            <text:p>4,056,262.60 </text:p>
          </table:table-cell>
          <table:table-cell table:style-name="ce29" office:value-type="float" office:value="1791875.28" calcext:value-type="float">
            <text:p>1,791,875.28 </text:p>
          </table:table-cell>
          <table:table-cell table:style-name="ce28" table:formula="of:=[.D13]-[.C13]" office:value-type="float" office:value="3777388.29" calcext:value-type="float">
            <text:p>3,777,388.29 </text:p>
          </table:table-cell>
          <table:table-cell table:style-name="ce28" table:formula="of:=[.F13]/[.C13]*100" office:value-type="float" office:value="1354.51282335759" calcext:value-type="float">
            <text:p>1,354.51 </text:p>
          </table:table-cell>
          <table:table-cell table:style-name="ce28" table:formula="of:=[.F13]/[.$F$42]*100" office:value-type="float" office:value="17.3208810482789" calcext:value-type="float">
            <text:p>17.32 </text:p>
          </table:table-cell>
          <table:table-cell table:style-name="ce28" table:formula="of:=[.E13]-[.D13]" office:value-type="float" office:value="-2264387.32" calcext:value-type="float">
            <text:p>-2,264,387.32 </text:p>
          </table:table-cell>
          <table:table-cell table:style-name="ce28" table:formula="of:=[.I13]/[.D13]*100" office:value-type="float" office:value="-55.8244754666525" calcext:value-type="float">
            <text:p>-55.82 </text:p>
          </table:table-cell>
          <table:table-cell table:style-name="ce28" table:formula="of:=[.I13]/[.$I$42]*100" office:value-type="float" office:value="-11.2574669498888" calcext:value-type="float">
            <text:p>-11.26 </text:p>
          </table:table-cell>
          <table:table-cell table:style-name="ce44" office:value-type="string" calcext:value-type="string">
            <text:p><text:s text:c="4"/><text:span text:style-name="T5">应交税金</text:span></text:p>
          </table:table-cell>
          <table:table-cell table:style-name="ce22" office:value-type="float" office:value="75" calcext:value-type="float">
            <text:p>75</text:p>
          </table:table-cell>
          <table:table-cell table:style-name="ce54" office:value-type="float" office:value="2653808.96" calcext:value-type="float">
            <text:p>2,653,808.96 </text:p>
          </table:table-cell>
          <table:table-cell table:style-name="ce54" office:value-type="float" office:value="4537382.1" calcext:value-type="float">
            <text:p>4,537,382.10 </text:p>
          </table:table-cell>
          <table:table-cell table:style-name="ce54" office:value-type="float" office:value="3698641.18" calcext:value-type="float">
            <text:p>3,698,641.18 </text:p>
          </table:table-cell>
          <table:table-cell table:style-name="ce28" table:formula="of:=[.O13]-[.N13]" office:value-type="float" office:value="1883573.14" calcext:value-type="float">
            <text:p>1,883,573.14 </text:p>
          </table:table-cell>
          <table:table-cell table:style-name="ce28" table:formula="of:=[.Q13]/[.N13]*100" office:value-type="float" office:value="70.9762145049054" calcext:value-type="float">
            <text:p>70.98 </text:p>
          </table:table-cell>
          <table:table-cell table:style-name="ce28" table:formula="of:=[.Q13]/[.$Q$42]*100" office:value-type="float" office:value="8.63695860709971" calcext:value-type="float">
            <text:p>8.64 </text:p>
          </table:table-cell>
          <table:table-cell table:style-name="ce28" table:formula="of:=[.P13]-[.O13]" office:value-type="float" office:value="-838740.92" calcext:value-type="float">
            <text:p>-838,740.92 </text:p>
          </table:table-cell>
          <table:table-cell table:style-name="ce28" table:formula="of:=[.T13]/[.O13]*100" office:value-type="float" office:value="-18.4851286824621" calcext:value-type="float">
            <text:p>-18.49 </text:p>
          </table:table-cell>
          <table:table-cell table:style-name="ce28" table:formula="of:=[.T13]/[.$T$42]*100" office:value-type="float" office:value="-4.18200772095884" calcext:value-type="float">
            <text:p>-4.18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应收补贴款</text:span></text:p>
          </table:table-cell>
          <table:table-cell table:style-name="ce22" office:value-type="float" office:value="9" calcext:value-type="float">
            <text:p>9</text:p>
          </table:table-cell>
          <table:table-cell table:style-name="ce28" table:number-columns-repeated="3"/>
          <table:table-cell table:style-name="ce28" table:formula="of:=[.D14]-[.C14]" office:value-type="float" office:value="0" calcext:value-type="float">
            <text:p>- </text:p>
          </table:table-cell>
          <table:table-cell table:style-name="ce28" table:formula="of:=[.F14]/[.C14]*100" office:value-type="string" office:string-value="#DIV/0!" calcext:value-type="error">
            <text:p>#DIV/0!</text:p>
          </table:table-cell>
          <table:table-cell table:style-name="ce28" table:formula="of:=[.F14]/[.$F$42]*100" office:value-type="float" office:value="0" calcext:value-type="float">
            <text:p>- </text:p>
          </table:table-cell>
          <table:table-cell table:style-name="ce28" table:formula="of:=[.E14]-[.D14]" office:value-type="float" office:value="0" calcext:value-type="float">
            <text:p>- </text:p>
          </table:table-cell>
          <table:table-cell table:style-name="ce28" table:formula="of:=[.I14]/[.D14]*100" office:value-type="string" office:string-value="#DIV/0!" calcext:value-type="error">
            <text:p>#DIV/0!</text:p>
          </table:table-cell>
          <table:table-cell table:style-name="ce28" table:formula="of:=[.I14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其他应交款</text:span></text:p>
          </table:table-cell>
          <table:table-cell table:style-name="ce22" office:value-type="float" office:value="80" calcext:value-type="float">
            <text:p>80</text:p>
          </table:table-cell>
          <table:table-cell table:style-name="ce54" table:number-columns-repeated="3"/>
          <table:table-cell table:style-name="ce28" table:formula="of:=[.O14]-[.N14]" office:value-type="float" office:value="0" calcext:value-type="float">
            <text:p>- </text:p>
          </table:table-cell>
          <table:table-cell table:style-name="ce28" table:formula="of:=[.Q14]/[.N14]*100" office:value-type="string" office:string-value="#DIV/0!" calcext:value-type="error">
            <text:p>#DIV/0!</text:p>
          </table:table-cell>
          <table:table-cell table:style-name="ce28" table:formula="of:=[.Q14]/[.$Q$42]*100" office:value-type="float" office:value="0" calcext:value-type="float">
            <text:p>- </text:p>
          </table:table-cell>
          <table:table-cell table:style-name="ce28" table:formula="of:=[.P14]-[.O14]" office:value-type="float" office:value="0" calcext:value-type="float">
            <text:p>- </text:p>
          </table:table-cell>
          <table:table-cell table:style-name="ce28" table:formula="of:=[.T14]/[.O14]*100" office:value-type="string" office:string-value="#DIV/0!" calcext:value-type="error">
            <text:p>#DIV/0!</text:p>
          </table:table-cell>
          <table:table-cell table:style-name="ce28" table:formula="of:=[.T14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存货</text:span>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2752330.93" calcext:value-type="float">
            <text:p>2,752,330.93 </text:p>
          </table:table-cell>
          <table:table-cell table:style-name="ce28" office:value-type="float" office:value="17641759.43" calcext:value-type="float">
            <text:p>17,641,759.43 </text:p>
          </table:table-cell>
          <table:table-cell table:style-name="ce28" office:value-type="float" office:value="27151825.1" calcext:value-type="float">
            <text:p>27,151,825.10 </text:p>
          </table:table-cell>
          <table:table-cell table:style-name="ce28" table:formula="of:=[.D15]-[.C15]" office:value-type="float" office:value="14889428.5" calcext:value-type="float">
            <text:p>14,889,428.50 </text:p>
          </table:table-cell>
          <table:table-cell table:style-name="ce28" table:formula="of:=[.F15]/[.C15]*100" office:value-type="float" office:value="540.975227132298" calcext:value-type="float">
            <text:p>540.98 </text:p>
          </table:table-cell>
          <table:table-cell table:style-name="ce28" table:formula="of:=[.F15]/[.$F$42]*100" office:value-type="float" office:value="68.2741619674353" calcext:value-type="float">
            <text:p>68.27 </text:p>
          </table:table-cell>
          <table:table-cell table:style-name="ce28" table:formula="of:=[.E15]-[.D15]" office:value-type="float" office:value="9510065.67" calcext:value-type="float">
            <text:p>9,510,065.67 </text:p>
          </table:table-cell>
          <table:table-cell table:style-name="ce28" table:formula="of:=[.I15]/[.D15]*100" office:value-type="float" office:value="53.9065602143289" calcext:value-type="float">
            <text:p>53.91 </text:p>
          </table:table-cell>
          <table:table-cell table:style-name="ce28" table:formula="of:=[.I15]/[.$I$42]*100" office:value-type="float" office:value="47.2795660997152" calcext:value-type="float">
            <text:p>47.28 </text:p>
          </table:table-cell>
          <table:table-cell table:style-name="ce44" office:value-type="string" calcext:value-type="string">
            <text:p><text:s text:c="4"/><text:span text:style-name="T5">其他应付款</text:span></text:p>
          </table:table-cell>
          <table:table-cell table:style-name="ce22" office:value-type="float" office:value="81" calcext:value-type="float">
            <text:p>81</text:p>
          </table:table-cell>
          <table:table-cell table:style-name="ce54" office:value-type="float" office:value="708748.14" calcext:value-type="float">
            <text:p>708,748.14 </text:p>
          </table:table-cell>
          <table:table-cell table:style-name="ce54"/>
          <table:table-cell table:style-name="ce54" office:value-type="float" office:value="90000" calcext:value-type="float">
            <text:p>90,000.00 </text:p>
          </table:table-cell>
          <table:table-cell table:style-name="ce28" table:formula="of:=[.O15]-[.N15]" office:value-type="float" office:value="-708748.14" calcext:value-type="float">
            <text:p>-708,748.14 </text:p>
          </table:table-cell>
          <table:table-cell table:style-name="ce28" table:formula="of:=[.Q15]/[.N15]*100" office:value-type="float" office:value="-100" calcext:value-type="float">
            <text:p>-100.00 </text:p>
          </table:table-cell>
          <table:table-cell table:style-name="ce28" table:formula="of:=[.Q15]/[.$Q$42]*100" office:value-type="float" office:value="-3.24990212381077" calcext:value-type="float">
            <text:p>-3.25 </text:p>
          </table:table-cell>
          <table:table-cell table:style-name="ce28" table:formula="of:=[.P15]-[.O15]" office:value-type="float" office:value="90000" calcext:value-type="float">
            <text:p>90,000.00 </text:p>
          </table:table-cell>
          <table:table-cell table:style-name="ce28" table:formula="of:=[.T15]/[.O15]*100" office:value-type="string" office:string-value="#DIV/0!" calcext:value-type="error">
            <text:p>#DIV/0!</text:p>
          </table:table-cell>
          <table:table-cell table:style-name="ce28" table:formula="of:=[.T15]/[.$T$42]*100" office:value-type="float" office:value="0.448744881657015" calcext:value-type="float">
            <text:p>0.45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待摊费用</text:span></text:p>
          </table:table-cell>
          <table:table-cell table:style-name="ce22" office:value-type="float" office:value="11" calcext:value-type="float">
            <text:p>11</text:p>
          </table:table-cell>
          <table:table-cell table:style-name="ce28" table:number-columns-repeated="3"/>
          <table:table-cell table:style-name="ce28" table:formula="of:=[.D16]-[.C16]" office:value-type="float" office:value="0" calcext:value-type="float">
            <text:p>- </text:p>
          </table:table-cell>
          <table:table-cell table:style-name="ce28" table:formula="of:=[.F16]/[.C16]*100" office:value-type="string" office:string-value="#DIV/0!" calcext:value-type="error">
            <text:p>#DIV/0!</text:p>
          </table:table-cell>
          <table:table-cell table:style-name="ce28" table:formula="of:=[.F16]/[.$F$42]*100" office:value-type="float" office:value="0" calcext:value-type="float">
            <text:p>- </text:p>
          </table:table-cell>
          <table:table-cell table:style-name="ce28" table:formula="of:=[.E16]-[.D16]" office:value-type="float" office:value="0" calcext:value-type="float">
            <text:p>- </text:p>
          </table:table-cell>
          <table:table-cell table:style-name="ce28" table:formula="of:=[.I16]/[.D16]*100" office:value-type="string" office:string-value="#DIV/0!" calcext:value-type="error">
            <text:p>#DIV/0!</text:p>
          </table:table-cell>
          <table:table-cell table:style-name="ce28" table:formula="of:=[.I16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提费用</text:span></text:p>
          </table:table-cell>
          <table:table-cell table:style-name="ce22" office:value-type="float" office:value="82" calcext:value-type="float">
            <text:p>82</text:p>
          </table:table-cell>
          <table:table-cell table:style-name="ce54" table:number-columns-repeated="3"/>
          <table:table-cell table:style-name="ce28" table:formula="of:=[.O16]-[.N16]" office:value-type="float" office:value="0" calcext:value-type="float">
            <text:p>- </text:p>
          </table:table-cell>
          <table:table-cell table:style-name="ce28" table:formula="of:=[.Q16]/[.N16]*100" office:value-type="string" office:string-value="#DIV/0!" calcext:value-type="error">
            <text:p>#DIV/0!</text:p>
          </table:table-cell>
          <table:table-cell table:style-name="ce28" table:formula="of:=[.Q16]/[.$Q$42]*100" office:value-type="float" office:value="0" calcext:value-type="float">
            <text:p>- </text:p>
          </table:table-cell>
          <table:table-cell table:style-name="ce28" table:formula="of:=[.P16]-[.O16]" office:value-type="float" office:value="0" calcext:value-type="float">
            <text:p>- </text:p>
          </table:table-cell>
          <table:table-cell table:style-name="ce28" table:formula="of:=[.T16]/[.O16]*100" office:value-type="string" office:string-value="#DIV/0!" calcext:value-type="error">
            <text:p>#DIV/0!</text:p>
          </table:table-cell>
          <table:table-cell table:style-name="ce28" table:formula="of:=[.T16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一年内到期的长期债券投资</text:span></text:p>
          </table:table-cell>
          <table:table-cell table:style-name="ce22" office:value-type="float" office:value="21" calcext:value-type="float">
            <text:p>21</text:p>
          </table:table-cell>
          <table:table-cell table:style-name="ce28" table:number-columns-repeated="3"/>
          <table:table-cell table:style-name="ce28" table:formula="of:=[.D17]-[.C17]" office:value-type="float" office:value="0" calcext:value-type="float">
            <text:p>- </text:p>
          </table:table-cell>
          <table:table-cell table:style-name="ce28" table:formula="of:=[.F17]/[.C17]*100" office:value-type="string" office:string-value="#DIV/0!" calcext:value-type="error">
            <text:p>#DIV/0!</text:p>
          </table:table-cell>
          <table:table-cell table:style-name="ce28" table:formula="of:=[.F17]/[.$F$42]*100" office:value-type="float" office:value="0" calcext:value-type="float">
            <text:p>- </text:p>
          </table:table-cell>
          <table:table-cell table:style-name="ce28" table:formula="of:=[.E17]-[.D17]" office:value-type="float" office:value="0" calcext:value-type="float">
            <text:p>- </text:p>
          </table:table-cell>
          <table:table-cell table:style-name="ce28" table:formula="of:=[.I17]/[.D17]*100" office:value-type="string" office:string-value="#DIV/0!" calcext:value-type="error">
            <text:p>#DIV/0!</text:p>
          </table:table-cell>
          <table:table-cell table:style-name="ce28" table:formula="of:=[.I1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预计负债</text:span></text:p>
          </table:table-cell>
          <table:table-cell table:style-name="ce22" office:value-type="float" office:value="83" calcext:value-type="float">
            <text:p>83</text:p>
          </table:table-cell>
          <table:table-cell table:style-name="ce54" table:number-columns-repeated="3"/>
          <table:table-cell table:style-name="ce28" table:formula="of:=[.O17]-[.N17]" office:value-type="float" office:value="0" calcext:value-type="float">
            <text:p>- </text:p>
          </table:table-cell>
          <table:table-cell table:style-name="ce28" table:formula="of:=[.Q17]/[.N17]*100" office:value-type="string" office:string-value="#DIV/0!" calcext:value-type="error">
            <text:p>#DIV/0!</text:p>
          </table:table-cell>
          <table:table-cell table:style-name="ce28" table:formula="of:=[.Q17]/[.$Q$42]*100" office:value-type="float" office:value="0" calcext:value-type="float">
            <text:p>- </text:p>
          </table:table-cell>
          <table:table-cell table:style-name="ce28" table:formula="of:=[.P17]-[.O17]" office:value-type="float" office:value="0" calcext:value-type="float">
            <text:p>- </text:p>
          </table:table-cell>
          <table:table-cell table:style-name="ce28" table:formula="of:=[.T17]/[.O17]*100" office:value-type="string" office:string-value="#DIV/0!" calcext:value-type="error">
            <text:p>#DIV/0!</text:p>
          </table:table-cell>
          <table:table-cell table:style-name="ce28" table:formula="of:=[.T1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其他流动资产</text:span></text:p>
          </table:table-cell>
          <table:table-cell table:style-name="ce22" office:value-type="float" office:value="24" calcext:value-type="float">
            <text:p>24</text:p>
          </table:table-cell>
          <table:table-cell table:style-name="ce28" table:number-columns-repeated="3"/>
          <table:table-cell table:style-name="ce28" table:formula="of:=[.D18]-[.C18]" office:value-type="float" office:value="0" calcext:value-type="float">
            <text:p>- </text:p>
          </table:table-cell>
          <table:table-cell table:style-name="ce28" table:formula="of:=[.F18]/[.C18]*100" office:value-type="string" office:string-value="#DIV/0!" calcext:value-type="error">
            <text:p>#DIV/0!</text:p>
          </table:table-cell>
          <table:table-cell table:style-name="ce28" table:formula="of:=[.F18]/[.$F$42]*100" office:value-type="float" office:value="0" calcext:value-type="float">
            <text:p>- </text:p>
          </table:table-cell>
          <table:table-cell table:style-name="ce28" table:formula="of:=[.E18]-[.D18]" office:value-type="float" office:value="0" calcext:value-type="float">
            <text:p>- </text:p>
          </table:table-cell>
          <table:table-cell table:style-name="ce28" table:formula="of:=[.I18]/[.D18]*100" office:value-type="string" office:string-value="#DIV/0!" calcext:value-type="error">
            <text:p>#DIV/0!</text:p>
          </table:table-cell>
          <table:table-cell table:style-name="ce28" table:formula="of:=[.I1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一年内到期的长期负债</text:span></text:p>
          </table:table-cell>
          <table:table-cell table:style-name="ce22" office:value-type="float" office:value="86" calcext:value-type="float">
            <text:p>86</text:p>
          </table:table-cell>
          <table:table-cell table:style-name="ce54" table:number-columns-repeated="3"/>
          <table:table-cell table:style-name="ce28" table:formula="of:=[.O18]-[.N18]" office:value-type="float" office:value="0" calcext:value-type="float">
            <text:p>- </text:p>
          </table:table-cell>
          <table:table-cell table:style-name="ce28" table:formula="of:=[.Q18]/[.N18]*100" office:value-type="string" office:string-value="#DIV/0!" calcext:value-type="error">
            <text:p>#DIV/0!</text:p>
          </table:table-cell>
          <table:table-cell table:style-name="ce28" table:formula="of:=[.Q18]/[.$Q$42]*100" office:value-type="float" office:value="0" calcext:value-type="float">
            <text:p>- </text:p>
          </table:table-cell>
          <table:table-cell table:style-name="ce28" table:formula="of:=[.P18]-[.O18]" office:value-type="float" office:value="0" calcext:value-type="float">
            <text:p>- </text:p>
          </table:table-cell>
          <table:table-cell table:style-name="ce28" table:formula="of:=[.T18]/[.O18]*100" office:value-type="string" office:string-value="#DIV/0!" calcext:value-type="error">
            <text:p>#DIV/0!</text:p>
          </table:table-cell>
          <table:table-cell table:style-name="ce28" table:formula="of:=[.T18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/>
          <table:table-cell table:style-name="ce22"/>
          <table:table-cell table:style-name="ce30" table:number-columns-repeated="3"/>
          <table:table-cell table:style-name="ce28" table:formula="of:=[.D19]-[.C19]" office:value-type="float" office:value="0" calcext:value-type="float">
            <text:p>- </text:p>
          </table:table-cell>
          <table:table-cell table:style-name="ce28" table:formula="of:=[.F19]/[.C19]*100" office:value-type="string" office:string-value="#DIV/0!" calcext:value-type="error">
            <text:p>#DIV/0!</text:p>
          </table:table-cell>
          <table:table-cell table:style-name="ce28" table:formula="of:=[.F19]/[.$F$42]*100" office:value-type="float" office:value="0" calcext:value-type="float">
            <text:p>- </text:p>
          </table:table-cell>
          <table:table-cell table:style-name="ce28" table:formula="of:=[.E19]-[.D19]" office:value-type="float" office:value="0" calcext:value-type="float">
            <text:p>- </text:p>
          </table:table-cell>
          <table:table-cell table:style-name="ce28" table:formula="of:=[.I19]/[.D19]*100" office:value-type="string" office:string-value="#DIV/0!" calcext:value-type="error">
            <text:p>#DIV/0!</text:p>
          </table:table-cell>
          <table:table-cell table:style-name="ce28" table:formula="of:=[.I1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其他流动负债</text:span></text:p>
          </table:table-cell>
          <table:table-cell table:style-name="ce22" office:value-type="float" office:value="90" calcext:value-type="float">
            <text:p>90</text:p>
          </table:table-cell>
          <table:table-cell table:style-name="ce54" table:number-columns-repeated="3"/>
          <table:table-cell table:style-name="ce28" table:formula="of:=[.O19]-[.N19]" office:value-type="float" office:value="0" calcext:value-type="float">
            <text:p>- </text:p>
          </table:table-cell>
          <table:table-cell table:style-name="ce28" table:formula="of:=[.Q19]/[.N19]*100" office:value-type="string" office:string-value="#DIV/0!" calcext:value-type="error">
            <text:p>#DIV/0!</text:p>
          </table:table-cell>
          <table:table-cell table:style-name="ce28" table:formula="of:=[.Q19]/[.$Q$42]*100" office:value-type="float" office:value="0" calcext:value-type="float">
            <text:p>- </text:p>
          </table:table-cell>
          <table:table-cell table:style-name="ce28" table:formula="of:=[.P19]-[.O19]" office:value-type="float" office:value="0" calcext:value-type="float">
            <text:p>- </text:p>
          </table:table-cell>
          <table:table-cell table:style-name="ce28" table:formula="of:=[.T19]/[.O19]*100" office:value-type="string" office:string-value="#DIV/0!" calcext:value-type="error">
            <text:p>#DIV/0!</text:p>
          </table:table-cell>
          <table:table-cell table:style-name="ce28" table:formula="of:=[.T1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6"/><text:span text:style-name="T5">流动资产合计</text:span></text:p>
          </table:table-cell>
          <table:table-cell table:style-name="ce22" office:value-type="float" office:value="31" calcext:value-type="float">
            <text:p>31</text:p>
          </table:table-cell>
          <table:table-cell table:style-name="ce31" table:formula="of:=SUM([.C6:.C19])" office:value-type="float" office:value="15991892.63" calcext:value-type="float">
            <text:p>15,991,892.63 </text:p>
          </table:table-cell>
          <table:table-cell table:style-name="ce31" table:formula="of:=SUM([.D6:.D19])" office:value-type="float" office:value="31751599.38" calcext:value-type="float">
            <text:p>31,751,599.38 </text:p>
          </table:table-cell>
          <table:table-cell table:style-name="ce31" table:formula="of:=SUM([.E6:.E19])" office:value-type="float" office:value="43594904.13" calcext:value-type="float">
            <text:p>43,594,904.13 </text:p>
          </table:table-cell>
          <table:table-cell table:style-name="ce28" table:formula="of:=[.D20]-[.C20]" office:value-type="float" office:value="15759706.75" calcext:value-type="float">
            <text:p>15,759,706.75 </text:p>
          </table:table-cell>
          <table:table-cell table:style-name="ce28" table:formula="of:=[.F20]/[.C20]*100" office:value-type="float" office:value="98.5481025581398" calcext:value-type="float">
            <text:p>98.55 </text:p>
          </table:table-cell>
          <table:table-cell table:style-name="ce28" table:formula="of:=[.F20]/[.$F$42]*100" office:value-type="float" office:value="72.2647461726811" calcext:value-type="float">
            <text:p>72.26 </text:p>
          </table:table-cell>
          <table:table-cell table:style-name="ce28" table:formula="of:=[.E20]-[.D20]" office:value-type="float" office:value="11843304.75" calcext:value-type="float">
            <text:p>11,843,304.75 </text:p>
          </table:table-cell>
          <table:table-cell table:style-name="ce28" table:formula="of:=[.I20]/[.D20]*100" office:value-type="float" office:value="37.2998682940677" calcext:value-type="float">
            <text:p>37.30 </text:p>
          </table:table-cell>
          <table:table-cell table:style-name="ce28" table:formula="of:=[.I20]/[.$I$42]*100" office:value-type="float" office:value="58.87933156267" calcext:value-type="float">
            <text:p>58.88 </text:p>
          </table:table-cell>
          <table:table-cell table:style-name="ce45" office:value-type="string" calcext:value-type="string">
            <text:p><text:s/><text:span text:style-name="T5">流动负债合计</text:span></text:p>
          </table:table-cell>
          <table:table-cell table:style-name="ce22" office:value-type="float" office:value="100" calcext:value-type="float">
            <text:p>100</text:p>
          </table:table-cell>
          <table:table-cell table:style-name="ce55" table:formula="of:=SUM([.N6:.N19])" office:value-type="float" office:value="10696565.35" calcext:value-type="float">
            <text:p>10,696,565.35 </text:p>
          </table:table-cell>
          <table:table-cell table:style-name="ce55" table:formula="of:=SUM([.O6:.O19])" office:value-type="float" office:value="5775686.01" calcext:value-type="float">
            <text:p>5,775,686.01 </text:p>
          </table:table-cell>
          <table:table-cell table:style-name="ce55" table:formula="of:=SUM([.P6:.P19])" office:value-type="float" office:value="5445518.93" calcext:value-type="float">
            <text:p>5,445,518.93 </text:p>
          </table:table-cell>
          <table:table-cell table:style-name="ce28" table:formula="of:=[.O20]-[.N20]" office:value-type="float" office:value="-4920879.34" calcext:value-type="float">
            <text:p>-4,920,879.34 </text:p>
          </table:table-cell>
          <table:table-cell table:style-name="ce28" table:formula="of:=[.Q20]/[.N20]*100" office:value-type="float" office:value="-46.0042937053622" calcext:value-type="float">
            <text:p>-46.00 </text:p>
          </table:table-cell>
          <table:table-cell table:style-name="ce28" table:formula="of:=[.Q20]/[.$Q$42]*100" office:value-type="float" office:value="-22.5642584657542" calcext:value-type="float">
            <text:p>-22.56 </text:p>
          </table:table-cell>
          <table:table-cell table:style-name="ce28" table:formula="of:=[.P20]-[.O20]" office:value-type="float" office:value="-330167.08" calcext:value-type="float">
            <text:p>-330,167.08 </text:p>
          </table:table-cell>
          <table:table-cell table:style-name="ce28" table:formula="of:=[.T20]/[.O20]*100" office:value-type="float" office:value="-5.71649981367322" calcext:value-type="float">
            <text:p>-5.72 </text:p>
          </table:table-cell>
          <table:table-cell table:style-name="ce28" table:formula="of:=[.T20]/[.$T$42]*100" office:value-type="float" office:value="-1.64623096935158" calcext:value-type="float">
            <text:p>-1.65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长期投资：</text:p>
          </table:table-cell>
          <table:table-cell table:style-name="ce14"/>
          <table:table-cell table:style-name="ce32" table:number-columns-repeated="3"/>
          <table:table-cell table:style-name="ce28" table:formula="of:=[.D21]-[.C21]" office:value-type="float" office:value="0" calcext:value-type="float">
            <text:p>- </text:p>
          </table:table-cell>
          <table:table-cell table:style-name="ce28" table:formula="of:=[.F21]/[.C21]*100" office:value-type="string" office:string-value="#DIV/0!" calcext:value-type="error">
            <text:p>#DIV/0!</text:p>
          </table:table-cell>
          <table:table-cell table:style-name="ce28" table:formula="of:=[.F21]/[.$F$42]*100" office:value-type="float" office:value="0" calcext:value-type="float">
            <text:p>- </text:p>
          </table:table-cell>
          <table:table-cell table:style-name="ce28" table:formula="of:=[.E21]-[.D21]" office:value-type="float" office:value="0" calcext:value-type="float">
            <text:p>- </text:p>
          </table:table-cell>
          <table:table-cell table:style-name="ce28" table:formula="of:=[.I21]/[.D21]*100" office:value-type="string" office:string-value="#DIV/0!" calcext:value-type="error">
            <text:p>#DIV/0!</text:p>
          </table:table-cell>
          <table:table-cell table:style-name="ce28" table:formula="of:=[.I21]/[.$I$42]*100" office:value-type="float" office:value="0" calcext:value-type="float">
            <text:p>- </text:p>
          </table:table-cell>
          <table:table-cell table:style-name="ce46" office:value-type="string" calcext:value-type="string">
            <text:p>长期负债：</text:p>
          </table:table-cell>
          <table:table-cell table:style-name="ce14"/>
          <table:table-cell table:style-name="ce56" table:number-columns-repeated="3"/>
          <table:table-cell table:style-name="ce28" table:formula="of:=[.O21]-[.N21]" office:value-type="float" office:value="0" calcext:value-type="float">
            <text:p>- </text:p>
          </table:table-cell>
          <table:table-cell table:style-name="ce28" table:formula="of:=[.Q21]/[.N21]*100" office:value-type="string" office:string-value="#DIV/0!" calcext:value-type="error">
            <text:p>#DIV/0!</text:p>
          </table:table-cell>
          <table:table-cell table:style-name="ce28" table:formula="of:=[.Q21]/[.$Q$42]*100" office:value-type="float" office:value="0" calcext:value-type="float">
            <text:p>- </text:p>
          </table:table-cell>
          <table:table-cell table:style-name="ce28" table:formula="of:=[.P21]-[.O21]" office:value-type="float" office:value="0" calcext:value-type="float">
            <text:p>- </text:p>
          </table:table-cell>
          <table:table-cell table:style-name="ce28" table:formula="of:=[.T21]/[.O21]*100" office:value-type="string" office:string-value="#DIV/0!" calcext:value-type="error">
            <text:p>#DIV/0!</text:p>
          </table:table-cell>
          <table:table-cell table:style-name="ce28" table:formula="of:=[.T2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长期股权投资</text:span></text:p>
          </table:table-cell>
          <table:table-cell table:style-name="ce23" office:value-type="float" office:value="32" calcext:value-type="float">
            <text:p>32</text:p>
          </table:table-cell>
          <table:table-cell table:style-name="ce32" table:number-columns-repeated="3"/>
          <table:table-cell table:style-name="ce28" table:formula="of:=[.D22]-[.C22]" office:value-type="float" office:value="0" calcext:value-type="float">
            <text:p>- </text:p>
          </table:table-cell>
          <table:table-cell table:style-name="ce28" table:formula="of:=[.F22]/[.C22]*100" office:value-type="string" office:string-value="#DIV/0!" calcext:value-type="error">
            <text:p>#DIV/0!</text:p>
          </table:table-cell>
          <table:table-cell table:style-name="ce28" table:formula="of:=[.F22]/[.$F$42]*100" office:value-type="float" office:value="0" calcext:value-type="float">
            <text:p>- </text:p>
          </table:table-cell>
          <table:table-cell table:style-name="ce28" table:formula="of:=[.E22]-[.D22]" office:value-type="float" office:value="0" calcext:value-type="float">
            <text:p>- </text:p>
          </table:table-cell>
          <table:table-cell table:style-name="ce28" table:formula="of:=[.I22]/[.D22]*100" office:value-type="string" office:string-value="#DIV/0!" calcext:value-type="error">
            <text:p>#DIV/0!</text:p>
          </table:table-cell>
          <table:table-cell table:style-name="ce28" table:formula="of:=[.I22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长期借款</text:span></text:p>
          </table:table-cell>
          <table:table-cell table:style-name="ce23" office:value-type="float" office:value="101" calcext:value-type="float">
            <text:p>101</text:p>
          </table:table-cell>
          <table:table-cell table:style-name="ce56" table:number-columns-repeated="3"/>
          <table:table-cell table:style-name="ce28" table:formula="of:=[.O22]-[.N22]" office:value-type="float" office:value="0" calcext:value-type="float">
            <text:p>- </text:p>
          </table:table-cell>
          <table:table-cell table:style-name="ce28" table:formula="of:=[.Q22]/[.N22]*100" office:value-type="string" office:string-value="#DIV/0!" calcext:value-type="error">
            <text:p>#DIV/0!</text:p>
          </table:table-cell>
          <table:table-cell table:style-name="ce28" table:formula="of:=[.Q22]/[.$Q$42]*100" office:value-type="float" office:value="0" calcext:value-type="float">
            <text:p>- </text:p>
          </table:table-cell>
          <table:table-cell table:style-name="ce28" table:formula="of:=[.P22]-[.O22]" office:value-type="float" office:value="0" calcext:value-type="float">
            <text:p>- </text:p>
          </table:table-cell>
          <table:table-cell table:style-name="ce28" table:formula="of:=[.T22]/[.O22]*100" office:value-type="string" office:string-value="#DIV/0!" calcext:value-type="error">
            <text:p>#DIV/0!</text:p>
          </table:table-cell>
          <table:table-cell table:style-name="ce28" table:formula="of:=[.T2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长期债权投资</text:span></text:p>
          </table:table-cell>
          <table:table-cell table:style-name="ce23" office:value-type="float" office:value="34" calcext:value-type="float">
            <text:p>34</text:p>
          </table:table-cell>
          <table:table-cell table:style-name="ce32" table:number-columns-repeated="3"/>
          <table:table-cell table:style-name="ce28" table:formula="of:=[.D23]-[.C23]" office:value-type="float" office:value="0" calcext:value-type="float">
            <text:p>- </text:p>
          </table:table-cell>
          <table:table-cell table:style-name="ce28" table:formula="of:=[.F23]/[.C23]*100" office:value-type="string" office:string-value="#DIV/0!" calcext:value-type="error">
            <text:p>#DIV/0!</text:p>
          </table:table-cell>
          <table:table-cell table:style-name="ce28" table:formula="of:=[.F23]/[.$F$42]*100" office:value-type="float" office:value="0" calcext:value-type="float">
            <text:p>- </text:p>
          </table:table-cell>
          <table:table-cell table:style-name="ce28" table:formula="of:=[.E23]-[.D23]" office:value-type="float" office:value="0" calcext:value-type="float">
            <text:p>- </text:p>
          </table:table-cell>
          <table:table-cell table:style-name="ce28" table:formula="of:=[.I23]/[.D23]*100" office:value-type="string" office:string-value="#DIV/0!" calcext:value-type="error">
            <text:p>#DIV/0!</text:p>
          </table:table-cell>
          <table:table-cell table:style-name="ce28" table:formula="of:=[.I23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应付债券</text:span></text:p>
          </table:table-cell>
          <table:table-cell table:style-name="ce23" office:value-type="float" office:value="102" calcext:value-type="float">
            <text:p>102</text:p>
          </table:table-cell>
          <table:table-cell table:style-name="ce56" table:number-columns-repeated="3"/>
          <table:table-cell table:style-name="ce28" table:formula="of:=[.O23]-[.N23]" office:value-type="float" office:value="0" calcext:value-type="float">
            <text:p>- </text:p>
          </table:table-cell>
          <table:table-cell table:style-name="ce28" table:formula="of:=[.Q23]/[.N23]*100" office:value-type="string" office:string-value="#DIV/0!" calcext:value-type="error">
            <text:p>#DIV/0!</text:p>
          </table:table-cell>
          <table:table-cell table:style-name="ce28" table:formula="of:=[.Q23]/[.$Q$42]*100" office:value-type="float" office:value="0" calcext:value-type="float">
            <text:p>- </text:p>
          </table:table-cell>
          <table:table-cell table:style-name="ce28" table:formula="of:=[.P23]-[.O23]" office:value-type="float" office:value="0" calcext:value-type="float">
            <text:p>- </text:p>
          </table:table-cell>
          <table:table-cell table:style-name="ce28" table:formula="of:=[.T23]/[.O23]*100" office:value-type="string" office:string-value="#DIV/0!" calcext:value-type="error">
            <text:p>#DIV/0!</text:p>
          </table:table-cell>
          <table:table-cell table:style-name="ce28" table:formula="of:=[.T23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1" office:value-type="string" calcext:value-type="string">
            <text:p><text:s text:c="4"/><text:span text:style-name="T5">长期投资合计</text:span></text:p>
          </table:table-cell>
          <table:table-cell table:style-name="ce22" office:value-type="float" office:value="38" calcext:value-type="float">
            <text:p>38</text:p>
          </table:table-cell>
          <table:table-cell table:style-name="ce31" table:formula="of:=SUM([.C22:.C23])" office:value-type="float" office:value="0" calcext:value-type="float">
            <text:p>- </text:p>
          </table:table-cell>
          <table:table-cell table:style-name="ce31" table:formula="of:=SUM([.D22:.D23])" office:value-type="float" office:value="0" calcext:value-type="float">
            <text:p>- </text:p>
          </table:table-cell>
          <table:table-cell table:style-name="ce31" table:formula="of:=SUM([.E22:.E23])" office:value-type="float" office:value="0" calcext:value-type="float">
            <text:p>- </text:p>
          </table:table-cell>
          <table:table-cell table:style-name="ce28" table:formula="of:=[.D24]-[.C24]" office:value-type="float" office:value="0" calcext:value-type="float">
            <text:p>- </text:p>
          </table:table-cell>
          <table:table-cell table:style-name="ce28" table:formula="of:=[.F24]/[.C24]*100" office:value-type="string" office:string-value="#DIV/0!" calcext:value-type="error">
            <text:p>#DIV/0!</text:p>
          </table:table-cell>
          <table:table-cell table:style-name="ce28" table:formula="of:=[.F24]/[.$F$42]*100" office:value-type="float" office:value="0" calcext:value-type="float">
            <text:p>- </text:p>
          </table:table-cell>
          <table:table-cell table:style-name="ce28" table:formula="of:=[.E24]-[.D24]" office:value-type="float" office:value="0" calcext:value-type="float">
            <text:p>- </text:p>
          </table:table-cell>
          <table:table-cell table:style-name="ce28" table:formula="of:=[.I24]/[.D24]*100" office:value-type="string" office:string-value="#DIV/0!" calcext:value-type="error">
            <text:p>#DIV/0!</text:p>
          </table:table-cell>
          <table:table-cell table:style-name="ce28" table:formula="of:=[.I24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长期应付款</text:span></text:p>
          </table:table-cell>
          <table:table-cell table:style-name="ce22" office:value-type="float" office:value="103" calcext:value-type="float">
            <text:p>103</text:p>
          </table:table-cell>
          <table:table-cell table:style-name="ce54" table:number-columns-repeated="3"/>
          <table:table-cell table:style-name="ce28" table:formula="of:=[.O24]-[.N24]" office:value-type="float" office:value="0" calcext:value-type="float">
            <text:p>- </text:p>
          </table:table-cell>
          <table:table-cell table:style-name="ce28" table:formula="of:=[.Q24]/[.N24]*100" office:value-type="string" office:string-value="#DIV/0!" calcext:value-type="error">
            <text:p>#DIV/0!</text:p>
          </table:table-cell>
          <table:table-cell table:style-name="ce28" table:formula="of:=[.Q24]/[.$Q$42]*100" office:value-type="float" office:value="0" calcext:value-type="float">
            <text:p>- </text:p>
          </table:table-cell>
          <table:table-cell table:style-name="ce28" table:formula="of:=[.P24]-[.O24]" office:value-type="float" office:value="0" calcext:value-type="float">
            <text:p>- </text:p>
          </table:table-cell>
          <table:table-cell table:style-name="ce28" table:formula="of:=[.T24]/[.O24]*100" office:value-type="string" office:string-value="#DIV/0!" calcext:value-type="error">
            <text:p>#DIV/0!</text:p>
          </table:table-cell>
          <table:table-cell table:style-name="ce28" table:formula="of:=[.T24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固定资产：</text:p>
          </table:table-cell>
          <table:table-cell table:style-name="ce22"/>
          <table:table-cell table:style-name="ce30" table:number-columns-repeated="3"/>
          <table:table-cell table:style-name="ce28" table:formula="of:=[.D25]-[.C25]" office:value-type="float" office:value="0" calcext:value-type="float">
            <text:p>- </text:p>
          </table:table-cell>
          <table:table-cell table:style-name="ce28" table:formula="of:=[.F25]/[.C25]*100" office:value-type="string" office:string-value="#DIV/0!" calcext:value-type="error">
            <text:p>#DIV/0!</text:p>
          </table:table-cell>
          <table:table-cell table:style-name="ce28" table:formula="of:=[.F25]/[.$F$42]*100" office:value-type="float" office:value="0" calcext:value-type="float">
            <text:p>- </text:p>
          </table:table-cell>
          <table:table-cell table:style-name="ce28" table:formula="of:=[.E25]-[.D25]" office:value-type="float" office:value="0" calcext:value-type="float">
            <text:p>- </text:p>
          </table:table-cell>
          <table:table-cell table:style-name="ce28" table:formula="of:=[.I25]/[.D25]*100" office:value-type="string" office:string-value="#DIV/0!" calcext:value-type="error">
            <text:p>#DIV/0!</text:p>
          </table:table-cell>
          <table:table-cell table:style-name="ce28" table:formula="of:=[.I25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专项应付款</text:span></text:p>
          </table:table-cell>
          <table:table-cell table:style-name="ce22" office:value-type="float" office:value="106" calcext:value-type="float">
            <text:p>106</text:p>
          </table:table-cell>
          <table:table-cell table:style-name="ce54" table:number-columns-repeated="3"/>
          <table:table-cell table:style-name="ce28" table:formula="of:=[.O25]-[.N25]" office:value-type="float" office:value="0" calcext:value-type="float">
            <text:p>- </text:p>
          </table:table-cell>
          <table:table-cell table:style-name="ce28" table:formula="of:=[.Q25]/[.N25]*100" office:value-type="string" office:string-value="#DIV/0!" calcext:value-type="error">
            <text:p>#DIV/0!</text:p>
          </table:table-cell>
          <table:table-cell table:style-name="ce28" table:formula="of:=[.Q25]/[.$Q$42]*100" office:value-type="float" office:value="0" calcext:value-type="float">
            <text:p>- </text:p>
          </table:table-cell>
          <table:table-cell table:style-name="ce28" table:formula="of:=[.P25]-[.O25]" office:value-type="float" office:value="0" calcext:value-type="float">
            <text:p>- </text:p>
          </table:table-cell>
          <table:table-cell table:style-name="ce28" table:formula="of:=[.T25]/[.O25]*100" office:value-type="string" office:string-value="#DIV/0!" calcext:value-type="error">
            <text:p>#DIV/0!</text:p>
          </table:table-cell>
          <table:table-cell table:style-name="ce28" table:formula="of:=[.T25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原价</text:span>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908438.53" calcext:value-type="float">
            <text:p>1,908,438.53 </text:p>
          </table:table-cell>
          <table:table-cell table:style-name="ce28" office:value-type="float" office:value="5999963.04" calcext:value-type="float">
            <text:p>5,999,963.04 </text:p>
          </table:table-cell>
          <table:table-cell table:style-name="ce28" office:value-type="float" office:value="7282601.26" calcext:value-type="float">
            <text:p>7,282,601.26 </text:p>
          </table:table-cell>
          <table:table-cell table:style-name="ce28" table:formula="of:=[.D26]-[.C26]" office:value-type="float" office:value="4091524.51" calcext:value-type="float">
            <text:p>4,091,524.51 </text:p>
          </table:table-cell>
          <table:table-cell table:style-name="ce28" table:formula="of:=[.F26]/[.C26]*100" office:value-type="float" office:value="214.391212799503" calcext:value-type="float">
            <text:p>214.39 </text:p>
          </table:table-cell>
          <table:table-cell table:style-name="ce28" table:formula="of:=[.F26]/[.$F$42]*100" office:value-type="float" office:value="18.7613249957493" calcext:value-type="float">
            <text:p>18.76 </text:p>
          </table:table-cell>
          <table:table-cell table:style-name="ce28" table:formula="of:=[.E26]-[.D26]" office:value-type="float" office:value="1282638.22" calcext:value-type="float">
            <text:p>1,282,638.22 </text:p>
          </table:table-cell>
          <table:table-cell table:style-name="ce28" table:formula="of:=[.I26]/[.D26]*100" office:value-type="float" office:value="21.3774353516684" calcext:value-type="float">
            <text:p>21.38 </text:p>
          </table:table-cell>
          <table:table-cell table:style-name="ce28" table:formula="of:=[.I26]/[.$I$42]*100" office:value-type="float" office:value="6.3766729493584" calcext:value-type="float">
            <text:p>6.38 </text:p>
          </table:table-cell>
          <table:table-cell table:style-name="ce44" office:value-type="string" calcext:value-type="string">
            <text:p><text:s text:c="4"/><text:span text:style-name="T5">其他长期负债</text:span></text:p>
          </table:table-cell>
          <table:table-cell table:style-name="ce22" office:value-type="float" office:value="108" calcext:value-type="float">
            <text:p>108</text:p>
          </table:table-cell>
          <table:table-cell table:style-name="ce54" table:number-columns-repeated="3"/>
          <table:table-cell table:style-name="ce28" table:formula="of:=[.O26]-[.N26]" office:value-type="float" office:value="0" calcext:value-type="float">
            <text:p>- </text:p>
          </table:table-cell>
          <table:table-cell table:style-name="ce28" table:formula="of:=[.Q26]/[.N26]*100" office:value-type="string" office:string-value="#DIV/0!" calcext:value-type="error">
            <text:p>#DIV/0!</text:p>
          </table:table-cell>
          <table:table-cell table:style-name="ce28" table:formula="of:=[.Q26]/[.$Q$42]*100" office:value-type="float" office:value="0" calcext:value-type="float">
            <text:p>- </text:p>
          </table:table-cell>
          <table:table-cell table:style-name="ce28" table:formula="of:=[.P26]-[.O26]" office:value-type="float" office:value="0" calcext:value-type="float">
            <text:p>- </text:p>
          </table:table-cell>
          <table:table-cell table:style-name="ce28" table:formula="of:=[.T26]/[.O26]*100" office:value-type="string" office:string-value="#DIV/0!" calcext:value-type="error">
            <text:p>#DIV/0!</text:p>
          </table:table-cell>
          <table:table-cell table:style-name="ce28" table:formula="of:=[.T26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8"/><text:span text:style-name="T5">减：累计折旧</text:span></text:p>
          </table:table-cell>
          <table:table-cell table:style-name="ce22" office:value-type="float" office:value="40" calcext:value-type="float">
            <text:p>40</text:p>
          </table:table-cell>
          <table:table-cell table:style-name="ce28" table:number-columns-repeated="3"/>
          <table:table-cell table:style-name="ce28" table:formula="of:=[.D27]-[.C27]" office:value-type="float" office:value="0" calcext:value-type="float">
            <text:p>- </text:p>
          </table:table-cell>
          <table:table-cell table:style-name="ce28" table:formula="of:=[.F27]/[.C27]*100" office:value-type="string" office:string-value="#DIV/0!" calcext:value-type="error">
            <text:p>#DIV/0!</text:p>
          </table:table-cell>
          <table:table-cell table:style-name="ce28" table:formula="of:=[.F27]/[.$F$42]*100" office:value-type="float" office:value="0" calcext:value-type="float">
            <text:p>- </text:p>
          </table:table-cell>
          <table:table-cell table:style-name="ce28" table:formula="of:=[.E27]-[.D27]" office:value-type="float" office:value="0" calcext:value-type="float">
            <text:p>- </text:p>
          </table:table-cell>
          <table:table-cell table:style-name="ce28" table:formula="of:=[.I27]/[.D27]*100" office:value-type="string" office:string-value="#DIV/0!" calcext:value-type="error">
            <text:p>#DIV/0!</text:p>
          </table:table-cell>
          <table:table-cell table:style-name="ce28" table:formula="of:=[.I27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8"/><text:span text:style-name="T5">长期负债合计</text:span></text:p>
          </table:table-cell>
          <table:table-cell table:style-name="ce22" office:value-type="float" office:value="110" calcext:value-type="float">
            <text:p>110</text:p>
          </table:table-cell>
          <table:table-cell table:style-name="ce55" table:formula="of:=SUM([.N22:.N26])" office:value-type="float" office:value="0" calcext:value-type="float">
            <text:p>- </text:p>
          </table:table-cell>
          <table:table-cell table:style-name="ce55" table:formula="of:=SUM([.O22:.O26])" office:value-type="float" office:value="0" calcext:value-type="float">
            <text:p>- </text:p>
          </table:table-cell>
          <table:table-cell table:style-name="ce55" table:formula="of:=SUM([.P22:.P26])" office:value-type="float" office:value="0" calcext:value-type="float">
            <text:p>- </text:p>
          </table:table-cell>
          <table:table-cell table:style-name="ce28" table:formula="of:=[.O27]-[.N27]" office:value-type="float" office:value="0" calcext:value-type="float">
            <text:p>- </text:p>
          </table:table-cell>
          <table:table-cell table:style-name="ce28" table:formula="of:=[.Q27]/[.N27]*100" office:value-type="string" office:string-value="#DIV/0!" calcext:value-type="error">
            <text:p>#DIV/0!</text:p>
          </table:table-cell>
          <table:table-cell table:style-name="ce28" table:formula="of:=[.Q27]/[.$Q$42]*100" office:value-type="float" office:value="0" calcext:value-type="float">
            <text:p>- </text:p>
          </table:table-cell>
          <table:table-cell table:style-name="ce28" table:formula="of:=[.P27]-[.O27]" office:value-type="float" office:value="0" calcext:value-type="float">
            <text:p>- </text:p>
          </table:table-cell>
          <table:table-cell table:style-name="ce28" table:formula="of:=[.T27]/[.O27]*100" office:value-type="string" office:string-value="#DIV/0!" calcext:value-type="error">
            <text:p>#DIV/0!</text:p>
          </table:table-cell>
          <table:table-cell table:style-name="ce28" table:formula="of:=[.T27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净值</text:span></text:p>
          </table:table-cell>
          <table:table-cell table:style-name="ce22" office:value-type="float" office:value="41" calcext:value-type="float">
            <text:p>41</text:p>
          </table:table-cell>
          <table:table-cell table:style-name="ce31" table:formula="of:=[.C26]-[.C27]" office:value-type="float" office:value="1908438.53" calcext:value-type="float">
            <text:p>1,908,438.53 </text:p>
          </table:table-cell>
          <table:table-cell table:style-name="ce31" table:formula="of:=[.D26]-[.D27]" office:value-type="float" office:value="5999963.04" calcext:value-type="float">
            <text:p>5,999,963.04 </text:p>
          </table:table-cell>
          <table:table-cell table:style-name="ce31" table:formula="of:=[.E26]-[.E27]" office:value-type="float" office:value="7282601.26" calcext:value-type="float">
            <text:p>7,282,601.26 </text:p>
          </table:table-cell>
          <table:table-cell table:style-name="ce28" table:formula="of:=[.D28]-[.C28]" office:value-type="float" office:value="4091524.51" calcext:value-type="float">
            <text:p>4,091,524.51 </text:p>
          </table:table-cell>
          <table:table-cell table:style-name="ce28" table:formula="of:=[.F28]/[.C28]*100" office:value-type="float" office:value="214.391212799503" calcext:value-type="float">
            <text:p>214.39 </text:p>
          </table:table-cell>
          <table:table-cell table:style-name="ce28" table:formula="of:=[.F28]/[.$F$42]*100" office:value-type="float" office:value="18.7613249957493" calcext:value-type="float">
            <text:p>18.76 </text:p>
          </table:table-cell>
          <table:table-cell table:style-name="ce28" table:formula="of:=[.E28]-[.D28]" office:value-type="float" office:value="1282638.22" calcext:value-type="float">
            <text:p>1,282,638.22 </text:p>
          </table:table-cell>
          <table:table-cell table:style-name="ce28" table:formula="of:=[.I28]/[.D28]*100" office:value-type="float" office:value="21.3774353516684" calcext:value-type="float">
            <text:p>21.38 </text:p>
          </table:table-cell>
          <table:table-cell table:style-name="ce28" table:formula="of:=[.I28]/[.$I$42]*100" office:value-type="float" office:value="6.3766729493584" calcext:value-type="float">
            <text:p>6.38 </text:p>
          </table:table-cell>
          <table:table-cell table:style-name="ce46" office:value-type="string" calcext:value-type="string">
            <text:p>递延税项：</text:p>
          </table:table-cell>
          <table:table-cell table:style-name="ce22"/>
          <table:table-cell table:style-name="ce57" table:number-columns-repeated="3"/>
          <table:table-cell table:style-name="ce28" table:formula="of:=[.O28]-[.N28]" office:value-type="float" office:value="0" calcext:value-type="float">
            <text:p>- </text:p>
          </table:table-cell>
          <table:table-cell table:style-name="ce28" table:formula="of:=[.Q28]/[.N28]*100" office:value-type="string" office:string-value="#DIV/0!" calcext:value-type="error">
            <text:p>#DIV/0!</text:p>
          </table:table-cell>
          <table:table-cell table:style-name="ce28" table:formula="of:=[.Q28]/[.$Q$42]*100" office:value-type="float" office:value="0" calcext:value-type="float">
            <text:p>- </text:p>
          </table:table-cell>
          <table:table-cell table:style-name="ce28" table:formula="of:=[.P28]-[.O28]" office:value-type="float" office:value="0" calcext:value-type="float">
            <text:p>- </text:p>
          </table:table-cell>
          <table:table-cell table:style-name="ce28" table:formula="of:=[.T28]/[.O28]*100" office:value-type="string" office:string-value="#DIV/0!" calcext:value-type="error">
            <text:p>#DIV/0!</text:p>
          </table:table-cell>
          <table:table-cell table:style-name="ce28" table:formula="of:=[.T28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8"/><text:span text:style-name="T5">减：固定资产减值准备</text:span></text:p>
          </table:table-cell>
          <table:table-cell table:style-name="ce22" office:value-type="float" office:value="42" calcext:value-type="float">
            <text:p>42</text:p>
          </table:table-cell>
          <table:table-cell table:style-name="ce28" table:number-columns-repeated="3"/>
          <table:table-cell table:style-name="ce28" table:formula="of:=[.D29]-[.C29]" office:value-type="float" office:value="0" calcext:value-type="float">
            <text:p>- </text:p>
          </table:table-cell>
          <table:table-cell table:style-name="ce28" table:formula="of:=[.F29]/[.C29]*100" office:value-type="string" office:string-value="#DIV/0!" calcext:value-type="error">
            <text:p>#DIV/0!</text:p>
          </table:table-cell>
          <table:table-cell table:style-name="ce28" table:formula="of:=[.F29]/[.$F$42]*100" office:value-type="float" office:value="0" calcext:value-type="float">
            <text:p>- </text:p>
          </table:table-cell>
          <table:table-cell table:style-name="ce28" table:formula="of:=[.E29]-[.D29]" office:value-type="float" office:value="0" calcext:value-type="float">
            <text:p>- </text:p>
          </table:table-cell>
          <table:table-cell table:style-name="ce28" table:formula="of:=[.I29]/[.D29]*100" office:value-type="string" office:string-value="#DIV/0!" calcext:value-type="error">
            <text:p>#DIV/0!</text:p>
          </table:table-cell>
          <table:table-cell table:style-name="ce28" table:formula="of:=[.I29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递延税项贷项</text:span></text:p>
          </table:table-cell>
          <table:table-cell table:style-name="ce22" office:value-type="float" office:value="111" calcext:value-type="float">
            <text:p>111</text:p>
          </table:table-cell>
          <table:table-cell table:style-name="ce54" table:number-columns-repeated="3"/>
          <table:table-cell table:style-name="ce28" table:formula="of:=[.O29]-[.N29]" office:value-type="float" office:value="0" calcext:value-type="float">
            <text:p>- </text:p>
          </table:table-cell>
          <table:table-cell table:style-name="ce28" table:formula="of:=[.Q29]/[.N29]*100" office:value-type="string" office:string-value="#DIV/0!" calcext:value-type="error">
            <text:p>#DIV/0!</text:p>
          </table:table-cell>
          <table:table-cell table:style-name="ce28" table:formula="of:=[.Q29]/[.$Q$42]*100" office:value-type="float" office:value="0" calcext:value-type="float">
            <text:p>- </text:p>
          </table:table-cell>
          <table:table-cell table:style-name="ce28" table:formula="of:=[.P29]-[.O29]" office:value-type="float" office:value="0" calcext:value-type="float">
            <text:p>- </text:p>
          </table:table-cell>
          <table:table-cell table:style-name="ce28" table:formula="of:=[.T29]/[.O29]*100" office:value-type="string" office:string-value="#DIV/0!" calcext:value-type="error">
            <text:p>#DIV/0!</text:p>
          </table:table-cell>
          <table:table-cell table:style-name="ce28" table:formula="of:=[.T2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净额</text:span></text:p>
          </table:table-cell>
          <table:table-cell table:style-name="ce22" office:value-type="float" office:value="43" calcext:value-type="float">
            <text:p>43</text:p>
          </table:table-cell>
          <table:table-cell table:style-name="ce31" table:formula="of:=[.C28]-[.C29]" office:value-type="float" office:value="1908438.53" calcext:value-type="float">
            <text:p>1,908,438.53 </text:p>
          </table:table-cell>
          <table:table-cell table:style-name="ce31" table:formula="of:=[.D28]-[.D29]" office:value-type="float" office:value="5999963.04" calcext:value-type="float">
            <text:p>5,999,963.04 </text:p>
          </table:table-cell>
          <table:table-cell table:style-name="ce31" table:formula="of:=[.E28]-[.E29]" office:value-type="float" office:value="7282601.26" calcext:value-type="float">
            <text:p>7,282,601.26 </text:p>
          </table:table-cell>
          <table:table-cell table:style-name="ce28" table:formula="of:=[.D30]-[.C30]" office:value-type="float" office:value="4091524.51" calcext:value-type="float">
            <text:p>4,091,524.51 </text:p>
          </table:table-cell>
          <table:table-cell table:style-name="ce28" table:formula="of:=[.F30]/[.C30]*100" office:value-type="float" office:value="214.391212799503" calcext:value-type="float">
            <text:p>214.39 </text:p>
          </table:table-cell>
          <table:table-cell table:style-name="ce28" table:formula="of:=[.F30]/[.$F$42]*100" office:value-type="float" office:value="18.7613249957493" calcext:value-type="float">
            <text:p>18.76 </text:p>
          </table:table-cell>
          <table:table-cell table:style-name="ce28" table:formula="of:=[.E30]-[.D30]" office:value-type="float" office:value="1282638.22" calcext:value-type="float">
            <text:p>1,282,638.22 </text:p>
          </table:table-cell>
          <table:table-cell table:style-name="ce28" table:formula="of:=[.I30]/[.D30]*100" office:value-type="float" office:value="21.3774353516684" calcext:value-type="float">
            <text:p>21.38 </text:p>
          </table:table-cell>
          <table:table-cell table:style-name="ce28" table:formula="of:=[.I30]/[.$I$42]*100" office:value-type="float" office:value="6.3766729493584" calcext:value-type="float">
            <text:p>6.38 </text:p>
          </table:table-cell>
          <table:table-cell table:style-name="ce47" office:value-type="string" calcext:value-type="string">
            <text:p><text:s text:c="12"/><text:span text:style-name="T5">负债总计</text:span></text:p>
          </table:table-cell>
          <table:table-cell table:style-name="ce22" office:value-type="float" office:value="114" calcext:value-type="float">
            <text:p>114</text:p>
          </table:table-cell>
          <table:table-cell table:style-name="ce55" table:formula="of:=[.N20]+[.N27]+[.N29]" office:value-type="float" office:value="10696565.35" calcext:value-type="float">
            <text:p>10,696,565.35 </text:p>
          </table:table-cell>
          <table:table-cell table:style-name="ce55" table:formula="of:=[.O20]+[.O27]+[.O29]" office:value-type="float" office:value="5775686.01" calcext:value-type="float">
            <text:p>5,775,686.01 </text:p>
          </table:table-cell>
          <table:table-cell table:style-name="ce55" table:formula="of:=[.P20]+[.P27]+[.P29]" office:value-type="float" office:value="5445518.93" calcext:value-type="float">
            <text:p>5,445,518.93 </text:p>
          </table:table-cell>
          <table:table-cell table:style-name="ce28" table:formula="of:=[.O30]-[.N30]" office:value-type="float" office:value="-4920879.34" calcext:value-type="float">
            <text:p>-4,920,879.34 </text:p>
          </table:table-cell>
          <table:table-cell table:style-name="ce28" table:formula="of:=[.Q30]/[.N30]*100" office:value-type="float" office:value="-46.0042937053622" calcext:value-type="float">
            <text:p>-46.00 </text:p>
          </table:table-cell>
          <table:table-cell table:style-name="ce28" table:formula="of:=[.Q30]/[.$Q$42]*100" office:value-type="float" office:value="-22.5642584657542" calcext:value-type="float">
            <text:p>-22.56 </text:p>
          </table:table-cell>
          <table:table-cell table:style-name="ce28" table:formula="of:=[.P30]-[.O30]" office:value-type="float" office:value="-330167.08" calcext:value-type="float">
            <text:p>-330,167.08 </text:p>
          </table:table-cell>
          <table:table-cell table:style-name="ce28" table:formula="of:=[.T30]/[.O30]*100" office:value-type="float" office:value="-5.71649981367322" calcext:value-type="float">
            <text:p>-5.72 </text:p>
          </table:table-cell>
          <table:table-cell table:style-name="ce28" table:formula="of:=[.T30]/[.$T$42]*100" office:value-type="float" office:value="-1.64623096935158" calcext:value-type="float">
            <text:p>-1.65 </text:p>
          </table:table-cell>
          <table:table-cell table:style-name="ce17" table:number-columns-repeated="1002"/>
        </table:table-row>
        <table:table-row table:style-name="ro6">
          <table:table-cell table:style-name="ce14" office:value-type="string" calcext:value-type="string">
            <text:p><text:s text:c="4"/><text:span text:style-name="T5">工程物资</text:span></text:p>
          </table:table-cell>
          <table:table-cell table:style-name="ce22" office:value-type="float" office:value="44" calcext:value-type="float">
            <text:p>44</text:p>
          </table:table-cell>
          <table:table-cell table:style-name="ce28" table:number-columns-repeated="3"/>
          <table:table-cell table:style-name="ce28" table:formula="of:=[.D31]-[.C31]" office:value-type="float" office:value="0" calcext:value-type="float">
            <text:p>- </text:p>
          </table:table-cell>
          <table:table-cell table:style-name="ce28" table:formula="of:=[.F31]/[.C31]*100" office:value-type="string" office:string-value="#DIV/0!" calcext:value-type="error">
            <text:p>#DIV/0!</text:p>
          </table:table-cell>
          <table:table-cell table:style-name="ce28" table:formula="of:=[.F31]/[.$F$42]*100" office:value-type="float" office:value="0" calcext:value-type="float">
            <text:p>- </text:p>
          </table:table-cell>
          <table:table-cell table:style-name="ce28" table:formula="of:=[.E31]-[.D31]" office:value-type="float" office:value="0" calcext:value-type="float">
            <text:p>- </text:p>
          </table:table-cell>
          <table:table-cell table:style-name="ce28" table:formula="of:=[.I31]/[.D31]*100" office:value-type="string" office:string-value="#DIV/0!" calcext:value-type="error">
            <text:p>#DIV/0!</text:p>
          </table:table-cell>
          <table:table-cell table:style-name="ce28" table:formula="of:=[.I31]/[.$I$42]*100" office:value-type="float" office:value="0" calcext:value-type="float">
            <text:p>- </text:p>
          </table:table-cell>
          <table:table-cell table:style-name="ce17" office:value-type="string" calcext:value-type="string">
            <text:p>少数股东权益</text:p>
          </table:table-cell>
          <table:table-cell table:style-name="ce23"/>
          <table:table-cell table:style-name="ce56" table:number-columns-repeated="3"/>
          <table:table-cell table:style-name="ce28" table:formula="of:=[.O31]-[.N31]" office:value-type="float" office:value="0" calcext:value-type="float">
            <text:p>- </text:p>
          </table:table-cell>
          <table:table-cell table:style-name="ce28" table:formula="of:=[.Q31]/[.N31]*100" office:value-type="string" office:string-value="#DIV/0!" calcext:value-type="error">
            <text:p>#DIV/0!</text:p>
          </table:table-cell>
          <table:table-cell table:style-name="ce28" table:formula="of:=[.Q31]/[.$Q$42]*100" office:value-type="float" office:value="0" calcext:value-type="float">
            <text:p>- </text:p>
          </table:table-cell>
          <table:table-cell table:style-name="ce28" table:formula="of:=[.P31]-[.O31]" office:value-type="float" office:value="0" calcext:value-type="float">
            <text:p>- </text:p>
          </table:table-cell>
          <table:table-cell table:style-name="ce28" table:formula="of:=[.T31]/[.O31]*100" office:value-type="string" office:string-value="#DIV/0!" calcext:value-type="error">
            <text:p>#DIV/0!</text:p>
          </table:table-cell>
          <table:table-cell table:style-name="ce28" table:formula="of:=[.T31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在建工程</text:span></text:p>
          </table:table-cell>
          <table:table-cell table:style-name="ce22" office:value-type="float" office:value="45" calcext:value-type="float">
            <text:p>45</text:p>
          </table:table-cell>
          <table:table-cell table:style-name="ce28" table:number-columns-repeated="3"/>
          <table:table-cell table:style-name="ce28" table:formula="of:=[.D32]-[.C32]" office:value-type="float" office:value="0" calcext:value-type="float">
            <text:p>- </text:p>
          </table:table-cell>
          <table:table-cell table:style-name="ce28" table:formula="of:=[.F32]/[.C32]*100" office:value-type="string" office:string-value="#DIV/0!" calcext:value-type="error">
            <text:p>#DIV/0!</text:p>
          </table:table-cell>
          <table:table-cell table:style-name="ce28" table:formula="of:=[.F32]/[.$F$42]*100" office:value-type="float" office:value="0" calcext:value-type="float">
            <text:p>- </text:p>
          </table:table-cell>
          <table:table-cell table:style-name="ce28" table:formula="of:=[.E32]-[.D32]" office:value-type="float" office:value="0" calcext:value-type="float">
            <text:p>- </text:p>
          </table:table-cell>
          <table:table-cell table:style-name="ce28" table:formula="of:=[.I32]/[.D32]*100" office:value-type="string" office:string-value="#DIV/0!" calcext:value-type="error">
            <text:p>#DIV/0!</text:p>
          </table:table-cell>
          <table:table-cell table:style-name="ce28" table:formula="of:=[.I32]/[.$I$42]*100" office:value-type="float" office:value="0" calcext:value-type="float">
            <text:p>- </text:p>
          </table:table-cell>
          <table:table-cell table:style-name="ce47"/>
          <table:table-cell table:style-name="ce23"/>
          <table:table-cell table:style-name="ce58" table:number-columns-repeated="3"/>
          <table:table-cell table:style-name="ce28" table:formula="of:=[.O32]-[.N32]" office:value-type="float" office:value="0" calcext:value-type="float">
            <text:p>- </text:p>
          </table:table-cell>
          <table:table-cell table:style-name="ce28" table:formula="of:=[.Q32]/[.N32]*100" office:value-type="string" office:string-value="#DIV/0!" calcext:value-type="error">
            <text:p>#DIV/0!</text:p>
          </table:table-cell>
          <table:table-cell table:style-name="ce28" table:formula="of:=[.Q32]/[.$Q$42]*100" office:value-type="float" office:value="0" calcext:value-type="float">
            <text:p>- </text:p>
          </table:table-cell>
          <table:table-cell table:style-name="ce28" table:formula="of:=[.P32]-[.O32]" office:value-type="float" office:value="0" calcext:value-type="float">
            <text:p>- </text:p>
          </table:table-cell>
          <table:table-cell table:style-name="ce28" table:formula="of:=[.T32]/[.O32]*100" office:value-type="string" office:string-value="#DIV/0!" calcext:value-type="error">
            <text:p>#DIV/0!</text:p>
          </table:table-cell>
          <table:table-cell table:style-name="ce28" table:formula="of:=[.T32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固定资产清理</text:span></text:p>
          </table:table-cell>
          <table:table-cell table:style-name="ce22" office:value-type="float" office:value="46" calcext:value-type="float">
            <text:p>46</text:p>
          </table:table-cell>
          <table:table-cell table:style-name="ce28" table:number-columns-repeated="3"/>
          <table:table-cell table:style-name="ce28" table:formula="of:=[.D33]-[.C33]" office:value-type="float" office:value="0" calcext:value-type="float">
            <text:p>- </text:p>
          </table:table-cell>
          <table:table-cell table:style-name="ce28" table:formula="of:=[.F33]/[.C33]*100" office:value-type="string" office:string-value="#DIV/0!" calcext:value-type="error">
            <text:p>#DIV/0!</text:p>
          </table:table-cell>
          <table:table-cell table:style-name="ce28" table:formula="of:=[.F33]/[.$F$42]*100" office:value-type="float" office:value="0" calcext:value-type="float">
            <text:p>- </text:p>
          </table:table-cell>
          <table:table-cell table:style-name="ce28" table:formula="of:=[.E33]-[.D33]" office:value-type="float" office:value="0" calcext:value-type="float">
            <text:p>- </text:p>
          </table:table-cell>
          <table:table-cell table:style-name="ce28" table:formula="of:=[.I33]/[.D33]*100" office:value-type="string" office:string-value="#DIV/0!" calcext:value-type="error">
            <text:p>#DIV/0!</text:p>
          </table:table-cell>
          <table:table-cell table:style-name="ce28" table:formula="of:=[.I33]/[.$I$42]*100" office:value-type="float" office:value="0" calcext:value-type="float">
            <text:p>- </text:p>
          </table:table-cell>
          <table:table-cell table:style-name="ce48" office:value-type="string" calcext:value-type="string">
            <text:p>所有者权益（或股东权益）：</text:p>
          </table:table-cell>
          <table:table-cell table:style-name="ce22"/>
          <table:table-cell table:style-name="ce58" table:number-columns-repeated="3"/>
          <table:table-cell table:style-name="ce28" table:formula="of:=[.O33]-[.N33]" office:value-type="float" office:value="0" calcext:value-type="float">
            <text:p>- </text:p>
          </table:table-cell>
          <table:table-cell table:style-name="ce28" table:formula="of:=[.Q33]/[.N33]*100" office:value-type="string" office:string-value="#DIV/0!" calcext:value-type="error">
            <text:p>#DIV/0!</text:p>
          </table:table-cell>
          <table:table-cell table:style-name="ce28" table:formula="of:=[.Q33]/[.$Q$42]*100" office:value-type="float" office:value="0" calcext:value-type="float">
            <text:p>- </text:p>
          </table:table-cell>
          <table:table-cell table:style-name="ce28" table:formula="of:=[.P33]-[.O33]" office:value-type="float" office:value="0" calcext:value-type="float">
            <text:p>- </text:p>
          </table:table-cell>
          <table:table-cell table:style-name="ce28" table:formula="of:=[.T33]/[.O33]*100" office:value-type="string" office:string-value="#DIV/0!" calcext:value-type="error">
            <text:p>#DIV/0!</text:p>
          </table:table-cell>
          <table:table-cell table:style-name="ce28" table:formula="of:=[.T33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14"/><text:span text:style-name="T5">固定资产合计</text:span></text:p>
          </table:table-cell>
          <table:table-cell table:style-name="ce22" office:value-type="float" office:value="50" calcext:value-type="float">
            <text:p>50</text:p>
          </table:table-cell>
          <table:table-cell table:style-name="ce31" table:formula="of:=[.C30]+[.C31]+[.C32]+[.C33]" office:value-type="float" office:value="1908438.53" calcext:value-type="float">
            <text:p>1,908,438.53 </text:p>
          </table:table-cell>
          <table:table-cell table:style-name="ce31" table:formula="of:=[.D30]+[.D31]+[.D32]+[.D33]" office:value-type="float" office:value="5999963.04" calcext:value-type="float">
            <text:p>5,999,963.04 </text:p>
          </table:table-cell>
          <table:table-cell table:style-name="ce31" table:formula="of:=[.E30]+[.E31]+[.E32]+[.E33]" office:value-type="float" office:value="7282601.26" calcext:value-type="float">
            <text:p>7,282,601.26 </text:p>
          </table:table-cell>
          <table:table-cell table:style-name="ce28" table:formula="of:=[.D34]-[.C34]" office:value-type="float" office:value="4091524.51" calcext:value-type="float">
            <text:p>4,091,524.51 </text:p>
          </table:table-cell>
          <table:table-cell table:style-name="ce28" table:formula="of:=[.F34]/[.C34]*100" office:value-type="float" office:value="214.391212799503" calcext:value-type="float">
            <text:p>214.39 </text:p>
          </table:table-cell>
          <table:table-cell table:style-name="ce28" table:formula="of:=[.F34]/[.$F$42]*100" office:value-type="float" office:value="18.7613249957493" calcext:value-type="float">
            <text:p>18.76 </text:p>
          </table:table-cell>
          <table:table-cell table:style-name="ce28" table:formula="of:=[.E34]-[.D34]" office:value-type="float" office:value="1282638.22" calcext:value-type="float">
            <text:p>1,282,638.22 </text:p>
          </table:table-cell>
          <table:table-cell table:style-name="ce28" table:formula="of:=[.I34]/[.D34]*100" office:value-type="float" office:value="21.3774353516684" calcext:value-type="float">
            <text:p>21.38 </text:p>
          </table:table-cell>
          <table:table-cell table:style-name="ce28" table:formula="of:=[.I34]/[.$I$42]*100" office:value-type="float" office:value="6.3766729493584" calcext:value-type="float">
            <text:p>6.38 </text:p>
          </table:table-cell>
          <table:table-cell table:style-name="ce49" office:value-type="string" calcext:value-type="string">
            <text:p><text:s text:c="4"/><text:span text:style-name="T5">实收资本（或股本）</text:span></text:p>
          </table:table-cell>
          <table:table-cell table:style-name="ce53" office:value-type="float" office:value="115" calcext:value-type="float">
            <text:p>115</text:p>
          </table:table-cell>
          <table:table-cell table:style-name="ce54" office:value-type="float" office:value="5000000" calcext:value-type="float">
            <text:p>5,000,000.00 </text:p>
          </table:table-cell>
          <table:table-cell table:style-name="ce54" office:value-type="float" office:value="22455000" calcext:value-type="float">
            <text:p>22,455,000.00 </text:p>
          </table:table-cell>
          <table:table-cell table:style-name="ce54" office:value-type="float" office:value="32455000" calcext:value-type="float">
            <text:p>32,455,000.00 </text:p>
          </table:table-cell>
          <table:table-cell table:style-name="ce28" table:formula="of:=[.O34]-[.N34]" office:value-type="float" office:value="17455000" calcext:value-type="float">
            <text:p>17,455,000.00 </text:p>
          </table:table-cell>
          <table:table-cell table:style-name="ce28" table:formula="of:=[.Q34]/[.N34]*100" office:value-type="float" office:value="349.1" calcext:value-type="float">
            <text:p>349.10 </text:p>
          </table:table-cell>
          <table:table-cell table:style-name="ce28" table:formula="of:=[.Q34]/[.$Q$42]*100" office:value-type="float" office:value="80.0383639399984" calcext:value-type="float">
            <text:p>80.04 </text:p>
          </table:table-cell>
          <table:table-cell table:style-name="ce28" table:formula="of:=[.P34]-[.O34]" office:value-type="float" office:value="10000000" calcext:value-type="float">
            <text:p>10,000,000.00 </text:p>
          </table:table-cell>
          <table:table-cell table:style-name="ce28" table:formula="of:=[.T34]/[.O34]*100" office:value-type="float" office:value="44.5335114673792" calcext:value-type="float">
            <text:p>44.53 </text:p>
          </table:table-cell>
          <table:table-cell table:style-name="ce28" table:formula="of:=[.T34]/[.$T$42]*100" office:value-type="float" office:value="49.860542406335" calcext:value-type="float">
            <text:p>49.86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无形资产及其他资产：</text:p>
          </table:table-cell>
          <table:table-cell table:style-name="ce22"/>
          <table:table-cell table:style-name="ce30" table:number-columns-repeated="3"/>
          <table:table-cell table:style-name="ce28" table:formula="of:=[.D35]-[.C35]" office:value-type="float" office:value="0" calcext:value-type="float">
            <text:p>- </text:p>
          </table:table-cell>
          <table:table-cell table:style-name="ce28" table:formula="of:=[.F35]/[.C35]*100" office:value-type="string" office:string-value="#DIV/0!" calcext:value-type="error">
            <text:p>#DIV/0!</text:p>
          </table:table-cell>
          <table:table-cell table:style-name="ce28" table:formula="of:=[.F35]/[.$F$42]*100" office:value-type="float" office:value="0" calcext:value-type="float">
            <text:p>- </text:p>
          </table:table-cell>
          <table:table-cell table:style-name="ce28" table:formula="of:=[.E35]-[.D35]" office:value-type="float" office:value="0" calcext:value-type="float">
            <text:p>- </text:p>
          </table:table-cell>
          <table:table-cell table:style-name="ce28" table:formula="of:=[.I35]/[.D35]*100" office:value-type="string" office:string-value="#DIV/0!" calcext:value-type="error">
            <text:p>#DIV/0!</text:p>
          </table:table-cell>
          <table:table-cell table:style-name="ce28" table:formula="of:=[.I35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8"/><text:span text:style-name="T5">减：已归还投资</text:span></text:p>
          </table:table-cell>
          <table:table-cell table:style-name="ce22" office:value-type="float" office:value="116" calcext:value-type="float">
            <text:p>116</text:p>
          </table:table-cell>
          <table:table-cell table:style-name="ce54" table:number-columns-repeated="3"/>
          <table:table-cell table:style-name="ce28" table:formula="of:=[.O35]-[.N35]" office:value-type="float" office:value="0" calcext:value-type="float">
            <text:p>- </text:p>
          </table:table-cell>
          <table:table-cell table:style-name="ce28" table:formula="of:=[.Q35]/[.N35]*100" office:value-type="string" office:string-value="#DIV/0!" calcext:value-type="error">
            <text:p>#DIV/0!</text:p>
          </table:table-cell>
          <table:table-cell table:style-name="ce28" table:formula="of:=[.Q35]/[.$Q$42]*100" office:value-type="float" office:value="0" calcext:value-type="float">
            <text:p>- </text:p>
          </table:table-cell>
          <table:table-cell table:style-name="ce28" table:formula="of:=[.P35]-[.O35]" office:value-type="float" office:value="0" calcext:value-type="float">
            <text:p>- </text:p>
          </table:table-cell>
          <table:table-cell table:style-name="ce28" table:formula="of:=[.T35]/[.O35]*100" office:value-type="string" office:string-value="#DIV/0!" calcext:value-type="error">
            <text:p>#DIV/0!</text:p>
          </table:table-cell>
          <table:table-cell table:style-name="ce28" table:formula="of:=[.T35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无形资产</text:span></text:p>
          </table:table-cell>
          <table:table-cell table:style-name="ce22" office:value-type="float" office:value="51" calcext:value-type="float">
            <text:p>51</text:p>
          </table:table-cell>
          <table:table-cell table:style-name="ce28" table:number-columns-repeated="3"/>
          <table:table-cell table:style-name="ce28" table:formula="of:=[.D36]-[.C36]" office:value-type="float" office:value="0" calcext:value-type="float">
            <text:p>- </text:p>
          </table:table-cell>
          <table:table-cell table:style-name="ce28" table:formula="of:=[.F36]/[.C36]*100" office:value-type="string" office:string-value="#DIV/0!" calcext:value-type="error">
            <text:p>#DIV/0!</text:p>
          </table:table-cell>
          <table:table-cell table:style-name="ce28" table:formula="of:=[.F36]/[.$F$42]*100" office:value-type="float" office:value="0" calcext:value-type="float">
            <text:p>- </text:p>
          </table:table-cell>
          <table:table-cell table:style-name="ce28" table:formula="of:=[.E36]-[.D36]" office:value-type="float" office:value="0" calcext:value-type="float">
            <text:p>- </text:p>
          </table:table-cell>
          <table:table-cell table:style-name="ce28" table:formula="of:=[.I36]/[.D36]*100" office:value-type="string" office:string-value="#DIV/0!" calcext:value-type="error">
            <text:p>#DIV/0!</text:p>
          </table:table-cell>
          <table:table-cell table:style-name="ce28" table:formula="of:=[.I36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4"/><text:span text:style-name="T5">实收资本（或股本）净额</text:span></text:p>
          </table:table-cell>
          <table:table-cell table:style-name="ce22" office:value-type="float" office:value="117" calcext:value-type="float">
            <text:p>117</text:p>
          </table:table-cell>
          <table:table-cell table:style-name="ce55" table:formula="of:=[.N34]-[.N35]" office:value-type="float" office:value="5000000" calcext:value-type="float">
            <text:p>5,000,000.00 </text:p>
          </table:table-cell>
          <table:table-cell table:style-name="ce55" table:formula="of:=[.O34]-[.O35]" office:value-type="float" office:value="22455000" calcext:value-type="float">
            <text:p>22,455,000.00 </text:p>
          </table:table-cell>
          <table:table-cell table:style-name="ce55" table:formula="of:=[.P34]-[.P35]" office:value-type="float" office:value="32455000" calcext:value-type="float">
            <text:p>32,455,000.00 </text:p>
          </table:table-cell>
          <table:table-cell table:style-name="ce28" table:formula="of:=[.O36]-[.N36]" office:value-type="float" office:value="17455000" calcext:value-type="float">
            <text:p>17,455,000.00 </text:p>
          </table:table-cell>
          <table:table-cell table:style-name="ce28" table:formula="of:=[.Q36]/[.N36]*100" office:value-type="float" office:value="349.1" calcext:value-type="float">
            <text:p>349.10 </text:p>
          </table:table-cell>
          <table:table-cell table:style-name="ce28" table:formula="of:=[.Q36]/[.$Q$42]*100" office:value-type="float" office:value="80.0383639399984" calcext:value-type="float">
            <text:p>80.04 </text:p>
          </table:table-cell>
          <table:table-cell table:style-name="ce28" table:formula="of:=[.P36]-[.O36]" office:value-type="float" office:value="10000000" calcext:value-type="float">
            <text:p>10,000,000.00 </text:p>
          </table:table-cell>
          <table:table-cell table:style-name="ce28" table:formula="of:=[.T36]/[.O36]*100" office:value-type="float" office:value="44.5335114673792" calcext:value-type="float">
            <text:p>44.53 </text:p>
          </table:table-cell>
          <table:table-cell table:style-name="ce28" table:formula="of:=[.T36]/[.$T$42]*100" office:value-type="float" office:value="49.860542406335" calcext:value-type="float">
            <text:p>49.86 </text:p>
          </table:table-cell>
          <table:table-cell table:style-name="ce17" table:number-columns-repeated="1002"/>
        </table:table-row>
        <table:table-row table:style-name="ro6">
          <table:table-cell table:style-name="ce14" office:value-type="string" calcext:value-type="string">
            <text:p><text:s text:c="4"/><text:span text:style-name="T5">长期待摊费用</text:span></text:p>
          </table:table-cell>
          <table:table-cell table:style-name="ce22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1966000.02" calcext:value-type="float">
            <text:p>1,966,000.02 </text:p>
          </table:table-cell>
          <table:table-cell table:style-name="ce28" office:value-type="float" office:value="8914336.01" calcext:value-type="float">
            <text:p>8,914,336.01 </text:p>
          </table:table-cell>
          <table:table-cell table:style-name="ce28" table:formula="of:=[.D37]-[.C37]" office:value-type="float" office:value="1966000.02" calcext:value-type="float">
            <text:p>1,966,000.02 </text:p>
          </table:table-cell>
          <table:table-cell table:style-name="ce28" table:formula="of:=[.F37]/[.C37]*100" office:value-type="string" office:string-value="#DIV/0!" calcext:value-type="error">
            <text:p>#DIV/0!</text:p>
          </table:table-cell>
          <table:table-cell table:style-name="ce28" table:formula="of:=[.F37]/[.$F$42]*100" office:value-type="float" office:value="9.01491979987419" calcext:value-type="float">
            <text:p>9.01 </text:p>
          </table:table-cell>
          <table:table-cell table:style-name="ce28" table:formula="of:=[.E37]-[.D37]" office:value-type="float" office:value="6948335.99" calcext:value-type="float">
            <text:p>6,948,335.99 </text:p>
          </table:table-cell>
          <table:table-cell table:style-name="ce28" table:formula="of:=[.I37]/[.D37]*100" office:value-type="float" office:value="353.425021328331" calcext:value-type="float">
            <text:p>353.43 </text:p>
          </table:table-cell>
          <table:table-cell table:style-name="ce28" table:formula="of:=[.I37]/[.$I$42]*100" office:value-type="float" office:value="34.5438530207578" calcext:value-type="float">
            <text:p>34.54 </text:p>
          </table:table-cell>
          <table:table-cell table:style-name="ce44" office:value-type="string" calcext:value-type="string">
            <text:p><text:s text:c="4"/><text:span text:style-name="T5">资本公积</text:span></text:p>
          </table:table-cell>
          <table:table-cell table:style-name="ce22" office:value-type="float" office:value="118" calcext:value-type="float">
            <text:p>118</text:p>
          </table:table-cell>
          <table:table-cell table:style-name="ce54"/>
          <table:table-cell table:style-name="ce54" office:value-type="float" office:value="10733993.51" calcext:value-type="float">
            <text:p>10,733,993.51 </text:p>
          </table:table-cell>
          <table:table-cell table:style-name="ce54" office:value-type="float" office:value="21149015.68" calcext:value-type="float">
            <text:p>21,149,015.68 </text:p>
          </table:table-cell>
          <table:table-cell table:style-name="ce28" table:formula="of:=[.O37]-[.N37]" office:value-type="float" office:value="10733993.51" calcext:value-type="float">
            <text:p>10,733,993.51 </text:p>
          </table:table-cell>
          <table:table-cell table:style-name="ce28" table:formula="of:=[.Q37]/[.N37]*100" office:value-type="string" office:string-value="#DIV/0!" calcext:value-type="error">
            <text:p>#DIV/0!</text:p>
          </table:table-cell>
          <table:table-cell table:style-name="ce28" table:formula="of:=[.Q37]/[.$Q$42]*100" office:value-type="float" office:value="49.2197810989952" calcext:value-type="float">
            <text:p>49.22 </text:p>
          </table:table-cell>
          <table:table-cell table:style-name="ce28" table:formula="of:=[.P37]-[.O37]" office:value-type="float" office:value="10415022.17" calcext:value-type="float">
            <text:p>10,415,022.17 </text:p>
          </table:table-cell>
          <table:table-cell table:style-name="ce28" table:formula="of:=[.T37]/[.O37]*100" office:value-type="float" office:value="97.0284001038119" calcext:value-type="float">
            <text:p>97.03 </text:p>
          </table:table-cell>
          <table:table-cell table:style-name="ce28" table:formula="of:=[.T37]/[.$T$42]*100" office:value-type="float" office:value="51.9298654570204" calcext:value-type="float">
            <text:p>51.93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其他长期资产</text:span></text:p>
          </table:table-cell>
          <table:table-cell table:style-name="ce22" office:value-type="float" office:value="53" calcext:value-type="float">
            <text:p>53</text:p>
          </table:table-cell>
          <table:table-cell table:style-name="ce28" table:number-columns-repeated="3"/>
          <table:table-cell table:style-name="ce28" table:formula="of:=[.D38]-[.C38]" office:value-type="float" office:value="0" calcext:value-type="float">
            <text:p>- </text:p>
          </table:table-cell>
          <table:table-cell table:style-name="ce28" table:formula="of:=[.F38]/[.C38]*100" office:value-type="string" office:string-value="#DIV/0!" calcext:value-type="error">
            <text:p>#DIV/0!</text:p>
          </table:table-cell>
          <table:table-cell table:style-name="ce28" table:formula="of:=[.F38]/[.$F$42]*100" office:value-type="float" office:value="0" calcext:value-type="float">
            <text:p>- </text:p>
          </table:table-cell>
          <table:table-cell table:style-name="ce28" table:formula="of:=[.E38]-[.D38]" office:value-type="float" office:value="0" calcext:value-type="float">
            <text:p>- </text:p>
          </table:table-cell>
          <table:table-cell table:style-name="ce28" table:formula="of:=[.I38]/[.D38]*100" office:value-type="string" office:string-value="#DIV/0!" calcext:value-type="error">
            <text:p>#DIV/0!</text:p>
          </table:table-cell>
          <table:table-cell table:style-name="ce28" table:formula="of:=[.I38]/[.$I$42]*100" office:value-type="float" office:value="0" calcext:value-type="float">
            <text:p>- </text:p>
          </table:table-cell>
          <table:table-cell table:style-name="ce44" office:value-type="string" calcext:value-type="string">
            <text:p><text:s text:c="4"/><text:span text:style-name="T5">盈余公积</text:span></text:p>
          </table:table-cell>
          <table:table-cell table:style-name="ce22" office:value-type="float" office:value="119" calcext:value-type="float">
            <text:p>119</text:p>
          </table:table-cell>
          <table:table-cell table:style-name="ce54" office:value-type="float" office:value="223450.2" calcext:value-type="float">
            <text:p>223,450.20 </text:p>
          </table:table-cell>
          <table:table-cell table:style-name="ce54" office:value-type="float" office:value="77467.97" calcext:value-type="float">
            <text:p>77,467.97 </text:p>
          </table:table-cell>
          <table:table-cell table:style-name="ce54" office:value-type="float" office:value="745763.63" calcext:value-type="float">
            <text:p>745,763.63 </text:p>
          </table:table-cell>
          <table:table-cell table:style-name="ce28" table:formula="of:=[.O38]-[.N38]" office:value-type="float" office:value="-145982.23" calcext:value-type="float">
            <text:p>-145,982.23 </text:p>
          </table:table-cell>
          <table:table-cell table:style-name="ce28" table:formula="of:=[.Q38]/[.N38]*100" office:value-type="float" office:value="-65.3309909769604" calcext:value-type="float">
            <text:p>-65.33 </text:p>
          </table:table-cell>
          <table:table-cell table:style-name="ce28" table:formula="of:=[.Q38]/[.$Q$42]*100" office:value-type="float" office:value="-0.669388648153111" calcext:value-type="float">
            <text:p>-0.67 </text:p>
          </table:table-cell>
          <table:table-cell table:style-name="ce28" table:formula="of:=[.P38]-[.O38]" office:value-type="float" office:value="668295.66" calcext:value-type="float">
            <text:p>668,295.66 </text:p>
          </table:table-cell>
          <table:table-cell table:style-name="ce28" table:formula="of:=[.T38]/[.O38]*100" office:value-type="float" office:value="862.673515260565" calcext:value-type="float">
            <text:p>862.67 </text:p>
          </table:table-cell>
          <table:table-cell table:style-name="ce28" table:formula="of:=[.T38]/[.$T$42]*100" office:value-type="float" office:value="3.33215840953996" calcext:value-type="float">
            <text:p>3.33 </text:p>
          </table:table-cell>
          <table:table-cell table:style-name="ce17" table:number-columns-repeated="1002"/>
        </table:table-row>
        <table:table-row table:style-name="ro6">
          <table:table-cell table:style-name="ce13" office:value-type="string" calcext:value-type="string">
            <text:p><text:s text:c="4"/><text:span text:style-name="T5">无形资产及其他资产合计</text:span></text:p>
          </table:table-cell>
          <table:table-cell table:style-name="ce22" office:value-type="float" office:value="60" calcext:value-type="float">
            <text:p>60</text:p>
          </table:table-cell>
          <table:table-cell table:style-name="ce31" table:formula="of:=SUM([.C36:.C38])" office:value-type="float" office:value="0" calcext:value-type="float">
            <text:p>- </text:p>
          </table:table-cell>
          <table:table-cell table:style-name="ce31" table:formula="of:=SUM([.D36:.D38])" office:value-type="float" office:value="1966000.02" calcext:value-type="float">
            <text:p>1,966,000.02 </text:p>
          </table:table-cell>
          <table:table-cell table:style-name="ce31" table:formula="of:=SUM([.E36:.E38])" office:value-type="float" office:value="8914336.01" calcext:value-type="float">
            <text:p>8,914,336.01 </text:p>
          </table:table-cell>
          <table:table-cell table:style-name="ce28" table:formula="of:=[.D39]-[.C39]" office:value-type="float" office:value="1966000.02" calcext:value-type="float">
            <text:p>1,966,000.02 </text:p>
          </table:table-cell>
          <table:table-cell table:style-name="ce28" table:formula="of:=[.F39]/[.C39]*100" office:value-type="string" office:string-value="#DIV/0!" calcext:value-type="error">
            <text:p>#DIV/0!</text:p>
          </table:table-cell>
          <table:table-cell table:style-name="ce28" table:formula="of:=[.F39]/[.$F$42]*100" office:value-type="float" office:value="9.01491979987419" calcext:value-type="float">
            <text:p>9.01 </text:p>
          </table:table-cell>
          <table:table-cell table:style-name="ce28" table:formula="of:=[.E39]-[.D39]" office:value-type="float" office:value="6948335.99" calcext:value-type="float">
            <text:p>6,948,335.99 </text:p>
          </table:table-cell>
          <table:table-cell table:style-name="ce28" table:formula="of:=[.I39]/[.D39]*100" office:value-type="float" office:value="353.425021328331" calcext:value-type="float">
            <text:p>353.43 </text:p>
          </table:table-cell>
          <table:table-cell table:style-name="ce28" table:formula="of:=[.I39]/[.$I$42]*100" office:value-type="float" office:value="34.5438530207578" calcext:value-type="float">
            <text:p>34.54 </text:p>
          </table:table-cell>
          <table:table-cell table:style-name="ce44" office:value-type="string" calcext:value-type="string">
            <text:p><text:s text:c="8"/><text:span text:style-name="T5">其中：法定公益金</text:span></text:p>
          </table:table-cell>
          <table:table-cell table:style-name="ce22" office:value-type="float" office:value="120" calcext:value-type="float">
            <text:p>120</text:p>
          </table:table-cell>
          <table:table-cell table:style-name="ce54" table:number-columns-repeated="3"/>
          <table:table-cell table:style-name="ce28" table:formula="of:=[.O39]-[.N39]" office:value-type="float" office:value="0" calcext:value-type="float">
            <text:p>- </text:p>
          </table:table-cell>
          <table:table-cell table:style-name="ce28" table:formula="of:=[.Q39]/[.N39]*100" office:value-type="string" office:string-value="#DIV/0!" calcext:value-type="error">
            <text:p>#DIV/0!</text:p>
          </table:table-cell>
          <table:table-cell table:style-name="ce28" table:formula="of:=[.Q39]/[.$Q$42]*100" office:value-type="float" office:value="0" calcext:value-type="float">
            <text:p>- </text:p>
          </table:table-cell>
          <table:table-cell table:style-name="ce28" table:formula="of:=[.P39]-[.O39]" office:value-type="float" office:value="0" calcext:value-type="float">
            <text:p>- </text:p>
          </table:table-cell>
          <table:table-cell table:style-name="ce28" table:formula="of:=[.T39]/[.O39]*100" office:value-type="string" office:string-value="#DIV/0!" calcext:value-type="error">
            <text:p>#DIV/0!</text:p>
          </table:table-cell>
          <table:table-cell table:style-name="ce28" table:formula="of:=[.T39]/[.$T$42]*100" office:value-type="float" office:value="0" calcext:value-type="float">
            <text:p>- </text:p>
          </table:table-cell>
          <table:table-cell table:style-name="ce17" table:number-columns-repeated="1002"/>
        </table:table-row>
        <table:table-row table:style-name="ro6">
          <table:table-cell table:style-name="ce12" office:value-type="string" calcext:value-type="string">
            <text:p>递延税项：</text:p>
          </table:table-cell>
          <table:table-cell table:style-name="ce22"/>
          <table:table-cell table:style-name="ce30" table:number-columns-repeated="3"/>
          <table:table-cell table:style-name="ce28" table:formula="of:=[.D40]-[.C40]" office:value-type="float" office:value="0" calcext:value-type="float">
            <text:p>- </text:p>
          </table:table-cell>
          <table:table-cell table:style-name="ce28" table:formula="of:=[.F40]/[.C40]*100" office:value-type="string" office:string-value="#DIV/0!" calcext:value-type="error">
            <text:p>#DIV/0!</text:p>
          </table:table-cell>
          <table:table-cell table:style-name="ce28" table:formula="of:=[.F40]/[.$F$42]*100" office:value-type="float" office:value="0" calcext:value-type="float">
            <text:p>- </text:p>
          </table:table-cell>
          <table:table-cell table:style-name="ce28" table:formula="of:=[.E40]-[.D40]" office:value-type="float" office:value="0" calcext:value-type="float">
            <text:p>- </text:p>
          </table:table-cell>
          <table:table-cell table:style-name="ce28" table:formula="of:=[.I40]/[.D40]*100" office:value-type="string" office:string-value="#DIV/0!" calcext:value-type="error">
            <text:p>#DIV/0!</text:p>
          </table:table-cell>
          <table:table-cell table:style-name="ce28" table:formula="of:=[.I40]/[.$I$42]*100" office:value-type="float" office:value="0" calcext:value-type="float">
            <text:p>- </text:p>
          </table:table-cell>
          <table:table-cell table:style-name="ce49" office:value-type="string" calcext:value-type="string">
            <text:p><text:s text:c="4"/><text:span text:style-name="T5">未分配利润</text:span></text:p>
          </table:table-cell>
          <table:table-cell table:style-name="ce22" office:value-type="float" office:value="121" calcext:value-type="float">
            <text:p>121</text:p>
          </table:table-cell>
          <table:table-cell table:style-name="ce59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$利润及利润分配表.C36]" office:value-type="float" office:value="2011051.78" calcext:value-type="float">
            <text:p>2,011,051.78 </text:p>
          </table:table-cell>
          <table:table-cell table:style-name="ce59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$利润及利润分配表.D36]" office:value-type="float" office:value="697211.69" calcext:value-type="float">
            <text:p>697,211.69 </text:p>
          </table:table-cell>
          <table:table-cell table:style-name="ce59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3).xls'#$利润及利润分配表.F36]" office:value-type="float" office:value="0" calcext:value-type="float">
            <text:p>- </text:p>
          </table:table-cell>
          <table:table-cell table:style-name="ce28" table:formula="of:=[.O40]-[.N40]" office:value-type="float" office:value="-1313840.09" calcext:value-type="float">
            <text:p>-1,313,840.09 </text:p>
          </table:table-cell>
          <table:table-cell table:style-name="ce28" table:formula="of:=[.Q40]/[.N40]*100" office:value-type="float" office:value="-65.3309926211845" calcext:value-type="float">
            <text:p>-65.33 </text:p>
          </table:table-cell>
          <table:table-cell table:style-name="ce28" table:formula="of:=[.Q40]/[.$Q$42]*100" office:value-type="float" office:value="-6.02449792508623" calcext:value-type="float">
            <text:p>-6.02 </text:p>
          </table:table-cell>
          <table:table-cell table:style-name="ce28" table:formula="of:=[.P40]-[.O40]" office:value-type="float" office:value="-697211.69" calcext:value-type="float">
            <text:p>-697,211.69 </text:p>
          </table:table-cell>
          <table:table-cell table:style-name="ce28" table:formula="of:=[.T40]/[.O40]*100" office:value-type="float" office:value="-100" calcext:value-type="float">
            <text:p>-100.00 </text:p>
          </table:table-cell>
          <table:table-cell table:style-name="ce28" table:formula="of:=[.T40]/[.$T$42]*100" office:value-type="float" office:value="-3.47633530354375" calcext:value-type="float">
            <text:p>-3.48 </text:p>
          </table:table-cell>
          <table:table-cell table:style-name="ce17" table:number-columns-repeated="1002"/>
        </table:table-row>
        <table:table-row table:style-name="ro6">
          <table:table-cell table:style-name="ce15" office:value-type="string" calcext:value-type="string">
            <text:p><text:s text:c="4"/><text:span text:style-name="T5">递延税款借项</text:span></text:p>
          </table:table-cell>
          <table:table-cell table:style-name="ce24" office:value-type="float" office:value="61" calcext:value-type="float">
            <text:p>61</text:p>
          </table:table-cell>
          <table:table-cell table:style-name="ce33" office:value-type="float" office:value="30736.17" calcext:value-type="float">
            <text:p>30,736.17 </text:p>
          </table:table-cell>
          <table:table-cell table:style-name="ce33" office:value-type="float" office:value="21796.74" calcext:value-type="float">
            <text:p>21,796.74 </text:p>
          </table:table-cell>
          <table:table-cell table:style-name="ce33" office:value-type="float" office:value="62054.47" calcext:value-type="float">
            <text:p>62,054.47 </text:p>
          </table:table-cell>
          <table:table-cell table:style-name="ce28" table:formula="of:=[.D41]-[.C41]" office:value-type="float" office:value="-8939.43" calcext:value-type="float">
            <text:p>-8,939.43 </text:p>
          </table:table-cell>
          <table:table-cell table:style-name="ce28" table:formula="of:=[.F41]/[.C41]*100" office:value-type="float" office:value="-29.0843979584964" calcext:value-type="float">
            <text:p>-29.08 </text:p>
          </table:table-cell>
          <table:table-cell table:style-name="ce28" table:formula="of:=[.F41]/[.$F$42]*100" office:value-type="float" office:value="-0.0409909683045625" calcext:value-type="float">
            <text:p>-0.04 </text:p>
          </table:table-cell>
          <table:table-cell table:style-name="ce28" table:formula="of:=[.E41]-[.D41]" office:value-type="float" office:value="40257.73" calcext:value-type="float">
            <text:p>40,257.73 </text:p>
          </table:table-cell>
          <table:table-cell table:style-name="ce28" table:formula="of:=[.I41]/[.D41]*100" office:value-type="float" office:value="184.696105931437" calcext:value-type="float">
            <text:p>184.70 </text:p>
          </table:table-cell>
          <table:table-cell table:style-name="ce28" table:formula="of:=[.I41]/[.$I$42]*100" office:value-type="float" office:value="0.200142467213845" calcext:value-type="float">
            <text:p>0.20 </text:p>
          </table:table-cell>
          <table:table-cell table:style-name="ce50" office:value-type="string" calcext:value-type="string">
            <text:p>所有者权益（或股东权益）合计</text:p>
          </table:table-cell>
          <table:table-cell table:style-name="ce24" office:value-type="float" office:value="122" calcext:value-type="float">
            <text:p>122</text:p>
          </table:table-cell>
          <table:table-cell table:style-name="ce60" table:formula="of:=[.N36]+[.N37]+[.N38]+[.N40]" office:value-type="float" office:value="7234501.98" calcext:value-type="float">
            <text:p>7,234,501.98 </text:p>
          </table:table-cell>
          <table:table-cell table:style-name="ce60" table:formula="of:=[.O36]+[.O37]+[.O38]+[.O40]" office:value-type="float" office:value="33963673.17" calcext:value-type="float">
            <text:p>33,963,673.17 </text:p>
          </table:table-cell>
          <table:table-cell table:style-name="ce60" table:formula="of:=[.P36]+[.P37]+[.P38]+[.P40]" office:value-type="float" office:value="54349779.31" calcext:value-type="float">
            <text:p>54,349,779.31 </text:p>
          </table:table-cell>
          <table:table-cell table:style-name="ce28" table:formula="of:=[.O41]-[.N41]" office:value-type="float" office:value="26729171.19" calcext:value-type="float">
            <text:p>26,729,171.19 </text:p>
          </table:table-cell>
          <table:table-cell table:style-name="ce28" table:formula="of:=[.Q41]/[.N41]*100" office:value-type="float" office:value="369.468019552605" calcext:value-type="float">
            <text:p>369.47 </text:p>
          </table:table-cell>
          <table:table-cell table:style-name="ce28" table:formula="of:=[.Q41]/[.$Q$42]*100" office:value-type="float" office:value="122.564258465754" calcext:value-type="float">
            <text:p>122.56 </text:p>
          </table:table-cell>
          <table:table-cell table:style-name="ce28" table:formula="of:=[.P41]-[.O41]" office:value-type="float" office:value="20386106.14" calcext:value-type="float">
            <text:p>20,386,106.14 </text:p>
          </table:table-cell>
          <table:table-cell table:style-name="ce28" table:formula="of:=[.T41]/[.O41]*100" office:value-type="float" office:value="60.0232667354925" calcext:value-type="float">
            <text:p>60.02 </text:p>
          </table:table-cell>
          <table:table-cell table:style-name="ce28" table:formula="of:=[.T41]/[.$T$42]*100" office:value-type="float" office:value="101.646230969352" calcext:value-type="float">
            <text:p>101.65 </text:p>
          </table:table-cell>
          <table:table-cell table:style-name="ce17" table:number-columns-repeated="1002"/>
        </table:table-row>
        <table:table-row table:style-name="ro6">
          <table:table-cell table:style-name="ce16" office:value-type="string" calcext:value-type="string">
            <text:p><text:s text:c="12"/><text:span text:style-name="T5">资产总计</text:span></text:p>
          </table:table-cell>
          <table:table-cell table:style-name="ce25" office:value-type="float" office:value="67" calcext:value-type="float">
            <text:p>67</text:p>
          </table:table-cell>
          <table:table-cell table:style-name="ce34" table:formula="of:=[.C20]+[.C24]+[.C34]+[.C39]+[.C41]" office:value-type="float" office:value="17931067.33" calcext:value-type="float">
            <text:p>17,931,067.33 </text:p>
          </table:table-cell>
          <table:table-cell table:style-name="ce34" table:formula="of:=[.D20]+[.D24]+[.D34]+[.D39]+[.D41]" office:value-type="float" office:value="39739359.18" calcext:value-type="float">
            <text:p>39,739,359.18 </text:p>
          </table:table-cell>
          <table:table-cell table:style-name="ce34" table:formula="of:=[.E20]+[.E24]+[.E34]+[.E39]+[.E41]" office:value-type="float" office:value="59853895.87" calcext:value-type="float">
            <text:p>59,853,895.87 </text:p>
          </table:table-cell>
          <table:table-cell table:style-name="ce28" table:formula="of:=[.D42]-[.C42]" office:value-type="float" office:value="21808291.85" calcext:value-type="float">
            <text:p>21,808,291.85 </text:p>
          </table:table-cell>
          <table:table-cell table:style-name="ce28" table:formula="of:=[.F42]/[.C42]*100" office:value-type="float" office:value="121.622943289679" calcext:value-type="float">
            <text:p>121.62 </text:p>
          </table:table-cell>
          <table:table-cell table:style-name="ce28" table:formula="of:=[.F42]/[.$F$42]*100" office:value-type="float" office:value="100" calcext:value-type="float">
            <text:p>100.00 </text:p>
          </table:table-cell>
          <table:table-cell table:style-name="ce28" table:formula="of:=[.E42]-[.D42]" office:value-type="float" office:value="20114536.69" calcext:value-type="float">
            <text:p>20,114,536.69 </text:p>
          </table:table-cell>
          <table:table-cell table:style-name="ce28" table:formula="of:=[.I42]/[.D42]*100" office:value-type="float" office:value="50.6161576458516" calcext:value-type="float">
            <text:p>50.62 </text:p>
          </table:table-cell>
          <table:table-cell table:style-name="ce28" table:formula="of:=[.I42]/[.$I$42]*100" office:value-type="float" office:value="100" calcext:value-type="float">
            <text:p>100.00 </text:p>
          </table:table-cell>
          <table:table-cell table:style-name="ce51" office:value-type="string" calcext:value-type="string">
            <text:p><text:s text:c="2"/><text:span text:style-name="T5">负债和所有者权益（或股东权益）总计</text:span></text:p>
          </table:table-cell>
          <table:table-cell table:style-name="ce21" office:value-type="float" office:value="135" calcext:value-type="float">
            <text:p>135</text:p>
          </table:table-cell>
          <table:table-cell table:style-name="ce61" table:formula="of:=[.N30]+[.N41]" office:value-type="float" office:value="17931067.33" calcext:value-type="float">
            <text:p>17,931,067.33 </text:p>
          </table:table-cell>
          <table:table-cell table:style-name="ce61" table:formula="of:=[.O30]+[.O41]" office:value-type="float" office:value="39739359.18" calcext:value-type="float">
            <text:p>39,739,359.18 </text:p>
          </table:table-cell>
          <table:table-cell table:style-name="ce61" table:formula="of:=[.P30]+[.P41]" office:value-type="float" office:value="59795298.24" calcext:value-type="float">
            <text:p>59,795,298.24 </text:p>
          </table:table-cell>
          <table:table-cell table:style-name="ce28" table:formula="of:=[.O42]-[.N42]" office:value-type="float" office:value="21808291.85" calcext:value-type="float">
            <text:p>21,808,291.85 </text:p>
          </table:table-cell>
          <table:table-cell table:style-name="ce28" table:formula="of:=[.Q42]/[.N42]*100" office:value-type="float" office:value="121.622943289679" calcext:value-type="float">
            <text:p>121.62 </text:p>
          </table:table-cell>
          <table:table-cell table:style-name="ce28" table:formula="of:=[.Q42]/[.$Q$42]*100" office:value-type="float" office:value="100" calcext:value-type="float">
            <text:p>100.00 </text:p>
          </table:table-cell>
          <table:table-cell table:style-name="ce28" table:formula="of:=[.P42]-[.O42]" office:value-type="float" office:value="20055939.06" calcext:value-type="float">
            <text:p>20,055,939.06 </text:p>
          </table:table-cell>
          <table:table-cell table:style-name="ce28" table:formula="of:=[.T42]/[.O42]*100" office:value-type="float" office:value="50.4687027517388" calcext:value-type="float">
            <text:p>50.47 </text:p>
          </table:table-cell>
          <table:table-cell table:style-name="ce28" table:formula="of:=[.T42]/[.$T$42]*100" office:value-type="float" office:value="100" calcext:value-type="float">
            <text:p>100.00 </text:p>
          </table:table-cell>
          <table:table-cell table:style-name="ce17" table:number-columns-repeated="1002"/>
        </table:table-row>
        <table:table-row table:style-name="ro7">
          <table:table-cell table:style-name="ce17" office:value-type="string" calcext:value-type="string">
            <text:p>企业负责人：</text:p>
          </table:table-cell>
          <table:table-cell table:number-columns-repeated="2"/>
          <table:table-cell table:style-name="ce40" office:value-type="string" office:string-value=" 审核：          " calcext:value-type="string">
            <text:p><text:s/>审核： <text:s text:c="10"/></text:p>
          </table:table-cell>
          <table:table-cell table:style-name="ce40" table:number-columns-repeated="7"/>
          <table:table-cell table:style-name="ce26"/>
          <table:table-cell/>
          <table:table-cell table:style-name="ce40" office:value-type="string" office:string-value=" 制表：          " calcext:value-type="string">
            <text:p><text:s/>制表： <text:s text:c="10"/></text:p>
          </table:table-cell>
          <table:table-cell table:number-columns-repeated="2"/>
          <table:table-cell table:style-name="ce40" table:number-columns-repeated="6"/>
          <table:table-cell table:style-name="ce65" table:number-columns-repeated="1002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3"/>
          <table:table-cell table:formula="of:=[.D42]-[.O42]" office:value-type="float" office:value="0" calcext:value-type="float">
            <text:p>- </text:p>
          </table:table-cell>
          <table:table-cell table:number-columns-repeated="1010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利润表" table:style-name="ta1">
        <office:forms form:automatic-focus="false" form:apply-design-mode="false"/>
        <table:table-column table:style-name="co12" table:default-cell-style-name="ce65"/>
        <table:table-column table:style-name="co4" table:default-cell-style-name="ce83"/>
        <table:table-column table:style-name="co13" table:default-cell-style-name="ce91"/>
        <table:table-column table:style-name="co14" table:default-cell-style-name="ce91"/>
        <table:table-column table:style-name="co14" table:default-cell-style-name="ce103"/>
        <table:table-column table:style-name="co15" table:default-cell-style-name="ce107"/>
        <table:table-column table:style-name="co16" table:default-cell-style-name="ce107"/>
        <table:table-column table:style-name="co15" table:default-cell-style-name="ce107"/>
        <table:table-column table:style-name="co17" table:default-cell-style-name="ce107"/>
        <table:table-column table:style-name="co11" table:number-columns-repeated="245" table:default-cell-style-name="ce111"/>
        <table:table-column table:style-name="co11" table:number-columns-repeated="770" table:default-cell-style-name="Default"/>
        <table:table-row table:style-name="ro10">
          <table:table-cell table:style-name="ce66" office:value-type="string" calcext:value-type="string" table:number-columns-spanned="5" table:number-rows-spanned="1">
            <text:p>利润及利润分配表</text:p>
          </table:table-cell>
          <table:covered-table-cell table:number-columns-repeated="3" table:style-name="ce74"/>
          <table:covered-table-cell table:style-name="ce95"/>
          <table:table-cell table:style-name="ce104" table:number-columns-repeated="4"/>
          <table:table-cell table:style-name="ce108" table:number-columns-repeated="1011"/>
          <table:table-cell table:number-columns-repeated="4"/>
        </table:table-row>
        <table:table-row table:style-name="ro11">
          <table:table-cell table:style-name="ce67" office:value-type="string" calcext:value-type="string" table:number-columns-spanned="5" table:number-rows-spanned="1">
            <text:p><text:s text:c="196"/><text:span text:style-name="T5">会企</text:span><text:span text:style-name="T6">02</text:span><text:span text:style-name="T5">表</text:span></text:p>
          </table:table-cell>
          <table:covered-table-cell table:number-columns-repeated="3" table:style-name="ce75"/>
          <table:covered-table-cell table:style-name="ce96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68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$资产负债表.A3]" office:value-type="string" office:string-value="编制单位：厦门怡惟服饰股份有限公司" calcext:value-type="string">
            <text:p>编制单位：厦门怡惟服饰股份有限公司</text:p>
          </table:table-cell>
          <table:table-cell table:style-name="ce76" office:value-type="string" calcext:value-type="string" table:number-columns-spanned="2" table:number-rows-spanned="1">
            <text:p>2011 – 2012 -2013</text:p>
          </table:table-cell>
          <table:covered-table-cell table:style-name="ce76"/>
          <table:table-cell table:style-name="ce92" office:value-type="string" calcext:value-type="string" table:number-columns-spanned="2" table:number-rows-spanned="1">
            <text:p><text:s/><text:span text:style-name="T5">单位：元</text:span></text:p>
          </table:table-cell>
          <table:covered-table-cell table:style-name="ce97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69" office:value-type="string" calcext:value-type="string">
            <text:p>项 <text:s text:c="12"/>目</text:p>
          </table:table-cell>
          <table:table-cell table:style-name="ce77" office:value-type="string" calcext:value-type="string">
            <text:p>行次</text:p>
          </table:table-cell>
          <table:table-cell table:style-name="ce77" office:value-type="float" office:value="2011" calcext:value-type="float">
            <text:p>2011</text:p>
          </table:table-cell>
          <table:table-cell table:style-name="ce77" office:value-type="float" office:value="2012" calcext:value-type="float">
            <text:p>2012</text:p>
          </table:table-cell>
          <table:table-cell table:style-name="ce77" office:value-type="float" office:value="2013" calcext:value-type="float">
            <text:p>2013</text:p>
          </table:table-cell>
          <table:table-cell table:style-name="ce106" office:value-type="string" calcext:value-type="string">
            <text:p>11-12</text:p>
          </table:table-cell>
          <table:table-cell table:style-name="ce106" office:value-type="string" calcext:value-type="string">
            <text:p>11-12(%)</text:p>
          </table:table-cell>
          <table:table-cell table:style-name="ce106" office:value-type="string" calcext:value-type="string">
            <text:p>12-13</text:p>
          </table:table-cell>
          <table:table-cell table:style-name="ce106" office:value-type="string" calcext:value-type="string">
            <text:p>12-13(%)</text:p>
          </table:table-cell>
          <table:table-cell table:style-name="ce110" table:number-columns-repeated="1011"/>
          <table:table-cell table:style-name="ce112"/>
          <table:table-cell table:number-columns-repeated="3"/>
        </table:table-row>
        <table:table-row table:style-name="ro12">
          <table:table-cell table:style-name="ce70" office:value-type="string" calcext:value-type="string">
            <text:p>一、主营业务收入</text:p>
          </table:table-cell>
          <table:table-cell table:style-name="ce78" office:value-type="float" office:value="1" calcext:value-type="float">
            <text:p>1</text:p>
          </table:table-cell>
          <table:table-cell table:style-name="ce84" office:value-type="float" office:value="8406216.3" calcext:value-type="float">
            <text:p>8,406,216.30 </text:p>
          </table:table-cell>
          <table:table-cell table:style-name="ce84" office:value-type="float" office:value="11831083.55" calcext:value-type="float">
            <text:p>11,831,083.55 </text:p>
          </table:table-cell>
          <table:table-cell table:style-name="ce98" office:value-type="float" office:value="44731367.24" calcext:value-type="float">
            <text:p>44,731,367.24</text:p>
          </table:table-cell>
          <table:table-cell table:style-name="ce105" table:formula="of:=[.D5]-[.C5]" office:value-type="float" office:value="3424867.25" calcext:value-type="float">
            <text:p>3,424,867.25</text:p>
          </table:table-cell>
          <table:table-cell table:style-name="ce105" table:formula="of:=[.F5]/[.C5]*100" office:value-type="float" office:value="40.7420785734481" calcext:value-type="float">
            <text:p>40.74</text:p>
          </table:table-cell>
          <table:table-cell table:style-name="ce105" table:formula="of:=[.E5]-[.D5]" office:value-type="float" office:value="32900283.69" calcext:value-type="float">
            <text:p>32,900,283.69</text:p>
          </table:table-cell>
          <table:table-cell table:style-name="ce105" table:formula="of:=[.H5]/[.D5]*100" office:value-type="float" office:value="278.08343632228" calcext:value-type="float">
            <text:p>278.08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主营业务成本</text:p>
          </table:table-cell>
          <table:table-cell table:style-name="ce78" office:value-type="float" office:value="2" calcext:value-type="float">
            <text:p>2</text:p>
          </table:table-cell>
          <table:table-cell table:style-name="ce84" office:value-type="float" office:value="4821379.67" calcext:value-type="float">
            <text:p>4,821,379.67 </text:p>
          </table:table-cell>
          <table:table-cell table:style-name="ce84" office:value-type="float" office:value="7286658.64" calcext:value-type="float">
            <text:p>7,286,658.64 </text:p>
          </table:table-cell>
          <table:table-cell table:style-name="ce98" office:value-type="float" office:value="28757055.8" calcext:value-type="float">
            <text:p>28,757,055.80</text:p>
          </table:table-cell>
          <table:table-cell table:style-name="ce105" table:formula="of:=[.D6]-[.C6]" office:value-type="float" office:value="2465278.97" calcext:value-type="float">
            <text:p>2,465,278.97</text:p>
          </table:table-cell>
          <table:table-cell table:style-name="ce105" table:formula="of:=[.F6]/[.C6]*100" office:value-type="float" office:value="51.1322305799659" calcext:value-type="float">
            <text:p>51.13</text:p>
          </table:table-cell>
          <table:table-cell table:style-name="ce105" table:formula="of:=[.E6]-[.D6]" office:value-type="float" office:value="21470397.16" calcext:value-type="float">
            <text:p>21,470,397.16</text:p>
          </table:table-cell>
          <table:table-cell table:style-name="ce105" table:formula="of:=[.H6]/[.D6]*100" office:value-type="float" office:value="294.653533543325" calcext:value-type="float">
            <text:p>294.65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主营业务税金及附加</text:p>
          </table:table-cell>
          <table:table-cell table:style-name="ce78" office:value-type="float" office:value="3" calcext:value-type="float">
            <text:p>3</text:p>
          </table:table-cell>
          <table:table-cell table:style-name="ce84" office:value-type="float" office:value="126870.75" calcext:value-type="float">
            <text:p>126,870.75 </text:p>
          </table:table-cell>
          <table:table-cell table:style-name="ce84" office:value-type="float" office:value="145268.2" calcext:value-type="float">
            <text:p>145,268.20 </text:p>
          </table:table-cell>
          <table:table-cell table:style-name="ce98" office:value-type="float" office:value="22683.58" calcext:value-type="float">
            <text:p>22,683.58</text:p>
          </table:table-cell>
          <table:table-cell table:style-name="ce105" table:formula="of:=[.D7]-[.C7]" office:value-type="float" office:value="18397.45" calcext:value-type="float">
            <text:p>18,397.45</text:p>
          </table:table-cell>
          <table:table-cell table:style-name="ce105" table:formula="of:=[.F7]/[.C7]*100" office:value-type="float" office:value="14.5009389477086" calcext:value-type="float">
            <text:p>14.50</text:p>
          </table:table-cell>
          <table:table-cell table:style-name="ce105" table:formula="of:=[.E7]-[.D7]" office:value-type="float" office:value="-122584.62" calcext:value-type="float">
            <text:p>-122,584.62</text:p>
          </table:table-cell>
          <table:table-cell table:style-name="ce105" table:formula="of:=[.H7]/[.D7]*100" office:value-type="float" office:value="-84.3850340267175" calcext:value-type="float">
            <text:p>-84.39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二、主营业务利润（亏损以“－”号填列）</text:p>
          </table:table-cell>
          <table:table-cell table:style-name="ce78" office:value-type="float" office:value="4" calcext:value-type="float">
            <text:p>4</text:p>
          </table:table-cell>
          <table:table-cell table:style-name="ce85" table:formula="of:=[.C5]-[.C6]-[.C7]" office:value-type="float" office:value="3457965.88" calcext:value-type="float">
            <text:p>3,457,965.88 </text:p>
          </table:table-cell>
          <table:table-cell table:style-name="ce85" office:value-type="float" office:value="4399156.71" calcext:value-type="float">
            <text:p>4,399,156.71 </text:p>
          </table:table-cell>
          <table:table-cell table:style-name="ce85" table:formula="of:=[.E5]-[.E6]-[.E7]" office:value-type="float" office:value="15951627.86" calcext:value-type="float">
            <text:p>15,951,627.86 </text:p>
          </table:table-cell>
          <table:table-cell table:style-name="ce105" table:formula="of:=[.D8]-[.C8]" office:value-type="float" office:value="941190.829999999" calcext:value-type="float">
            <text:p>941,190.83</text:p>
          </table:table-cell>
          <table:table-cell table:style-name="ce105" table:formula="of:=[.F8]/[.C8]*100" office:value-type="float" office:value="27.2180484904032" calcext:value-type="float">
            <text:p>27.22</text:p>
          </table:table-cell>
          <table:table-cell table:style-name="ce105" table:formula="of:=[.E8]-[.D8]" office:value-type="float" office:value="11552471.15" calcext:value-type="float">
            <text:p>11,552,471.15</text:p>
          </table:table-cell>
          <table:table-cell table:style-name="ce105" table:formula="of:=[.H8]/[.D8]*100" office:value-type="float" office:value="262.606492824849" calcext:value-type="float">
            <text:p>262.61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1" office:value-type="string" calcext:value-type="string">
            <text:p><text:s text:c="14"/><text:span text:style-name="T5">加：其他业务利润（亏损以“－”号填列）</text:span></text:p>
          </table:table-cell>
          <table:table-cell table:style-name="ce78" office:value-type="float" office:value="5" calcext:value-type="float">
            <text:p>5</text:p>
          </table:table-cell>
          <table:table-cell table:style-name="ce84" table:number-columns-repeated="2"/>
          <table:table-cell table:style-name="ce98"/>
          <table:table-cell table:style-name="ce105" table:formula="of:=[.D9]-[.C9]" office:value-type="float" office:value="0" calcext:value-type="float">
            <text:p>0.00</text:p>
          </table:table-cell>
          <table:table-cell table:style-name="ce105" table:formula="of:=[.F9]/[.C9]*100" office:value-type="string" office:string-value="#DIV/0!" calcext:value-type="error">
            <text:p>#DIV/0!</text:p>
          </table:table-cell>
          <table:table-cell table:style-name="ce105" table:formula="of:=[.E9]-[.D9]" office:value-type="float" office:value="0" calcext:value-type="float">
            <text:p>0.00</text:p>
          </table:table-cell>
          <table:table-cell table:style-name="ce105" table:formula="of:=[.H9]/[.D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营业费用 </text:p>
          </table:table-cell>
          <table:table-cell table:style-name="ce78" office:value-type="float" office:value="6" calcext:value-type="float">
            <text:p>6</text:p>
          </table:table-cell>
          <table:table-cell table:style-name="ce84" office:value-type="float" office:value="341897.59" calcext:value-type="float">
            <text:p>341,897.59 </text:p>
          </table:table-cell>
          <table:table-cell table:style-name="ce84" office:value-type="float" office:value="403335.26" calcext:value-type="float">
            <text:p>403,335.26 </text:p>
          </table:table-cell>
          <table:table-cell table:style-name="ce98" office:value-type="float" office:value="3775876.13" calcext:value-type="float">
            <text:p>3,775,876.13</text:p>
          </table:table-cell>
          <table:table-cell table:style-name="ce105" table:formula="of:=[.D10]-[.C10]" office:value-type="float" office:value="61437.67" calcext:value-type="float">
            <text:p>61,437.67</text:p>
          </table:table-cell>
          <table:table-cell table:style-name="ce105" table:formula="of:=[.F10]/[.C10]*100" office:value-type="float" office:value="17.9696118946027" calcext:value-type="float">
            <text:p>17.97</text:p>
          </table:table-cell>
          <table:table-cell table:style-name="ce105" table:formula="of:=[.E10]-[.D10]" office:value-type="float" office:value="3372540.87" calcext:value-type="float">
            <text:p>3,372,540.87</text:p>
          </table:table-cell>
          <table:table-cell table:style-name="ce105" table:formula="of:=[.H10]/[.D10]*100" office:value-type="float" office:value="836.163163617285" calcext:value-type="float">
            <text:p>836.1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管理费用</text:p>
          </table:table-cell>
          <table:table-cell table:style-name="ce78" office:value-type="float" office:value="7" calcext:value-type="float">
            <text:p>7</text:p>
          </table:table-cell>
          <table:table-cell table:style-name="ce84" office:value-type="float" office:value="317245.7" calcext:value-type="float">
            <text:p>317,245.70 </text:p>
          </table:table-cell>
          <table:table-cell table:style-name="ce84" office:value-type="float" office:value="1427563.5" calcext:value-type="float">
            <text:p>1,427,563.50 </text:p>
          </table:table-cell>
          <table:table-cell table:style-name="ce98" office:value-type="float" office:value="2986632.69" calcext:value-type="float">
            <text:p>2,986,632.69</text:p>
          </table:table-cell>
          <table:table-cell table:style-name="ce105" table:formula="of:=[.D11]-[.C11]" office:value-type="float" office:value="1110317.8" calcext:value-type="float">
            <text:p>1,110,317.80</text:p>
          </table:table-cell>
          <table:table-cell table:style-name="ce105" table:formula="of:=[.F11]/[.C11]*100" office:value-type="float" office:value="349.986713767909" calcext:value-type="float">
            <text:p>349.99</text:p>
          </table:table-cell>
          <table:table-cell table:style-name="ce105" table:formula="of:=[.E11]-[.D11]" office:value-type="float" office:value="1559069.19" calcext:value-type="float">
            <text:p>1,559,069.19</text:p>
          </table:table-cell>
          <table:table-cell table:style-name="ce105" table:formula="of:=[.H11]/[.D11]*100" office:value-type="float" office:value="109.211897754461" calcext:value-type="float">
            <text:p>109.21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财务费用</text:p>
          </table:table-cell>
          <table:table-cell table:style-name="ce78" office:value-type="float" office:value="8" calcext:value-type="float">
            <text:p>8</text:p>
          </table:table-cell>
          <table:table-cell table:style-name="ce84" office:value-type="float" office:value="130740.57" calcext:value-type="float">
            <text:p>130,740.57 </text:p>
          </table:table-cell>
          <table:table-cell table:style-name="ce84" office:value-type="float" office:value="166534.83" calcext:value-type="float">
            <text:p>166,534.83 </text:p>
          </table:table-cell>
          <table:table-cell table:style-name="ce98" office:value-type="float" office:value="48729.65" calcext:value-type="float">
            <text:p>48,729.65</text:p>
          </table:table-cell>
          <table:table-cell table:style-name="ce105" table:formula="of:=[.D12]-[.C12]" office:value-type="float" office:value="35794.26" calcext:value-type="float">
            <text:p>35,794.26</text:p>
          </table:table-cell>
          <table:table-cell table:style-name="ce105" table:formula="of:=[.F12]/[.C12]*100" office:value-type="float" office:value="27.3780816467298" calcext:value-type="float">
            <text:p>27.38</text:p>
          </table:table-cell>
          <table:table-cell table:style-name="ce105" table:formula="of:=[.E12]-[.D12]" office:value-type="float" office:value="-117805.18" calcext:value-type="float">
            <text:p>-117,805.18</text:p>
          </table:table-cell>
          <table:table-cell table:style-name="ce105" table:formula="of:=[.H12]/[.D12]*100" office:value-type="float" office:value="-70.7390640144167" calcext:value-type="float">
            <text:p>-70.74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三、营业利润（亏损以“－”号填列）</text:p>
          </table:table-cell>
          <table:table-cell table:style-name="ce78" office:value-type="float" office:value="9" calcext:value-type="float">
            <text:p>9</text:p>
          </table:table-cell>
          <table:table-cell table:style-name="ce85" table:formula="of:=[.C8]+[.C9]-[.C10]-[.C11]-[.C12]" office:value-type="float" office:value="2668082.02" calcext:value-type="float">
            <text:p>2,668,082.02 </text:p>
          </table:table-cell>
          <table:table-cell table:style-name="ce85" office:value-type="float" office:value="2401723.12" calcext:value-type="float">
            <text:p>2,401,723.12 </text:p>
          </table:table-cell>
          <table:table-cell table:style-name="ce85" table:formula="of:=[.E8]+[.E9]-[.E10]-[.E11]-[.E12]" office:value-type="float" office:value="9140389.39" calcext:value-type="float">
            <text:p>9,140,389.39 </text:p>
          </table:table-cell>
          <table:table-cell table:style-name="ce105" table:formula="of:=[.D13]-[.C13]" office:value-type="float" office:value="-266358.900000001" calcext:value-type="float">
            <text:p>-266,358.90</text:p>
          </table:table-cell>
          <table:table-cell table:style-name="ce105" table:formula="of:=[.F13]/[.C13]*100" office:value-type="float" office:value="-9.98316011289641" calcext:value-type="float">
            <text:p>-9.98</text:p>
          </table:table-cell>
          <table:table-cell table:style-name="ce105" table:formula="of:=[.E13]-[.D13]" office:value-type="float" office:value="6738666.27" calcext:value-type="float">
            <text:p>6,738,666.27</text:p>
          </table:table-cell>
          <table:table-cell table:style-name="ce105" table:formula="of:=[.H13]/[.D13]*100" office:value-type="float" office:value="280.576316807076" calcext:value-type="float">
            <text:p>280.58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5"/>加：投资收益（损失以“－”号填列）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float" office:value="-72581.66" calcext:value-type="float">
            <text:p>-72,581.66 </text:p>
          </table:table-cell>
          <table:table-cell table:style-name="ce84" office:value-type="float" office:value="35757.71" calcext:value-type="float">
            <text:p>35,757.71 </text:p>
          </table:table-cell>
          <table:table-cell table:style-name="ce98" office:value-type="float" office:value="-150418.33" calcext:value-type="float">
            <text:p>-150,418.33</text:p>
          </table:table-cell>
          <table:table-cell table:style-name="ce105" table:formula="of:=[.D14]-[.C14]" office:value-type="float" office:value="108339.37" calcext:value-type="float">
            <text:p>108,339.37</text:p>
          </table:table-cell>
          <table:table-cell table:style-name="ce105" table:formula="of:=[.F14]/[.C14]*100" office:value-type="float" office:value="-149.265489381202" calcext:value-type="float">
            <text:p>-149.27</text:p>
          </table:table-cell>
          <table:table-cell table:style-name="ce105" table:formula="of:=[.E14]-[.D14]" office:value-type="float" office:value="-186176.04" calcext:value-type="float">
            <text:p>-186,176.04</text:p>
          </table:table-cell>
          <table:table-cell table:style-name="ce105" table:formula="of:=[.H14]/[.D14]*100" office:value-type="float" office:value="-520.65985209903" calcext:value-type="float">
            <text:p>-520.6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9"/>补贴收入</text:p>
          </table:table-cell>
          <table:table-cell table:style-name="ce78" office:value-type="float" office:value="11" calcext:value-type="float">
            <text:p>11</text:p>
          </table:table-cell>
          <table:table-cell table:style-name="ce84" table:number-columns-repeated="2"/>
          <table:table-cell table:style-name="ce98"/>
          <table:table-cell table:style-name="ce105" table:formula="of:=[.D15]-[.C15]" office:value-type="float" office:value="0" calcext:value-type="float">
            <text:p>0.00</text:p>
          </table:table-cell>
          <table:table-cell table:style-name="ce105" table:formula="of:=[.F15]/[.C15]*100" office:value-type="string" office:string-value="#DIV/0!" calcext:value-type="error">
            <text:p>#DIV/0!</text:p>
          </table:table-cell>
          <table:table-cell table:style-name="ce105" table:formula="of:=[.E15]-[.D15]" office:value-type="float" office:value="0" calcext:value-type="float">
            <text:p>0.00</text:p>
          </table:table-cell>
          <table:table-cell table:style-name="ce105" table:formula="of:=[.H15]/[.D15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9"/>营业外收入</text:p>
          </table:table-cell>
          <table:table-cell table:style-name="ce78" office:value-type="float" office:value="12" calcext:value-type="float">
            <text:p>12</text:p>
          </table:table-cell>
          <table:table-cell table:style-name="ce84" office:value-type="float" office:value="0.48" calcext:value-type="float">
            <text:p>0.48 </text:p>
          </table:table-cell>
          <table:table-cell table:style-name="ce84"/>
          <table:table-cell table:style-name="ce98" office:value-type="float" office:value="100000.64" calcext:value-type="float">
            <text:p>100,000.64</text:p>
          </table:table-cell>
          <table:table-cell table:style-name="ce105" table:formula="of:=[.D16]-[.C16]" office:value-type="float" office:value="-0.48" calcext:value-type="float">
            <text:p>-0.48</text:p>
          </table:table-cell>
          <table:table-cell table:style-name="ce105" table:formula="of:=[.F16]/[.C16]*100" office:value-type="float" office:value="-100" calcext:value-type="float">
            <text:p>-100.00</text:p>
          </table:table-cell>
          <table:table-cell table:style-name="ce105" table:formula="of:=[.E16]-[.D16]" office:value-type="float" office:value="100000.64" calcext:value-type="float">
            <text:p>100,000.64</text:p>
          </table:table-cell>
          <table:table-cell table:style-name="ce105" table:formula="of:=[.H16]/[.D16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5"/>减：营业外支出 <text:s text:c="3"/></text:p>
          </table:table-cell>
          <table:table-cell table:style-name="ce78" office:value-type="float" office:value="13" calcext:value-type="float">
            <text:p>13</text:p>
          </table:table-cell>
          <table:table-cell table:style-name="ce84" office:value-type="float" office:value="13.41" calcext:value-type="float">
            <text:p>13.41 </text:p>
          </table:table-cell>
          <table:table-cell table:style-name="ce84"/>
          <table:table-cell table:style-name="ce98"/>
          <table:table-cell table:style-name="ce105" table:formula="of:=[.D17]-[.C17]" office:value-type="float" office:value="-13.41" calcext:value-type="float">
            <text:p>-13.41</text:p>
          </table:table-cell>
          <table:table-cell table:style-name="ce105" table:formula="of:=[.F17]/[.C17]*100" office:value-type="float" office:value="-100" calcext:value-type="float">
            <text:p>-100.00</text:p>
          </table:table-cell>
          <table:table-cell table:style-name="ce105" table:formula="of:=[.E17]-[.D17]" office:value-type="float" office:value="0" calcext:value-type="float">
            <text:p>0.00</text:p>
          </table:table-cell>
          <table:table-cell table:style-name="ce105" table:formula="of:=[.H17]/[.D1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四、利润总额（亏损以“－”号填列）</text:p>
          </table:table-cell>
          <table:table-cell table:style-name="ce78" office:value-type="float" office:value="14" calcext:value-type="float">
            <text:p>14</text:p>
          </table:table-cell>
          <table:table-cell table:style-name="ce85" table:formula="of:=[.C13]+[.C14]+[.C15]+[.C16]-[.C17]" office:value-type="float" office:value="2595487.43" calcext:value-type="float">
            <text:p>2,595,487.43 </text:p>
          </table:table-cell>
          <table:table-cell table:style-name="ce85" office:value-type="float" office:value="2437480.83" calcext:value-type="float">
            <text:p>2,437,480.83 </text:p>
          </table:table-cell>
          <table:table-cell table:style-name="ce85" table:formula="of:=[.E13]+[.E14]+[.E15]+[.E16]-[.E17]" office:value-type="float" office:value="9089971.7" calcext:value-type="float">
            <text:p>9,089,971.70 </text:p>
          </table:table-cell>
          <table:table-cell table:style-name="ce105" table:formula="of:=[.D18]-[.C18]" office:value-type="float" office:value="-158006.600000001" calcext:value-type="float">
            <text:p>-158,006.60</text:p>
          </table:table-cell>
          <table:table-cell table:style-name="ce105" table:formula="of:=[.F18]/[.C18]*100" office:value-type="float" office:value="-6.08774283295221" calcext:value-type="float">
            <text:p>-6.09</text:p>
          </table:table-cell>
          <table:table-cell table:style-name="ce105" table:formula="of:=[.E18]-[.D18]" office:value-type="float" office:value="6652490.87" calcext:value-type="float">
            <text:p>6,652,490.87</text:p>
          </table:table-cell>
          <table:table-cell table:style-name="ce105" table:formula="of:=[.H18]/[.D18]*100" office:value-type="float" office:value="272.924848807939" calcext:value-type="float">
            <text:p>272.92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6"/>减：所得税</text:p>
          </table:table-cell>
          <table:table-cell table:style-name="ce78" office:value-type="float" office:value="15" calcext:value-type="float">
            <text:p>15</text:p>
          </table:table-cell>
          <table:table-cell table:style-name="ce84" office:value-type="float" office:value="622191.16" calcext:value-type="float">
            <text:p>622,191.16 </text:p>
          </table:table-cell>
          <table:table-cell table:style-name="ce85" office:value-type="float" office:value="618309.64" calcext:value-type="float">
            <text:p>618,309.64 </text:p>
          </table:table-cell>
          <table:table-cell table:style-name="ce98" office:value-type="float" office:value="2272492.93" calcext:value-type="float">
            <text:p>2,272,492.93</text:p>
          </table:table-cell>
          <table:table-cell table:style-name="ce105" table:formula="of:=[.D19]-[.C19]" office:value-type="float" office:value="-3881.52000000002" calcext:value-type="float">
            <text:p>-3,881.52</text:p>
          </table:table-cell>
          <table:table-cell table:style-name="ce105" table:formula="of:=[.F19]/[.C19]*100" office:value-type="float" office:value="-0.623846857612059" calcext:value-type="float">
            <text:p>-0.62</text:p>
          </table:table-cell>
          <table:table-cell table:style-name="ce105" table:formula="of:=[.E19]-[.D19]" office:value-type="float" office:value="1654183.29" calcext:value-type="float">
            <text:p>1,654,183.29</text:p>
          </table:table-cell>
          <table:table-cell table:style-name="ce105" table:formula="of:=[.H19]/[.D19]*100" office:value-type="float" office:value="267.53315539444" calcext:value-type="float">
            <text:p>267.5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<text:s text:c="10"/>少数股东权益</text:p>
          </table:table-cell>
          <table:table-cell table:style-name="ce78" office:value-type="float" office:value="16" calcext:value-type="float">
            <text:p>16</text:p>
          </table:table-cell>
          <table:table-cell table:style-name="ce84" table:number-columns-repeated="2"/>
          <table:table-cell table:style-name="ce98"/>
          <table:table-cell table:style-name="ce105" table:formula="of:=[.D20]-[.C20]" office:value-type="float" office:value="0" calcext:value-type="float">
            <text:p>0.00</text:p>
          </table:table-cell>
          <table:table-cell table:style-name="ce105" table:formula="of:=[.F20]/[.C20]*100" office:value-type="string" office:string-value="#DIV/0!" calcext:value-type="error">
            <text:p>#DIV/0!</text:p>
          </table:table-cell>
          <table:table-cell table:style-name="ce105" table:formula="of:=[.E20]-[.D20]" office:value-type="float" office:value="0" calcext:value-type="float">
            <text:p>0.00</text:p>
          </table:table-cell>
          <table:table-cell table:style-name="ce105" table:formula="of:=[.H20]/[.D2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0" office:value-type="string" calcext:value-type="string">
            <text:p>五、净利润（亏损以“－”号填列）</text:p>
          </table:table-cell>
          <table:table-cell table:style-name="ce78" office:value-type="float" office:value="17" calcext:value-type="float">
            <text:p>17</text:p>
          </table:table-cell>
          <table:table-cell table:style-name="ce85" table:formula="of:=[.C18]-[.C19]-[.C20]" office:value-type="float" office:value="1973296.27" calcext:value-type="float">
            <text:p>1,973,296.27 </text:p>
          </table:table-cell>
          <table:table-cell table:style-name="ce85" office:value-type="float" office:value="1819171.19" calcext:value-type="float">
            <text:p>1,819,171.19 </text:p>
          </table:table-cell>
          <table:table-cell table:style-name="ce85" table:formula="of:=[.E18]-[.E19]-[.E20]" office:value-type="float" office:value="6817478.77" calcext:value-type="float">
            <text:p>6,817,478.77 </text:p>
          </table:table-cell>
          <table:table-cell table:style-name="ce105" table:formula="of:=[.D21]-[.C21]" office:value-type="float" office:value="-154125.080000001" calcext:value-type="float">
            <text:p>-154,125.08</text:p>
          </table:table-cell>
          <table:table-cell table:style-name="ce105" table:formula="of:=[.F21]/[.C21]*100" office:value-type="float" office:value="-7.81053926585492" calcext:value-type="float">
            <text:p>-7.81</text:p>
          </table:table-cell>
          <table:table-cell table:style-name="ce105" table:formula="of:=[.E21]-[.D21]" office:value-type="float" office:value="4998307.58" calcext:value-type="float">
            <text:p>4,998,307.58</text:p>
          </table:table-cell>
          <table:table-cell table:style-name="ce105" table:formula="of:=[.H21]/[.D21]*100" office:value-type="float" office:value="274.757406420888" calcext:value-type="float">
            <text:p>274.76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加：年初未分配利润</text:p>
          </table:table-cell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37755.5099999995" calcext:value-type="float">
            <text:p>37,755.51 </text:p>
          </table:table-cell>
          <table:table-cell table:style-name="ce85" office:value-type="float" office:value="2011051.78" calcext:value-type="float">
            <text:p>2,011,051.78 </text:p>
          </table:table-cell>
          <table:table-cell table:style-name="ce85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$资产负债表.H40]" office:value-type="float" office:value="697211.69" calcext:value-type="float">
            <text:p>697,211.69 </text:p>
          </table:table-cell>
          <table:table-cell table:style-name="ce105" table:formula="of:=[.D22]-[.C22]" office:value-type="float" office:value="1973296.27" calcext:value-type="float">
            <text:p>1,973,296.27</text:p>
          </table:table-cell>
          <table:table-cell table:style-name="ce105" table:formula="of:=[.F22]/[.C22]*100" office:value-type="float" office:value="5226.51202433771" calcext:value-type="float">
            <text:p>5,226.51</text:p>
          </table:table-cell>
          <table:table-cell table:style-name="ce105" table:formula="of:=[.E22]-[.D22]" office:value-type="float" office:value="-1313840.09" calcext:value-type="float">
            <text:p>-1,313,840.09</text:p>
          </table:table-cell>
          <table:table-cell table:style-name="ce105" table:formula="of:=[.H22]/[.D22]*100" office:value-type="float" office:value="-65.3309926211845" calcext:value-type="float">
            <text:p>-65.3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8"/>其他转入</text:p>
          </table:table-cell>
          <table:table-cell table:style-name="ce78" office:value-type="float" office:value="19" calcext:value-type="float">
            <text:p>19</text:p>
          </table:table-cell>
          <table:table-cell table:style-name="ce87"/>
          <table:table-cell table:style-name="ce84"/>
          <table:table-cell table:style-name="ce98"/>
          <table:table-cell table:style-name="ce105" table:formula="of:=[.D23]-[.C23]" office:value-type="float" office:value="0" calcext:value-type="float">
            <text:p>0.00</text:p>
          </table:table-cell>
          <table:table-cell table:style-name="ce105" table:formula="of:=[.F23]/[.C23]*100" office:value-type="string" office:string-value="#DIV/0!" calcext:value-type="error">
            <text:p>#DIV/0!</text:p>
          </table:table-cell>
          <table:table-cell table:style-name="ce105" table:formula="of:=[.E23]-[.D23]" office:value-type="float" office:value="0" calcext:value-type="float">
            <text:p>0.00</text:p>
          </table:table-cell>
          <table:table-cell table:style-name="ce105" table:formula="of:=[.H23]/[.D2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六、可供分配的利润</text:p>
          </table:table-cell>
          <table:table-cell table:style-name="ce78" office:value-type="float" office:value="20" calcext:value-type="float">
            <text:p>20</text:p>
          </table:table-cell>
          <table:table-cell table:style-name="ce86" table:formula="of:=[.C21]+[.C22]+[.C23]" office:value-type="float" office:value="2011051.78" calcext:value-type="float">
            <text:p>2,011,051.78 </text:p>
          </table:table-cell>
          <table:table-cell table:style-name="ce85" office:value-type="float" office:value="3830222.97" calcext:value-type="float">
            <text:p>3,830,222.97 </text:p>
          </table:table-cell>
          <table:table-cell table:style-name="ce99" office:value-type="float" office:value="7393620.51" calcext:value-type="float">
            <text:p>7,393,620.51</text:p>
          </table:table-cell>
          <table:table-cell table:style-name="ce105" table:formula="of:=[.D24]-[.C24]" office:value-type="float" office:value="1819171.19" calcext:value-type="float">
            <text:p>1,819,171.19</text:p>
          </table:table-cell>
          <table:table-cell table:style-name="ce105" table:formula="of:=[.F24]/[.C24]*100" office:value-type="float" office:value="90.4586947035248" calcext:value-type="float">
            <text:p>90.46</text:p>
          </table:table-cell>
          <table:table-cell table:style-name="ce105" table:formula="of:=[.E24]-[.D24]" office:value-type="float" office:value="3563397.54" calcext:value-type="float">
            <text:p>3,563,397.54</text:p>
          </table:table-cell>
          <table:table-cell table:style-name="ce105" table:formula="of:=[.H24]/[.D24]*100" office:value-type="float" office:value="93.0336841460694" calcext:value-type="float">
            <text:p>93.03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减：提取法定盈余公积</text:p>
          </table:table-cell>
          <table:table-cell table:style-name="ce78" office:value-type="float" office:value="21" calcext:value-type="float">
            <text:p>21</text:p>
          </table:table-cell>
          <table:table-cell table:style-name="ce84"/>
          <table:table-cell table:style-name="ce85" office:value-type="float" office:value="77467.97" calcext:value-type="float">
            <text:p>77,467.97 </text:p>
          </table:table-cell>
          <table:table-cell table:style-name="ce98" office:value-type="float" office:value="681747.88" calcext:value-type="float">
            <text:p>681,747.88</text:p>
          </table:table-cell>
          <table:table-cell table:style-name="ce105" table:formula="of:=[.D25]-[.C25]" office:value-type="float" office:value="77467.97" calcext:value-type="float">
            <text:p>77,467.97</text:p>
          </table:table-cell>
          <table:table-cell table:style-name="ce105" table:formula="of:=[.F25]/[.C25]*100" office:value-type="string" office:string-value="#DIV/0!" calcext:value-type="error">
            <text:p>#DIV/0!</text:p>
          </table:table-cell>
          <table:table-cell table:style-name="ce105" table:formula="of:=[.E25]-[.D25]" office:value-type="float" office:value="604279.91" calcext:value-type="float">
            <text:p>604,279.91</text:p>
          </table:table-cell>
          <table:table-cell table:style-name="ce105" table:formula="of:=[.H25]/[.D25]*100" office:value-type="float" office:value="780.038395223213" calcext:value-type="float">
            <text:p>780.04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法定公益金</text:p>
          </table:table-cell>
          <table:table-cell table:style-name="ce78" office:value-type="float" office:value="22" calcext:value-type="float">
            <text:p>22</text:p>
          </table:table-cell>
          <table:table-cell table:style-name="ce84" table:number-columns-repeated="2"/>
          <table:table-cell table:style-name="ce98"/>
          <table:table-cell table:style-name="ce105" table:formula="of:=[.D26]-[.C26]" office:value-type="float" office:value="0" calcext:value-type="float">
            <text:p>0.00</text:p>
          </table:table-cell>
          <table:table-cell table:style-name="ce105" table:formula="of:=[.F26]/[.C26]*100" office:value-type="string" office:string-value="#DIV/0!" calcext:value-type="error">
            <text:p>#DIV/0!</text:p>
          </table:table-cell>
          <table:table-cell table:style-name="ce105" table:formula="of:=[.E26]-[.D26]" office:value-type="float" office:value="0" calcext:value-type="float">
            <text:p>0.00</text:p>
          </table:table-cell>
          <table:table-cell table:style-name="ce105" table:formula="of:=[.H26]/[.D26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职工奖励及福利基金</text:p>
          </table:table-cell>
          <table:table-cell table:style-name="ce78" office:value-type="float" office:value="23" calcext:value-type="float">
            <text:p>23</text:p>
          </table:table-cell>
          <table:table-cell table:style-name="ce84" table:number-columns-repeated="2"/>
          <table:table-cell table:style-name="ce98"/>
          <table:table-cell table:style-name="ce105" table:formula="of:=[.D27]-[.C27]" office:value-type="float" office:value="0" calcext:value-type="float">
            <text:p>0.00</text:p>
          </table:table-cell>
          <table:table-cell table:style-name="ce105" table:formula="of:=[.F27]/[.C27]*100" office:value-type="string" office:string-value="#DIV/0!" calcext:value-type="error">
            <text:p>#DIV/0!</text:p>
          </table:table-cell>
          <table:table-cell table:style-name="ce105" table:formula="of:=[.E27]-[.D27]" office:value-type="float" office:value="0" calcext:value-type="float">
            <text:p>0.00</text:p>
          </table:table-cell>
          <table:table-cell table:style-name="ce105" table:formula="of:=[.H27]/[.D2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储备基金</text:p>
          </table:table-cell>
          <table:table-cell table:style-name="ce78" office:value-type="float" office:value="24" calcext:value-type="float">
            <text:p>24</text:p>
          </table:table-cell>
          <table:table-cell table:style-name="ce84" table:number-columns-repeated="2"/>
          <table:table-cell table:style-name="ce98"/>
          <table:table-cell table:style-name="ce105" table:formula="of:=[.D28]-[.C28]" office:value-type="float" office:value="0" calcext:value-type="float">
            <text:p>0.00</text:p>
          </table:table-cell>
          <table:table-cell table:style-name="ce105" table:formula="of:=[.F28]/[.C28]*100" office:value-type="string" office:string-value="#DIV/0!" calcext:value-type="error">
            <text:p>#DIV/0!</text:p>
          </table:table-cell>
          <table:table-cell table:style-name="ce105" table:formula="of:=[.E28]-[.D28]" office:value-type="float" office:value="0" calcext:value-type="float">
            <text:p>0.00</text:p>
          </table:table-cell>
          <table:table-cell table:style-name="ce105" table:formula="of:=[.H28]/[.D28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企业发展基金</text:p>
          </table:table-cell>
          <table:table-cell table:style-name="ce78" office:value-type="float" office:value="25" calcext:value-type="float">
            <text:p>25</text:p>
          </table:table-cell>
          <table:table-cell table:style-name="ce84" table:number-columns-repeated="2"/>
          <table:table-cell table:style-name="ce98"/>
          <table:table-cell table:style-name="ce105" table:formula="of:=[.D29]-[.C29]" office:value-type="float" office:value="0" calcext:value-type="float">
            <text:p>0.00</text:p>
          </table:table-cell>
          <table:table-cell table:style-name="ce105" table:formula="of:=[.F29]/[.C29]*100" office:value-type="string" office:string-value="#DIV/0!" calcext:value-type="error">
            <text:p>#DIV/0!</text:p>
          </table:table-cell>
          <table:table-cell table:style-name="ce105" table:formula="of:=[.E29]-[.D29]" office:value-type="float" office:value="0" calcext:value-type="float">
            <text:p>0.00</text:p>
          </table:table-cell>
          <table:table-cell table:style-name="ce105" table:formula="of:=[.H29]/[.D2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利润归还投资</text:p>
          </table:table-cell>
          <table:table-cell table:style-name="ce78" office:value-type="float" office:value="26" calcext:value-type="float">
            <text:p>26</text:p>
          </table:table-cell>
          <table:table-cell table:style-name="ce84" table:number-columns-repeated="2"/>
          <table:table-cell table:style-name="ce98"/>
          <table:table-cell table:style-name="ce105" table:formula="of:=[.D30]-[.C30]" office:value-type="float" office:value="0" calcext:value-type="float">
            <text:p>0.00</text:p>
          </table:table-cell>
          <table:table-cell table:style-name="ce105" table:formula="of:=[.F30]/[.C30]*100" office:value-type="string" office:string-value="#DIV/0!" calcext:value-type="error">
            <text:p>#DIV/0!</text:p>
          </table:table-cell>
          <table:table-cell table:style-name="ce105" table:formula="of:=[.E30]-[.D30]" office:value-type="float" office:value="0" calcext:value-type="float">
            <text:p>0.00</text:p>
          </table:table-cell>
          <table:table-cell table:style-name="ce105" table:formula="of:=[.H30]/[.D3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七、可供投资者分配的利润</text:p>
          </table:table-cell>
          <table:table-cell table:style-name="ce78" office:value-type="float" office:value="27" calcext:value-type="float">
            <text:p>27</text:p>
          </table:table-cell>
          <table:table-cell table:style-name="ce84" table:formula="of:=[.C24]-[.C25]-[.C26]-[.C27]-[.C28]-[.C29]-[.C30]" office:value-type="float" office:value="2011051.78" calcext:value-type="float">
            <text:p>2,011,051.78 </text:p>
          </table:table-cell>
          <table:table-cell table:style-name="ce85" office:value-type="float" office:value="3752755" calcext:value-type="float">
            <text:p>3,752,755.00 </text:p>
          </table:table-cell>
          <table:table-cell table:style-name="ce85" table:formula="of:=[.E24]-[.E25]-[.E26]-[.E27]-[.E28]-[.E29]-[.E30]" office:value-type="float" office:value="6711872.63" calcext:value-type="float">
            <text:p>6,711,872.63 </text:p>
          </table:table-cell>
          <table:table-cell table:style-name="ce105" table:formula="of:=[.D31]-[.C31]" office:value-type="float" office:value="1741703.22" calcext:value-type="float">
            <text:p>1,741,703.22</text:p>
          </table:table-cell>
          <table:table-cell table:style-name="ce105" table:formula="of:=[.F31]/[.C31]*100" office:value-type="float" office:value="86.6065825515442" calcext:value-type="float">
            <text:p>86.61</text:p>
          </table:table-cell>
          <table:table-cell table:style-name="ce105" table:formula="of:=[.E31]-[.D31]" office:value-type="float" office:value="2959117.63" calcext:value-type="float">
            <text:p>2,959,117.63</text:p>
          </table:table-cell>
          <table:table-cell table:style-name="ce105" table:formula="of:=[.H31]/[.D31]*100" office:value-type="float" office:value="78.8518736235113" calcext:value-type="float">
            <text:p>78.85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5"/>减：应付优先股股利</text:p>
          </table:table-cell>
          <table:table-cell table:style-name="ce78" office:value-type="float" office:value="28" calcext:value-type="float">
            <text:p>28</text:p>
          </table:table-cell>
          <table:table-cell table:style-name="ce84" table:number-columns-repeated="2"/>
          <table:table-cell table:style-name="ce98"/>
          <table:table-cell table:style-name="ce105" table:formula="of:=[.D32]-[.C32]" office:value-type="float" office:value="0" calcext:value-type="float">
            <text:p>0.00</text:p>
          </table:table-cell>
          <table:table-cell table:style-name="ce105" table:formula="of:=[.F32]/[.C32]*100" office:value-type="string" office:string-value="#DIV/0!" calcext:value-type="error">
            <text:p>#DIV/0!</text:p>
          </table:table-cell>
          <table:table-cell table:style-name="ce105" table:formula="of:=[.E32]-[.D32]" office:value-type="float" office:value="0" calcext:value-type="float">
            <text:p>0.00</text:p>
          </table:table-cell>
          <table:table-cell table:style-name="ce105" table:formula="of:=[.H32]/[.D32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提取任意盈余公积</text:p>
          </table:table-cell>
          <table:table-cell table:style-name="ce78" office:value-type="float" office:value="29" calcext:value-type="float">
            <text:p>29</text:p>
          </table:table-cell>
          <table:table-cell table:style-name="ce84" table:number-columns-repeated="2"/>
          <table:table-cell table:style-name="ce98"/>
          <table:table-cell table:style-name="ce105" table:formula="of:=[.D33]-[.C33]" office:value-type="float" office:value="0" calcext:value-type="float">
            <text:p>0.00</text:p>
          </table:table-cell>
          <table:table-cell table:style-name="ce105" table:formula="of:=[.F33]/[.C33]*100" office:value-type="string" office:string-value="#DIV/0!" calcext:value-type="error">
            <text:p>#DIV/0!</text:p>
          </table:table-cell>
          <table:table-cell table:style-name="ce105" table:formula="of:=[.E33]-[.D33]" office:value-type="float" office:value="0" calcext:value-type="float">
            <text:p>0.00</text:p>
          </table:table-cell>
          <table:table-cell table:style-name="ce105" table:formula="of:=[.H33]/[.D3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应付普通股股利</text:p>
          </table:table-cell>
          <table:table-cell table:style-name="ce78" office:value-type="float" office:value="30" calcext:value-type="float">
            <text:p>30</text:p>
          </table:table-cell>
          <table:table-cell table:style-name="ce84" table:number-columns-repeated="2"/>
          <table:table-cell table:style-name="ce98" office:value-type="float" office:value="6653275" calcext:value-type="float">
            <text:p>6,653,275.00</text:p>
          </table:table-cell>
          <table:table-cell table:style-name="ce105" table:formula="of:=[.D34]-[.C34]" office:value-type="float" office:value="0" calcext:value-type="float">
            <text:p>0.00</text:p>
          </table:table-cell>
          <table:table-cell table:style-name="ce105" table:formula="of:=[.F34]/[.C34]*100" office:value-type="string" office:string-value="#DIV/0!" calcext:value-type="error">
            <text:p>#DIV/0!</text:p>
          </table:table-cell>
          <table:table-cell table:style-name="ce105" table:formula="of:=[.E34]-[.D34]" office:value-type="float" office:value="6653275" calcext:value-type="float">
            <text:p>6,653,275.00</text:p>
          </table:table-cell>
          <table:table-cell table:style-name="ce105" table:formula="of:=[.H34]/[.D34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9"/>转作资本（或股本）的普通股股利</text:p>
          </table:table-cell>
          <table:table-cell table:style-name="ce78" office:value-type="float" office:value="31" calcext:value-type="float">
            <text:p>31</text:p>
          </table:table-cell>
          <table:table-cell table:style-name="ce84"/>
          <table:table-cell table:style-name="ce84" office:value-type="float" office:value="3055543.31" calcext:value-type="float">
            <text:p>3,055,543.31 </text:p>
          </table:table-cell>
          <table:table-cell table:style-name="ce98"/>
          <table:table-cell table:style-name="ce105" table:formula="of:=[.D35]-[.C35]" office:value-type="float" office:value="3055543.31" calcext:value-type="float">
            <text:p>3,055,543.31</text:p>
          </table:table-cell>
          <table:table-cell table:style-name="ce105" table:formula="of:=[.F35]/[.C35]*100" office:value-type="string" office:string-value="#DIV/0!" calcext:value-type="error">
            <text:p>#DIV/0!</text:p>
          </table:table-cell>
          <table:table-cell table:style-name="ce105" table:formula="of:=[.E35]-[.D35]" office:value-type="float" office:value="-3055543.31" calcext:value-type="float">
            <text:p>-3,055,543.31</text:p>
          </table:table-cell>
          <table:table-cell table:style-name="ce105" table:formula="of:=[.H35]/[.D35]*100" office:value-type="float" office:value="-100" calcext:value-type="float">
            <text:p>-100.00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八、未分配利润</text:p>
          </table:table-cell>
          <table:table-cell table:style-name="ce78" office:value-type="float" office:value="32" calcext:value-type="float">
            <text:p>32</text:p>
          </table:table-cell>
          <table:table-cell table:style-name="ce84" table:formula="of:=[.C31]-[.C32]-[.C33]-[.C34]-[.C35]" office:value-type="float" office:value="2011051.78" calcext:value-type="float">
            <text:p>2,011,051.78 </text:p>
          </table:table-cell>
          <table:table-cell table:style-name="ce85" office:value-type="float" office:value="697211.69" calcext:value-type="float">
            <text:p>697,211.69 </text:p>
          </table:table-cell>
          <table:table-cell table:style-name="ce85" table:formula="of:=[.E31]-[.E32]-[.E33]-[.E34]-[.E35]" office:value-type="float" office:value="58597.6299999999" calcext:value-type="float">
            <text:p>58,597.63 </text:p>
          </table:table-cell>
          <table:table-cell table:style-name="ce105" table:formula="of:=[.D36]-[.C36]" office:value-type="float" office:value="-1313840.09" calcext:value-type="float">
            <text:p>-1,313,840.09</text:p>
          </table:table-cell>
          <table:table-cell table:style-name="ce105" table:formula="of:=[.F36]/[.C36]*100" office:value-type="float" office:value="-65.3309926211845" calcext:value-type="float">
            <text:p>-65.33</text:p>
          </table:table-cell>
          <table:table-cell table:style-name="ce105" table:formula="of:=[.E36]-[.D36]" office:value-type="float" office:value="-638614.06" calcext:value-type="float">
            <text:p>-638,614.06</text:p>
          </table:table-cell>
          <table:table-cell table:style-name="ce105" table:formula="of:=[.H36]/[.D36]*100" office:value-type="float" office:value="-91.5954320846227" calcext:value-type="float">
            <text:p>-91.60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补充资料：</text:p>
          </table:table-cell>
          <table:table-cell table:style-name="ce79"/>
          <table:table-cell table:style-name="ce84" table:number-columns-repeated="2"/>
          <table:table-cell table:style-name="ce98"/>
          <table:table-cell table:style-name="ce105" table:formula="of:=[.D37]-[.C37]" office:value-type="float" office:value="0" calcext:value-type="float">
            <text:p>0.00</text:p>
          </table:table-cell>
          <table:table-cell table:style-name="ce105" table:formula="of:=[.F37]/[.C37]*100" office:value-type="string" office:string-value="#DIV/0!" calcext:value-type="error">
            <text:p>#DIV/0!</text:p>
          </table:table-cell>
          <table:table-cell table:style-name="ce105" table:formula="of:=[.E37]-[.D37]" office:value-type="float" office:value="0" calcext:value-type="float">
            <text:p>0.00</text:p>
          </table:table-cell>
          <table:table-cell table:style-name="ce105" table:formula="of:=[.H37]/[.D37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3" office:value-type="string" calcext:value-type="string">
            <text:p>项 <text:s text:c="8"/>目</text:p>
          </table:table-cell>
          <table:table-cell table:style-name="ce80" office:value-type="string" calcext:value-type="string">
            <text:p>行次</text:p>
          </table:table-cell>
          <table:table-cell table:style-name="ce88"/>
          <table:table-cell table:style-name="ce93" office:value-type="string" calcext:value-type="string">
            <text:p>本年累计数</text:p>
          </table:table-cell>
          <table:table-cell table:style-name="ce100" office:value-type="string" calcext:value-type="string">
            <text:p>本年累计数</text:p>
          </table:table-cell>
          <table:table-cell table:style-name="ce105" table:formula="of:=[.D38]-[.C38]" office:value-type="string" office:string-value="#VALUE!" calcext:value-type="error">
            <text:p>#VALUE!</text:p>
          </table:table-cell>
          <table:table-cell table:style-name="ce105" table:formula="of:=[.F38]/[.C38]*100" office:value-type="string" office:string-value="#VALUE!" calcext:value-type="error">
            <text:p>#VALUE!</text:p>
          </table:table-cell>
          <table:table-cell table:style-name="ce105" table:formula="of:=[.E38]-[.D38]" office:value-type="string" office:string-value="#VALUE!" calcext:value-type="error">
            <text:p>#VALUE!</text:p>
          </table:table-cell>
          <table:table-cell table:style-name="ce105" table:formula="of:=[.H38]/[.D38]*100" office:value-type="string" office:string-value="#VALUE!" calcext:value-type="error">
            <text:p>#VALUE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1、出售、处置部门或被投资单位所得收益</text:p>
          </table:table-cell>
          <table:table-cell table:style-name="ce78" office:value-type="float" office:value="1" calcext:value-type="float">
            <text:p>1</text:p>
          </table:table-cell>
          <table:table-cell table:style-name="ce84" table:number-columns-repeated="2"/>
          <table:table-cell table:style-name="ce98"/>
          <table:table-cell table:style-name="ce105" table:formula="of:=[.D39]-[.C39]" office:value-type="float" office:value="0" calcext:value-type="float">
            <text:p>0.00</text:p>
          </table:table-cell>
          <table:table-cell table:style-name="ce105" table:formula="of:=[.F39]/[.C39]*100" office:value-type="string" office:string-value="#DIV/0!" calcext:value-type="error">
            <text:p>#DIV/0!</text:p>
          </table:table-cell>
          <table:table-cell table:style-name="ce105" table:formula="of:=[.E39]-[.D39]" office:value-type="float" office:value="0" calcext:value-type="float">
            <text:p>0.00</text:p>
          </table:table-cell>
          <table:table-cell table:style-name="ce105" table:formula="of:=[.H39]/[.D39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2、自然灾害发生的损失</text:p>
          </table:table-cell>
          <table:table-cell table:style-name="ce78" office:value-type="float" office:value="2" calcext:value-type="float">
            <text:p>2</text:p>
          </table:table-cell>
          <table:table-cell table:style-name="ce84" table:number-columns-repeated="2"/>
          <table:table-cell table:style-name="ce98"/>
          <table:table-cell table:style-name="ce105" table:formula="of:=[.D40]-[.C40]" office:value-type="float" office:value="0" calcext:value-type="float">
            <text:p>0.00</text:p>
          </table:table-cell>
          <table:table-cell table:style-name="ce105" table:formula="of:=[.F40]/[.C40]*100" office:value-type="string" office:string-value="#DIV/0!" calcext:value-type="error">
            <text:p>#DIV/0!</text:p>
          </table:table-cell>
          <table:table-cell table:style-name="ce105" table:formula="of:=[.E40]-[.D40]" office:value-type="float" office:value="0" calcext:value-type="float">
            <text:p>0.00</text:p>
          </table:table-cell>
          <table:table-cell table:style-name="ce105" table:formula="of:=[.H40]/[.D40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3、会计政策变更增加（或减少）利润总额</text:p>
          </table:table-cell>
          <table:table-cell table:style-name="ce78" office:value-type="float" office:value="3" calcext:value-type="float">
            <text:p>3</text:p>
          </table:table-cell>
          <table:table-cell table:style-name="ce84" table:number-columns-repeated="2"/>
          <table:table-cell table:style-name="ce98"/>
          <table:table-cell table:style-name="ce105" table:formula="of:=[.D41]-[.C41]" office:value-type="float" office:value="0" calcext:value-type="float">
            <text:p>0.00</text:p>
          </table:table-cell>
          <table:table-cell table:style-name="ce105" table:formula="of:=[.F41]/[.C41]*100" office:value-type="string" office:string-value="#DIV/0!" calcext:value-type="error">
            <text:p>#DIV/0!</text:p>
          </table:table-cell>
          <table:table-cell table:style-name="ce105" table:formula="of:=[.E41]-[.D41]" office:value-type="float" office:value="0" calcext:value-type="float">
            <text:p>0.00</text:p>
          </table:table-cell>
          <table:table-cell table:style-name="ce105" table:formula="of:=[.H41]/[.D41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4、会计估计变更增加（或减少）利润总额</text:p>
          </table:table-cell>
          <table:table-cell table:style-name="ce78" office:value-type="float" office:value="4" calcext:value-type="float">
            <text:p>4</text:p>
          </table:table-cell>
          <table:table-cell table:style-name="ce84" table:number-columns-repeated="2"/>
          <table:table-cell table:style-name="ce98"/>
          <table:table-cell table:style-name="ce105" table:formula="of:=[.D42]-[.C42]" office:value-type="float" office:value="0" calcext:value-type="float">
            <text:p>0.00</text:p>
          </table:table-cell>
          <table:table-cell table:style-name="ce105" table:formula="of:=[.F42]/[.C42]*100" office:value-type="string" office:string-value="#DIV/0!" calcext:value-type="error">
            <text:p>#DIV/0!</text:p>
          </table:table-cell>
          <table:table-cell table:style-name="ce105" table:formula="of:=[.E42]-[.D42]" office:value-type="float" office:value="0" calcext:value-type="float">
            <text:p>0.00</text:p>
          </table:table-cell>
          <table:table-cell table:style-name="ce105" table:formula="of:=[.H42]/[.D42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5、债务重组损失</text:p>
          </table:table-cell>
          <table:table-cell table:style-name="ce78" office:value-type="float" office:value="5" calcext:value-type="float">
            <text:p>5</text:p>
          </table:table-cell>
          <table:table-cell table:style-name="ce84" table:number-columns-repeated="2"/>
          <table:table-cell table:style-name="ce98"/>
          <table:table-cell table:style-name="ce105" table:formula="of:=[.D43]-[.C43]" office:value-type="float" office:value="0" calcext:value-type="float">
            <text:p>0.00</text:p>
          </table:table-cell>
          <table:table-cell table:style-name="ce105" table:formula="of:=[.F43]/[.C43]*100" office:value-type="string" office:string-value="#DIV/0!" calcext:value-type="error">
            <text:p>#DIV/0!</text:p>
          </table:table-cell>
          <table:table-cell table:style-name="ce105" table:formula="of:=[.E43]-[.D43]" office:value-type="float" office:value="0" calcext:value-type="float">
            <text:p>0.00</text:p>
          </table:table-cell>
          <table:table-cell table:style-name="ce105" table:formula="of:=[.H43]/[.D43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72" office:value-type="string" calcext:value-type="string">
            <text:p><text:s text:c="3"/>6、其他</text:p>
          </table:table-cell>
          <table:table-cell table:style-name="ce78" office:value-type="float" office:value="6" calcext:value-type="float">
            <text:p>6</text:p>
          </table:table-cell>
          <table:table-cell table:style-name="ce84" table:number-columns-repeated="2"/>
          <table:table-cell table:style-name="ce98"/>
          <table:table-cell table:style-name="ce105" table:formula="of:=[.D44]-[.C44]" office:value-type="float" office:value="0" calcext:value-type="float">
            <text:p>0.00</text:p>
          </table:table-cell>
          <table:table-cell table:style-name="ce105" table:formula="of:=[.F44]/[.C44]*100" office:value-type="string" office:string-value="#DIV/0!" calcext:value-type="error">
            <text:p>#DIV/0!</text:p>
          </table:table-cell>
          <table:table-cell table:style-name="ce105" table:formula="of:=[.E44]-[.D44]" office:value-type="float" office:value="0" calcext:value-type="float">
            <text:p>0.00</text:p>
          </table:table-cell>
          <table:table-cell table:style-name="ce105" table:formula="of:=[.H44]/[.D44]*100" office:value-type="string" office:string-value="#DIV/0!" calcext:value-type="error">
            <text:p>#DIV/0!</text:p>
          </table:table-cell>
          <table:table-cell table:style-name="ce109" table:number-columns-repeated="1011"/>
          <table:table-cell table:number-columns-repeated="4"/>
        </table:table-row>
        <table:table-row table:style-name="ro13">
          <table:table-cell table:style-name="ce17"/>
          <table:table-cell table:style-name="ce81"/>
          <table:table-cell table:style-name="ce89" table:number-columns-repeated="2"/>
          <table:table-cell table:style-name="ce101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>
          <table:table-cell table:style-name="ce17" office:value-type="string" calcext:value-type="string">
            <text:p>企业负责人：</text:p>
          </table:table-cell>
          <table:table-cell table:style-name="ce82" office:value-type="string" office:string-value=" 审核：         " calcext:value-type="string">
            <text:p><text:s/>审核： <text:s text:c="9"/></text:p>
          </table:table-cell>
          <table:table-cell table:style-name="ce90"/>
          <table:table-cell table:style-name="ce94" office:value-type="string" calcext:value-type="string">
            <text:p>制表人：</text:p>
          </table:table-cell>
          <table:table-cell table:style-name="ce102"/>
          <table:table-cell table:style-name="ce105" table:number-columns-repeated="4"/>
          <table:table-cell table:style-name="ce109" table:number-columns-repeated="1011"/>
          <table:table-cell table:number-columns-repeated="4"/>
        </table:table-row>
        <table:table-row table:style-name="ro12" table:number-rows-repeated="104852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现金表" table:style-name="ta1">
        <office:forms form:automatic-focus="false" form:apply-design-mode="false"/>
        <table:table-column table:style-name="co18" table:default-cell-style-name="ce121"/>
        <table:table-column table:style-name="co19" table:visibility="collapse" table:default-cell-style-name="ce128"/>
        <table:table-column table:style-name="co20" table:number-columns-repeated="2" table:default-cell-style-name="ce135"/>
        <table:table-column table:style-name="co18" table:visibility="collapse" table:default-cell-style-name="ce121"/>
        <table:table-column table:style-name="co21" table:visibility="collapse" table:default-cell-style-name="ce128"/>
        <table:table-column table:style-name="co22" table:visibility="collapse" table:number-columns-repeated="2" table:default-cell-style-name="ce135"/>
        <table:table-column table:style-name="co11" table:number-columns-repeated="3" table:default-cell-style-name="ce128"/>
        <table:table-column table:style-name="co11" table:number-columns-repeated="245" table:default-cell-style-name="ce148"/>
        <table:table-column table:style-name="co11" table:number-columns-repeated="768" table:default-cell-style-name="Default"/>
        <table:table-row table:style-name="ro14">
          <table:table-cell table:style-name="ce113" office:value-type="string" calcext:value-type="string" table:number-columns-spanned="7" table:number-rows-spanned="1">
            <text:p>现<text:span text:style-name="T7"> <text:s/></text:span><text:span text:style-name="T8">金</text:span><text:span text:style-name="T7"> <text:s/></text:span><text:span text:style-name="T8">流</text:span><text:span text:style-name="T7"> <text:s/></text:span><text:span text:style-name="T8">量</text:span><text:span text:style-name="T7"> <text:s/></text:span><text:span text:style-name="T8">表</text:span></text:p>
          </table:table-cell>
          <table:covered-table-cell table:number-columns-repeated="6" table:style-name="ce122"/>
          <table:table-cell table:style-name="ce122"/>
          <table:table-cell table:number-columns-repeated="1016"/>
        </table:table-row>
        <table:table-row table:style-name="ro15">
          <table:table-cell table:style-name="ce114"/>
          <table:table-cell table:style-name="ce123"/>
          <table:table-cell table:style-name="ce129" table:number-columns-repeated="2"/>
          <table:table-cell table:number-columns-repeated="2"/>
          <table:table-cell table:style-name="ce143"/>
          <table:table-cell table:style-name="ce143" office:value-type="string" calcext:value-type="string">
            <text:p><text:s text:c="20"/><text:span text:style-name="T12">会企</text:span><text:span text:style-name="T13">03</text:span><text:span text:style-name="T12">表</text:span></text:p>
          </table:table-cell>
          <table:table-cell table:number-columns-repeated="1016"/>
        </table:table-row>
        <table:table-row table:style-name="ro15">
          <table:table-cell table:style-name="ce115" table:formula="of:=[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$资产负债表.A3]" office:value-type="string" office:string-value="编制单位：厦门怡惟服饰股份有限公司" calcext:value-type="string" table:number-columns-spanned="2" table:number-rows-spanned="1">
            <text:p>编制单位：厦门怡惟服饰股份有限公司</text:p>
          </table:table-cell>
          <table:covered-table-cell table:style-name="ce124"/>
          <table:table-cell table:style-name="ce130" table:number-columns-repeated="3"/>
          <table:table-cell table:style-name="ce142"/>
          <table:table-cell table:style-name="ce143"/>
          <table:table-cell table:style-name="ce143" office:value-type="string" calcext:value-type="string">
            <text:p><text:s text:c="20"/><text:span text:style-name="T12">单位：元</text:span></text:p>
          </table:table-cell>
          <table:table-cell table:style-name="ce142" table:number-columns-repeated="3"/>
          <table:table-cell table:style-name="ce149" table:number-columns-repeated="1011"/>
          <table:table-cell table:number-columns-repeated="2"/>
        </table:table-row>
        <table:table-row table:style-name="ro15">
          <table:table-cell table:style-name="ce116" office:value-type="string" calcext:value-type="string">
            <text:p>项<text:span text:style-name="T9"> <text:s text:c="14"/></text:span><text:span text:style-name="T10">目</text:span></text:p>
          </table:table-cell>
          <table:table-cell table:style-name="ce125" office:value-type="string" calcext:value-type="string">
            <text:p>行次</text:p>
          </table:table-cell>
          <table:table-cell table:style-name="ce131" office:value-type="float" office:value="2012" calcext:value-type="float">
            <text:p>2012</text:p>
          </table:table-cell>
          <table:table-cell table:style-name="ce131" office:value-type="float" office:value="2013" calcext:value-type="float">
            <text:p>2013</text:p>
          </table:table-cell>
          <table:table-cell table:style-name="ce137" office:value-type="string" calcext:value-type="string">
            <text:p>补<text:span text:style-name="T9"> <text:s/></text:span><text:span text:style-name="T10">充</text:span><text:span text:style-name="T9"> <text:s/></text:span><text:span text:style-name="T10">资</text:span><text:span text:style-name="T9"> <text:s/></text:span><text:span text:style-name="T10">料</text:span></text:p>
          </table:table-cell>
          <table:table-cell table:style-name="ce125" office:value-type="string" calcext:value-type="string">
            <text:p>行次</text:p>
          </table:table-cell>
          <table:table-cell table:style-name="ce125" office:value-type="float" office:value="2012" calcext:value-type="float">
            <text:p>2012</text:p>
          </table:table-cell>
          <table:table-cell table:style-name="ce125" office:value-type="float" office:value="2013" calcext:value-type="float">
            <text:p>2013</text:p>
          </table:table-cell>
          <table:table-cell table:style-name="ce106" office:value-type="string" calcext:value-type="string">
            <text:p>12-13</text:p>
          </table:table-cell>
          <table:table-cell table:style-name="ce106" office:value-type="string" calcext:value-type="string">
            <text:p>12-13(%)</text:p>
          </table:table-cell>
          <table:table-cell table:style-name="ce147"/>
          <table:table-cell table:style-name="ce150" table:number-columns-repeated="1011"/>
          <table:table-cell table:number-columns-repeated="2"/>
        </table:table-row>
        <table:table-row table:style-name="ro15">
          <table:table-cell table:style-name="ce117" office:value-type="string" calcext:value-type="string">
            <text:p>一、经营活动产生的现金流量：</text:p>
          </table:table-cell>
          <table:table-cell table:style-name="ce126"/>
          <table:table-cell table:style-name="ce132" table:number-columns-repeated="2"/>
          <table:table-cell table:style-name="ce138" office:value-type="string" calcext:value-type="string">
            <text:p>1<text:span text:style-name="T10">、将净利润调节为经营活动现金流量：</text:span></text:p>
          </table:table-cell>
          <table:table-cell table:style-name="ce126"/>
          <table:table-cell table:style-name="ce144" table:number-columns-repeated="2"/>
          <table:table-cell table:number-columns-repeated="1016"/>
        </table:table-row>
        <table:table-row table:style-name="ro15">
          <table:table-cell table:style-name="ce118" office:value-type="string" calcext:value-type="string">
            <text:p><text:s text:c="4"/><text:span text:style-name="T11">销售商品、提供劳务收到的现金</text:span>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15704519.95" calcext:value-type="float">
            <text:p>15,704,519.95 </text:p>
          </table:table-cell>
          <table:table-cell table:style-name="ce133" office:value-type="float" office:value="40010667.27" calcext:value-type="float">
            <text:p>40,010,667.27 </text:p>
          </table:table-cell>
          <table:table-cell table:style-name="ce139" office:value-type="string" calcext:value-type="string">
            <text:p><text:s text:c="4"/><text:span text:style-name="T11">净利润</text:span></text:p>
          </table:table-cell>
          <table:table-cell table:style-name="ce127" office:value-type="float" office:value="57" calcext:value-type="float">
            <text:p>57</text:p>
          </table:table-cell>
          <table:table-cell table:style-name="ce145" office:value-type="float" office:value="1819171.19" calcext:value-type="float">
            <text:p>1,819,171.19 </text:p>
          </table:table-cell>
          <table:table-cell table:style-name="ce145" office:value-type="float" office:value="6817478.77" calcext:value-type="float">
            <text:p>6,817,478.77 </text:p>
          </table:table-cell>
          <table:table-cell table:formula="of:=[.D6]-[.C6]" office:value-type="float" office:value="24306147.32" calcext:value-type="float">
            <text:p>24306147.32</text:p>
          </table:table-cell>
          <table:table-cell table:formula="of:=[.I6]/[.C6]*100" office:value-type="float" office:value="154.771666993871" calcext:value-type="float">
            <text:p>154.771666993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税费返还</text:span>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4"/><text:span text:style-name="T11">加：计提的资产减值准备</text:span></text:p>
          </table:table-cell>
          <table:table-cell table:style-name="ce127" office:value-type="float" office:value="58" calcext:value-type="float">
            <text:p>58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7]-[.C7]" office:value-type="string" office:string-value="#VALUE!" calcext:value-type="error">
            <text:p>#VALUE!</text:p>
          </table:table-cell>
          <table:table-cell table:formula="of:=[.I7]/[.C7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经营活动有关的现金</text:span></text:p>
          </table:table-cell>
          <table:table-cell table:style-name="ce127" office:value-type="float" office:value="8" calcext:value-type="float">
            <text:p>8</text:p>
          </table:table-cell>
          <table:table-cell table:style-name="ce133" office:value-type="float" office:value="7745486.02" calcext:value-type="float">
            <text:p>7,745,486.02 </text:p>
          </table:table-cell>
          <table:table-cell table:style-name="ce133" office:value-type="float" office:value="414021.58" calcext:value-type="float">
            <text:p>414,021.58 </text:p>
          </table:table-cell>
          <table:table-cell table:style-name="ce139" office:value-type="string" calcext:value-type="string">
            <text:p><text:s text:c="12"/><text:span text:style-name="T11">固定资产折旧</text:span></text:p>
          </table:table-cell>
          <table:table-cell table:style-name="ce127" office:value-type="float" office:value="59" calcext:value-type="float">
            <text:p>59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8]-[.C8]" office:value-type="float" office:value="-7331464.44" calcext:value-type="float">
            <text:p>-7331464.44</text:p>
          </table:table-cell>
          <table:table-cell table:formula="of:=[.I8]/[.C8]*100" office:value-type="float" office:value="-94.6546726837937" calcext:value-type="float">
            <text:p>-94.6546726838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9" calcext:value-type="float">
            <text:p>9</text:p>
          </table:table-cell>
          <table:table-cell table:style-name="ce133" office:value-type="float" office:value="23450005.97" calcext:value-type="float">
            <text:p>23,450,005.97 </text:p>
          </table:table-cell>
          <table:table-cell table:style-name="ce133" office:value-type="float" office:value="40424688.85" calcext:value-type="float">
            <text:p>40,424,688.85 </text:p>
          </table:table-cell>
          <table:table-cell table:style-name="ce139" office:value-type="string" calcext:value-type="string">
            <text:p><text:s text:c="12"/><text:span text:style-name="T11">无形资产摊销</text:span>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9]-[.C9]" office:value-type="float" office:value="16974682.88" calcext:value-type="float">
            <text:p>16974682.88</text:p>
          </table:table-cell>
          <table:table-cell table:formula="of:=[.I9]/[.C9]*100" office:value-type="float" office:value="72.3866889488899" calcext:value-type="float">
            <text:p>72.386688948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购买商品、接受劳务支付的现金</text:span></text:p>
          </table:table-cell>
          <table:table-cell table:style-name="ce127" office:value-type="float" office:value="10" calcext:value-type="float">
            <text:p>10</text:p>
          </table:table-cell>
          <table:table-cell table:style-name="ce133" office:value-type="float" office:value="30227112.68" calcext:value-type="float">
            <text:p>30,227,112.68 </text:p>
          </table:table-cell>
          <table:table-cell table:style-name="ce133" office:value-type="float" office:value="35057742.7" calcext:value-type="float">
            <text:p>35,057,742.70 </text:p>
          </table:table-cell>
          <table:table-cell table:style-name="ce139" office:value-type="string" calcext:value-type="string">
            <text:p><text:s text:c="12"/><text:span text:style-name="T11">长期待摊费用摊销</text:span></text:p>
          </table:table-cell>
          <table:table-cell table:style-name="ce127" office:value-type="float" office:value="61" calcext:value-type="float">
            <text:p>61</text:p>
          </table:table-cell>
          <table:table-cell table:style-name="ce145" office:value-type="float" office:value="159999.98" calcext:value-type="float">
            <text:p>159,999.98 </text:p>
          </table:table-cell>
          <table:table-cell table:style-name="ce145" office:value-type="string" office:string-value="  -            " calcext:value-type="string">
            <text:p><text:s text:c="2"/>- <text:s text:c="12"/></text:p>
          </table:table-cell>
          <table:table-cell table:formula="of:=[.D10]-[.C10]" office:value-type="float" office:value="4830630.02" calcext:value-type="float">
            <text:p>4830630.02</text:p>
          </table:table-cell>
          <table:table-cell table:formula="of:=[.I10]/[.C10]*100" office:value-type="float" office:value="15.9811162618791" calcext:value-type="float">
            <text:p>15.9811162619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给职工以及为职工支付的现金</text:span></text:p>
          </table:table-cell>
          <table:table-cell table:style-name="ce127" office:value-type="float" office:value="12" calcext:value-type="float">
            <text:p>12</text:p>
          </table:table-cell>
          <table:table-cell table:style-name="ce133" office:value-type="float" office:value="538467.87" calcext:value-type="float">
            <text:p>538,467.87 </text:p>
          </table:table-cell>
          <table:table-cell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待摊费用减少（减：增加）</text:span></text:p>
          </table:table-cell>
          <table:table-cell table:style-name="ce127" office:value-type="float" office:value="64" calcext:value-type="float">
            <text:p>64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11]-[.C11]" office:value-type="string" office:string-value="#VALUE!" calcext:value-type="error">
            <text:p>#VALUE!</text:p>
          </table:table-cell>
          <table:table-cell table:formula="of:=[.I11]/[.C11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各项税费</text:span></text:p>
          </table:table-cell>
          <table:table-cell table:style-name="ce127" office:value-type="float" office:value="13" calcext:value-type="float">
            <text:p>13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预提费用增加（减：减少）</text:span>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12]-[.C12]" office:value-type="string" office:string-value="#VALUE!" calcext:value-type="error">
            <text:p>#VALUE!</text:p>
          </table:table-cell>
          <table:table-cell table:formula="of:=[.I12]/[.C12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经营活动有关的现金</text:span></text:p>
          </table:table-cell>
          <table:table-cell table:style-name="ce127" office:value-type="float" office:value="18" calcext:value-type="float">
            <text:p>18</text:p>
          </table:table-cell>
          <table:table-cell table:style-name="ce133" office:value-type="float" office:value="2368358.59" calcext:value-type="float">
            <text:p>2,368,358.59 </text:p>
          </table:table-cell>
          <table:table-cell table:style-name="ce133" office:value-type="float" office:value="6566729.26" calcext:value-type="float">
            <text:p>6,566,729.26 </text:p>
          </table:table-cell>
          <table:table-cell table:style-name="ce139" office:value-type="string" calcext:value-type="string">
            <text:p><text:s/><text:span text:style-name="T11">处置固定资产、无形资产和其他长期资产的损失（减：收益）</text:span></text:p>
          </table:table-cell>
          <table:table-cell table:style-name="ce127" office:value-type="float" office:value="66" calcext:value-type="float">
            <text:p>66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13]-[.C13]" office:value-type="float" office:value="4198370.67" calcext:value-type="float">
            <text:p>4198370.67</text:p>
          </table:table-cell>
          <table:table-cell table:formula="of:=[.I13]/[.C13]*100" office:value-type="float" office:value="177.269214540692" calcext:value-type="float">
            <text:p>177.2692145407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float" office:value="33133939.14" calcext:value-type="float">
            <text:p>33,133,939.14 </text:p>
          </table:table-cell>
          <table:table-cell table:style-name="ce133" office:value-type="float" office:value="41624471.96" calcext:value-type="float">
            <text:p>41,624,471.96 </text:p>
          </table:table-cell>
          <table:table-cell table:style-name="ce139" office:value-type="string" calcext:value-type="string">
            <text:p><text:s text:c="12"/><text:span text:style-name="T11">固定资产报废损失</text:span></text:p>
          </table:table-cell>
          <table:table-cell table:style-name="ce127" office:value-type="float" office:value="67" calcext:value-type="float">
            <text:p>67</text:p>
          </table:table-cell>
          <table:table-cell table:number-columns-repeated="2" table:style-name="ce145" office:value-type="string" office:string-value="  -            " calcext:value-type="string">
            <text:p><text:s text:c="2"/>- <text:s text:c="12"/></text:p>
          </table:table-cell>
          <table:table-cell table:formula="of:=[.D14]-[.C14]" office:value-type="float" office:value="8490532.82" calcext:value-type="float">
            <text:p>8490532.82</text:p>
          </table:table-cell>
          <table:table-cell table:formula="of:=[.I14]/[.C14]*100" office:value-type="float" office:value="25.6248820405119" calcext:value-type="float">
            <text:p>25.6248820405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4"/><text:span text:style-name="T10">经营活动产生的现金流量净额</text:span></text:p>
          </table:table-cell>
          <table:table-cell table:style-name="ce127" office:value-type="float" office:value="21" calcext:value-type="float">
            <text:p>21</text:p>
          </table:table-cell>
          <table:table-cell table:style-name="ce133" office:value-type="float" office:value="-9683933.17" calcext:value-type="float">
            <text:p>-9,683,933.17 </text:p>
          </table:table-cell>
          <table:table-cell table:style-name="ce133" office:value-type="float" office:value="-1199783.11" calcext:value-type="float">
            <text:p>-1,199,783.11 </text:p>
          </table:table-cell>
          <table:table-cell table:style-name="ce139" office:value-type="string" calcext:value-type="string">
            <text:p><text:s text:c="12"/><text:span text:style-name="T11">财务费用</text:span></text:p>
          </table:table-cell>
          <table:table-cell table:style-name="ce127" office:value-type="float" office:value="68" calcext:value-type="float">
            <text:p>68</text:p>
          </table:table-cell>
          <table:table-cell table:style-name="ce145" office:value-type="float" office:value="163311.62" calcext:value-type="float">
            <text:p>163,311.62 </text:p>
          </table:table-cell>
          <table:table-cell table:style-name="ce145" office:value-type="float" office:value="45337.31" calcext:value-type="float">
            <text:p>45,337.31 </text:p>
          </table:table-cell>
          <table:table-cell table:formula="of:=[.D15]-[.C15]" office:value-type="float" office:value="8484150.06" calcext:value-type="float">
            <text:p>8484150.06</text:p>
          </table:table-cell>
          <table:table-cell table:formula="of:=[.I15]/[.C15]*100" office:value-type="float" office:value="-87.6105804435245" calcext:value-type="float">
            <text:p>-87.6105804435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二、投资活动产生的现金流量：</text:p>
          </table:table-cell>
          <table:table-cell table:style-name="ce127"/>
          <table:table-cell table:style-name="ce134" table:number-columns-repeated="2"/>
          <table:table-cell table:style-name="ce139" office:value-type="string" calcext:value-type="string">
            <text:p><text:s text:c="12"/><text:span text:style-name="T11">投资损失（减：收益）</text:span></text:p>
          </table:table-cell>
          <table:table-cell table:style-name="ce127" office:value-type="float" office:value="69" calcext:value-type="float">
            <text:p>69</text:p>
          </table:table-cell>
          <table:table-cell table:style-name="ce145" office:value-type="float" office:value="-35757.71" calcext:value-type="float">
            <text:p>-35,757.71 </text:p>
          </table:table-cell>
          <table:table-cell table:style-name="ce145" office:value-type="float" office:value="150418.33" calcext:value-type="float">
            <text:p>150,418.33 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I16]/[.C16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回投资所收到的现金</text:span></text:p>
          </table:table-cell>
          <table:table-cell table:style-name="ce127" office:value-type="float" office:value="22" calcext:value-type="float">
            <text:p>22</text:p>
          </table:table-cell>
          <table:table-cell table:style-name="ce134" table:number-columns-repeated="2"/>
          <table:table-cell table:style-name="ce139" office:value-type="string" calcext:value-type="string">
            <text:p><text:s text:c="12"/><text:span text:style-name="T11">递延税款贷项（减：借项）</text:span></text:p>
          </table:table-cell>
          <table:table-cell table:style-name="ce127" office:value-type="float" office:value="70" calcext:value-type="float">
            <text:p>70</text:p>
          </table:table-cell>
          <table:table-cell table:style-name="ce145" office:value-type="float" office:value="8939.43" calcext:value-type="float">
            <text:p>8,939.43 </text:p>
          </table:table-cell>
          <table:table-cell table:style-name="ce145" office:value-type="float" office:value="-40257.73" calcext:value-type="float">
            <text:p>-40,257.73 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I17]/[.C1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取得投资收益所收到的现金</text:span></text:p>
          </table:table-cell>
          <table:table-cell table:style-name="ce127" office:value-type="float" office:value="23" calcext:value-type="float">
            <text:p>23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存货的减少（减：增加）</text:span></text:p>
          </table:table-cell>
          <table:table-cell table:style-name="ce127" office:value-type="float" office:value="71" calcext:value-type="float">
            <text:p>71</text:p>
          </table:table-cell>
          <table:table-cell table:style-name="ce145" office:value-type="float" office:value="-14889428.5" calcext:value-type="float">
            <text:p>-14,889,428.50 </text:p>
          </table:table-cell>
          <table:table-cell table:style-name="ce145" office:value-type="float" office:value="-9510065.67" calcext:value-type="float">
            <text:p>-9,510,065.67 </text:p>
          </table:table-cell>
          <table:table-cell table:formula="of:=[.D18]-[.C18]" office:value-type="string" office:string-value="#VALUE!" calcext:value-type="error">
            <text:p>#VALUE!</text:p>
          </table:table-cell>
          <table:table-cell table:formula="of:=[.I18]/[.C18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/><text:span text:style-name="T11">处置固定资产、无形资产和其他长期资产所收回的现金净额</text:span></text:p>
          </table:table-cell>
          <table:table-cell table:style-name="ce127" office:value-type="float" office:value="25" calcext:value-type="float">
            <text:p>25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经营性应收项目的减少（减：增加）</text:span></text:p>
          </table:table-cell>
          <table:table-cell table:style-name="ce127" office:value-type="float" office:value="72" calcext:value-type="float">
            <text:p>72</text:p>
          </table:table-cell>
          <table:table-cell table:style-name="ce145" office:value-type="float" office:value="-714887.36" calcext:value-type="float">
            <text:p>-714,887.36 </text:p>
          </table:table-cell>
          <table:table-cell table:style-name="ce145" office:value-type="float" office:value="-2346807.74" calcext:value-type="float">
            <text:p>-2,346,807.74 </text:p>
          </table:table-cell>
          <table:table-cell table:formula="of:=[.D19]-[.C19]" office:value-type="string" office:string-value="#VALUE!" calcext:value-type="error">
            <text:p>#VALUE!</text:p>
          </table:table-cell>
          <table:table-cell table:formula="of:=[.I19]/[.C19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投资活动有关的现金</text:span></text:p>
          </table:table-cell>
          <table:table-cell table:style-name="ce127" office:value-type="float" office:value="28" calcext:value-type="float">
            <text:p>28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经营性应付项目的增加（减：减少）</text:span></text:p>
          </table:table-cell>
          <table:table-cell table:style-name="ce127" office:value-type="float" office:value="73" calcext:value-type="float">
            <text:p>73</text:p>
          </table:table-cell>
          <table:table-cell table:style-name="ce145" office:value-type="float" office:value="-3526039.55" calcext:value-type="float">
            <text:p>-3,526,039.55 </text:p>
          </table:table-cell>
          <table:table-cell table:style-name="ce145" office:value-type="float" office:value="207306.95" calcext:value-type="float">
            <text:p>207,306.95 </text:p>
          </table:table-cell>
          <table:table-cell table:formula="of:=[.D20]-[.C20]" office:value-type="string" office:string-value="#VALUE!" calcext:value-type="error">
            <text:p>#VALUE!</text:p>
          </table:table-cell>
          <table:table-cell table:formula="of:=[.I20]/[.C20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29" calcext:value-type="float">
            <text:p>29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 office:value-type="string" calcext:value-type="string">
            <text:p><text:s text:c="12"/><text:span text:style-name="T11">其他</text:span></text:p>
          </table:table-cell>
          <table:table-cell table:style-name="ce127" office:value-type="float" office:value="74" calcext:value-type="float">
            <text:p>74</text:p>
          </table:table-cell>
          <table:table-cell table:style-name="ce145" office:value-type="float" office:value="7330757.73" calcext:value-type="float">
            <text:p>7,330,757.73 </text:p>
          </table:table-cell>
          <table:table-cell table:style-name="ce145" office:value-type="float" office:value="3476806.67" calcext:value-type="float">
            <text:p>3,476,806.67 </text:p>
          </table:table-cell>
          <table:table-cell table:formula="of:=[.D21]-[.C21]" office:value-type="string" office:string-value="#VALUE!" calcext:value-type="error">
            <text:p>#VALUE!</text:p>
          </table:table-cell>
          <table:table-cell table:formula="of:=[.I21]/[.C21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/><text:span text:style-name="T11">购建固定资产、无形资产和其他长期资产所支付的现金</text:span></text:p>
          </table:table-cell>
          <table:table-cell table:style-name="ce127" office:value-type="float" office:value="30" calcext:value-type="float">
            <text:p>30</text:p>
          </table:table-cell>
          <table:table-cell table:style-name="ce133" office:value-type="float" office:value="6057524.53" calcext:value-type="float">
            <text:p>6,057,524.53 </text:p>
          </table:table-cell>
          <table:table-cell table:style-name="ce133" office:value-type="float" office:value="8230974.21" calcext:value-type="float">
            <text:p>8,230,974.21 </text:p>
          </table:table-cell>
          <table:table-cell table:style-name="ce140" office:value-type="string" calcext:value-type="string">
            <text:p><text:s text:c="3"/><text:span text:style-name="T10">经营活动产生的现金流量净额</text:span></text:p>
          </table:table-cell>
          <table:table-cell table:style-name="ce127" office:value-type="float" office:value="75" calcext:value-type="float">
            <text:p>75</text:p>
          </table:table-cell>
          <table:table-cell table:style-name="ce145" office:value-type="float" office:value="-9683933.17" calcext:value-type="float">
            <text:p>-9,683,933.17 </text:p>
          </table:table-cell>
          <table:table-cell table:style-name="ce145" office:value-type="float" office:value="-1199783.11" calcext:value-type="float">
            <text:p>-1,199,783.11 </text:p>
          </table:table-cell>
          <table:table-cell table:formula="of:=[.D22]-[.C22]" office:value-type="float" office:value="2173449.68" calcext:value-type="float">
            <text:p>2173449.68</text:p>
          </table:table-cell>
          <table:table-cell table:formula="of:=[.I22]/[.C22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投资所支付的现金</text:span></text:p>
          </table:table-cell>
          <table:table-cell table:style-name="ce127" office:value-type="float" office:value="31" calcext:value-type="float">
            <text:p>31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3]-[.C23]" office:value-type="string" office:string-value="#VALUE!" calcext:value-type="error">
            <text:p>#VALUE!</text:p>
          </table:table-cell>
          <table:table-cell table:formula="of:=[.I23]/[.C23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投资活动有关的现金</text:span></text:p>
          </table:table-cell>
          <table:table-cell table:style-name="ce127" office:value-type="float" office:value="35" calcext:value-type="float">
            <text:p>35</text:p>
          </table:table-cell>
          <table:table-cell table:number-columns-repeated="2" table:style-name="ce133" office:value-type="string" office:string-value="  -            " calcext:value-type="string">
            <text:p><text:s text:c="2"/>- <text:s text:c="12"/>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4]-[.C24]" office:value-type="string" office:string-value="#VALUE!" calcext:value-type="error">
            <text:p>#VALUE!</text:p>
          </table:table-cell>
          <table:table-cell table:formula="of:=[.I24]/[.C24]*100" office:value-type="string" office:string-value="#VALUE!" calcext:value-type="error">
            <text:p>#VALUE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36" calcext:value-type="float">
            <text:p>36</text:p>
          </table:table-cell>
          <table:table-cell table:style-name="ce133" office:value-type="float" office:value="6057524.53" calcext:value-type="float">
            <text:p>6,057,524.53 </text:p>
          </table:table-cell>
          <table:table-cell table:style-name="ce133" office:value-type="float" office:value="8230974.21" calcext:value-type="float">
            <text:p>8,230,974.21 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25]-[.C25]" office:value-type="float" office:value="2173449.68" calcext:value-type="float">
            <text:p>2173449.68</text:p>
          </table:table-cell>
          <table:table-cell table:formula="of:=[.I25]/[.C25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3"/><text:span text:style-name="T10">投资活动产生的现金流量净额</text:span></text:p>
          </table:table-cell>
          <table:table-cell table:style-name="ce127" office:value-type="float" office:value="37" calcext:value-type="float">
            <text:p>37</text:p>
          </table:table-cell>
          <table:table-cell table:style-name="ce133" office:value-type="float" office:value="-6057524.53" calcext:value-type="float">
            <text:p>-6,057,524.53 </text:p>
          </table:table-cell>
          <table:table-cell table:style-name="ce133" office:value-type="float" office:value="-8230974.21" calcext:value-type="float">
            <text:p>-8,230,974.21 </text:p>
          </table:table-cell>
          <table:table-cell table:style-name="ce140" office:value-type="string" calcext:value-type="string">
            <text:p>2<text:span text:style-name="T10">、不涉及现金收支的投资和筹资活动：</text:span></text:p>
          </table:table-cell>
          <table:table-cell table:style-name="ce127"/>
          <table:table-cell table:style-name="ce146" table:number-columns-repeated="2"/>
          <table:table-cell table:formula="of:=[.D26]-[.C26]" office:value-type="float" office:value="-2173449.68" calcext:value-type="float">
            <text:p>-2173449.68</text:p>
          </table:table-cell>
          <table:table-cell table:formula="of:=[.I26]/[.C26]*100" office:value-type="float" office:value="35.8801630804126" calcext:value-type="float">
            <text:p>35.8801630804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三、筹资活动产生的现金流量：</text:p>
          </table:table-cell>
          <table:table-cell table:style-name="ce127"/>
          <table:table-cell table:style-name="ce134" table:number-columns-repeated="2"/>
          <table:table-cell table:style-name="ce139" office:value-type="string" calcext:value-type="string">
            <text:p><text:s text:c="3"/><text:span text:style-name="T11">债务转为资本</text:span></text:p>
          </table:table-cell>
          <table:table-cell table:style-name="ce127" office:value-type="float" office:value="76" calcext:value-type="float">
            <text:p>76</text:p>
          </table:table-cell>
          <table:table-cell table:style-name="ce146" table:number-columns-repeated="2"/>
          <table:table-cell table:formula="of:=[.D27]-[.C27]" office:value-type="float" office:value="0" calcext:value-type="float">
            <text:p>0</text:p>
          </table:table-cell>
          <table:table-cell table:formula="of:=[.I27]/[.C2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吸收投资所收到的现金</text:span></text:p>
          </table:table-cell>
          <table:table-cell table:style-name="ce127" office:value-type="float" office:value="38" calcext:value-type="float">
            <text:p>38</text:p>
          </table:table-cell>
          <table:table-cell table:style-name="ce133" office:value-type="float" office:value="17455000" calcext:value-type="float">
            <text:p>17,455,000.00 </text:p>
          </table:table-cell>
          <table:table-cell table:style-name="ce133" office:value-type="float" office:value="10000000" calcext:value-type="float">
            <text:p>10,000,000.00 </text:p>
          </table:table-cell>
          <table:table-cell table:style-name="ce139" office:value-type="string" calcext:value-type="string">
            <text:p><text:s text:c="3"/><text:span text:style-name="T11">一年内到期的可转换公司债券</text:span></text:p>
          </table:table-cell>
          <table:table-cell table:style-name="ce127" office:value-type="float" office:value="77" calcext:value-type="float">
            <text:p>77</text:p>
          </table:table-cell>
          <table:table-cell table:style-name="ce146" table:number-columns-repeated="2"/>
          <table:table-cell table:formula="of:=[.D28]-[.C28]" office:value-type="float" office:value="-7455000" calcext:value-type="float">
            <text:p>-7455000</text:p>
          </table:table-cell>
          <table:table-cell table:formula="of:=[.I28]/[.C28]*100" office:value-type="float" office:value="-42.7098252649671" calcext:value-type="float">
            <text:p>-42.709825265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借款所收到的现金</text:span></text:p>
          </table:table-cell>
          <table:table-cell table:style-name="ce127" office:value-type="float" office:value="40" calcext:value-type="float">
            <text:p>40</text:p>
          </table:table-cell>
          <table:table-cell table:style-name="ce133" office:value-type="float" office:value="-1394839.79" calcext:value-type="float">
            <text:p>-1,394,839.79 </text:p>
          </table:table-cell>
          <table:table-cell table:style-name="ce133" office:value-type="float" office:value="-537474.03" calcext:value-type="float">
            <text:p>-537,474.03 </text:p>
          </table:table-cell>
          <table:table-cell table:style-name="ce139" office:value-type="string" calcext:value-type="string">
            <text:p><text:s text:c="3"/><text:span text:style-name="T11">融资租入固定资产</text:span></text:p>
          </table:table-cell>
          <table:table-cell table:style-name="ce127" office:value-type="float" office:value="78" calcext:value-type="float">
            <text:p>78</text:p>
          </table:table-cell>
          <table:table-cell table:style-name="ce146" table:number-columns-repeated="2"/>
          <table:table-cell table:formula="of:=[.D29]-[.C29]" office:value-type="float" office:value="857365.76" calcext:value-type="float">
            <text:p>857365.76</text:p>
          </table:table-cell>
          <table:table-cell table:formula="of:=[.I29]/[.C29]*100" office:value-type="float" office:value="-61.4669703392961" calcext:value-type="float">
            <text:p>-61.4669703393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收到的其他与筹资活动有关的现金</text:span></text:p>
          </table:table-cell>
          <table:table-cell table:style-name="ce127" office:value-type="float" office:value="43" calcext:value-type="float">
            <text:p>43</text:p>
          </table:table-cell>
          <table:table-cell table:style-name="ce134" table:number-columns-repeated="2"/>
          <table:table-cell table:style-name="ce139"/>
          <table:table-cell table:style-name="ce127"/>
          <table:table-cell table:style-name="ce146" table:number-columns-repeated="2"/>
          <table:table-cell table:formula="of:=[.D30]-[.C30]" office:value-type="float" office:value="0" calcext:value-type="float">
            <text:p>0</text:p>
          </table:table-cell>
          <table:table-cell table:formula="of:=[.I30]/[.C30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入小计</text:p>
          </table:table-cell>
          <table:table-cell table:style-name="ce127" office:value-type="float" office:value="44" calcext:value-type="float">
            <text:p>44</text:p>
          </table:table-cell>
          <table:table-cell table:style-name="ce133" office:value-type="float" office:value="16060160.21" calcext:value-type="float">
            <text:p>16,060,160.21 </text:p>
          </table:table-cell>
          <table:table-cell table:style-name="ce133" office:value-type="float" office:value="9462525.97" calcext:value-type="float">
            <text:p>9,462,525.97 </text:p>
          </table:table-cell>
          <table:table-cell table:style-name="ce139"/>
          <table:table-cell table:style-name="ce127"/>
          <table:table-cell table:style-name="ce146" table:number-columns-repeated="2"/>
          <table:table-cell table:formula="of:=[.D31]-[.C31]" office:value-type="float" office:value="-6597634.24" calcext:value-type="float">
            <text:p>-6597634.24</text:p>
          </table:table-cell>
          <table:table-cell table:formula="of:=[.I31]/[.C31]*100" office:value-type="float" office:value="-41.0807498414115" calcext:value-type="float">
            <text:p>-41.0807498414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偿还债务所支付的现金</text:span></text:p>
          </table:table-cell>
          <table:table-cell table:style-name="ce127" office:value-type="float" office:value="45" calcext:value-type="float">
            <text:p>45</text:p>
          </table:table-cell>
          <table:table-cell table:style-name="ce134" table:number-columns-repeated="2"/>
          <table:table-cell table:style-name="ce139"/>
          <table:table-cell table:style-name="ce127"/>
          <table:table-cell table:style-name="ce146" table:number-columns-repeated="2"/>
          <table:table-cell table:formula="of:=[.D32]-[.C32]" office:value-type="float" office:value="0" calcext:value-type="float">
            <text:p>0</text:p>
          </table:table-cell>
          <table:table-cell table:formula="of:=[.I32]/[.C32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分配股利、利润或偿付利息所支付的现金</text:span></text:p>
          </table:table-cell>
          <table:table-cell table:style-name="ce127" office:value-type="float" office:value="46" calcext:value-type="float">
            <text:p>46</text:p>
          </table:table-cell>
          <table:table-cell table:style-name="ce133" office:value-type="float" office:value="163311.62" calcext:value-type="float">
            <text:p>163,311.62 </text:p>
          </table:table-cell>
          <table:table-cell table:style-name="ce133" office:value-type="float" office:value="45337.31" calcext:value-type="float">
            <text:p>45,337.31 </text:p>
          </table:table-cell>
          <table:table-cell table:style-name="ce140" office:value-type="string" calcext:value-type="string">
            <text:p>3<text:span text:style-name="T10">、现金及现金等价物净增加情况：</text:span></text:p>
          </table:table-cell>
          <table:table-cell table:style-name="ce127"/>
          <table:table-cell table:style-name="ce146" table:number-columns-repeated="2"/>
          <table:table-cell table:formula="of:=[.D33]-[.C33]" office:value-type="float" office:value="-117974.31" calcext:value-type="float">
            <text:p>-117974.31</text:p>
          </table:table-cell>
          <table:table-cell table:formula="of:=[.I33]/[.C33]*100" office:value-type="float" office:value="-72.2387727217451" calcext:value-type="float">
            <text:p>-72.2387727217</text:p>
          </table:table-cell>
          <table:table-cell table:number-columns-repeated="1014"/>
        </table:table-row>
        <table:table-row table:style-name="ro15">
          <table:table-cell table:style-name="ce118" office:value-type="string" calcext:value-type="string">
            <text:p><text:s text:c="4"/><text:span text:style-name="T11">支付的其他与筹资活动有关的现金</text:span></text:p>
          </table:table-cell>
          <table:table-cell table:style-name="ce127" office:value-type="float" office:value="52" calcext:value-type="float">
            <text:p>52</text:p>
          </table:table-cell>
          <table:table-cell table:style-name="ce134" table:number-columns-repeated="2"/>
          <table:table-cell table:style-name="ce139" office:value-type="string" calcext:value-type="string">
            <text:p><text:s text:c="3"/><text:span text:style-name="T11">现金的期末余额</text:span></text:p>
          </table:table-cell>
          <table:table-cell table:style-name="ce127" office:value-type="float" office:value="79" calcext:value-type="float">
            <text:p>79</text:p>
          </table:table-cell>
          <table:table-cell table:style-name="ce145" office:value-type="float" office:value="371419.8" calcext:value-type="float">
            <text:p>371,419.80 </text:p>
          </table:table-cell>
          <table:table-cell table:style-name="ce145" office:value-type="float" office:value="357851.14" calcext:value-type="float">
            <text:p>357,851.14 </text:p>
          </table:table-cell>
          <table:table-cell table:formula="of:=[.D34]-[.C34]" office:value-type="float" office:value="0" calcext:value-type="float">
            <text:p>0</text:p>
          </table:table-cell>
          <table:table-cell table:formula="of:=[.I34]/[.C34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现金流出小计</text:p>
          </table:table-cell>
          <table:table-cell table:style-name="ce127" office:value-type="float" office:value="53" calcext:value-type="float">
            <text:p>53</text:p>
          </table:table-cell>
          <table:table-cell table:style-name="ce133" office:value-type="float" office:value="163311.62" calcext:value-type="float">
            <text:p>163,311.62 </text:p>
          </table:table-cell>
          <table:table-cell table:style-name="ce133" office:value-type="float" office:value="45337.31" calcext:value-type="float">
            <text:p>45,337.31 </text:p>
          </table:table-cell>
          <table:table-cell table:style-name="ce139" office:value-type="string" calcext:value-type="string">
            <text:p><text:s text:c="3"/><text:span text:style-name="T11">减：现金的期初余额</text:span></text:p>
          </table:table-cell>
          <table:table-cell table:style-name="ce127" office:value-type="float" office:value="80" calcext:value-type="float">
            <text:p>80</text:p>
          </table:table-cell>
          <table:table-cell table:style-name="ce145" office:value-type="float" office:value="216028.91" calcext:value-type="float">
            <text:p>216,028.91 </text:p>
          </table:table-cell>
          <table:table-cell table:style-name="ce145" office:value-type="float" office:value="371419.8" calcext:value-type="float">
            <text:p>371,419.80 </text:p>
          </table:table-cell>
          <table:table-cell table:formula="of:=[.D35]-[.C35]" office:value-type="float" office:value="-117974.31" calcext:value-type="float">
            <text:p>-117974.31</text:p>
          </table:table-cell>
          <table:table-cell table:formula="of:=[.I35]/[.C35]*100" office:value-type="float" office:value="-72.2387727217451" calcext:value-type="float">
            <text:p>-72.2387727217</text:p>
          </table:table-cell>
          <table:table-cell table:number-columns-repeated="1014"/>
        </table:table-row>
        <table:table-row table:style-name="ro15">
          <table:table-cell table:style-name="ce120" office:value-type="string" calcext:value-type="string">
            <text:p><text:s text:c="4"/><text:span text:style-name="T10">筹资活动产生的现金流量净额</text:span></text:p>
          </table:table-cell>
          <table:table-cell table:style-name="ce127" office:value-type="float" office:value="54" calcext:value-type="float">
            <text:p>54</text:p>
          </table:table-cell>
          <table:table-cell table:style-name="ce133" office:value-type="float" office:value="15896848.59" calcext:value-type="float">
            <text:p>15,896,848.59 </text:p>
          </table:table-cell>
          <table:table-cell table:style-name="ce133" office:value-type="float" office:value="9417188.66" calcext:value-type="float">
            <text:p>9,417,188.66 </text:p>
          </table:table-cell>
          <table:table-cell table:style-name="ce139" office:value-type="string" calcext:value-type="string">
            <text:p><text:s text:c="3"/><text:span text:style-name="T11">加：现金等价物的期末余额</text:span></text:p>
          </table:table-cell>
          <table:table-cell table:style-name="ce127" office:value-type="float" office:value="81" calcext:value-type="float">
            <text:p>81</text:p>
          </table:table-cell>
          <table:table-cell table:style-name="ce146" table:number-columns-repeated="2"/>
          <table:table-cell table:formula="of:=[.D36]-[.C36]" office:value-type="float" office:value="-6479659.93" calcext:value-type="float">
            <text:p>-6479659.93</text:p>
          </table:table-cell>
          <table:table-cell table:formula="of:=[.I36]/[.C36]*100" office:value-type="float" office:value="-40.760657015228" calcext:value-type="float">
            <text:p>-40.7606570152</text:p>
          </table:table-cell>
          <table:table-cell table:number-columns-repeated="1014"/>
        </table:table-row>
        <table:table-row table:style-name="ro15">
          <table:table-cell table:style-name="ce119" office:value-type="string" calcext:value-type="string">
            <text:p>四、汇率变动对现金的影响</text:p>
          </table:table-cell>
          <table:table-cell table:style-name="ce127" office:value-type="float" office:value="55" calcext:value-type="float">
            <text:p>55</text:p>
          </table:table-cell>
          <table:table-cell table:style-name="ce134" table:number-columns-repeated="2"/>
          <table:table-cell table:style-name="ce139" office:value-type="string" calcext:value-type="string">
            <text:p><text:s text:c="3"/><text:span text:style-name="T11">减：现金等价物的期初余额</text:span></text:p>
          </table:table-cell>
          <table:table-cell table:style-name="ce127" office:value-type="float" office:value="82" calcext:value-type="float">
            <text:p>82</text:p>
          </table:table-cell>
          <table:table-cell table:style-name="ce146" table:number-columns-repeated="2"/>
          <table:table-cell table:formula="of:=[.D37]-[.C37]" office:value-type="float" office:value="0" calcext:value-type="float">
            <text:p>0</text:p>
          </table:table-cell>
          <table:table-cell table:formula="of:=[.I37]/[.C37]*100" office:value-type="string" office:string-value="#DIV/0!" calcext:value-type="error">
            <text:p>#DIV/0!</text:p>
          </table:table-cell>
          <table:table-cell table:number-columns-repeated="1014"/>
        </table:table-row>
        <table:table-row table:style-name="ro16">
          <table:table-cell table:style-name="ce119" office:value-type="string" calcext:value-type="string">
            <text:p>五、现金及现金等价物净增加额</text:p>
          </table:table-cell>
          <table:table-cell table:style-name="ce127" office:value-type="float" office:value="56" calcext:value-type="float">
            <text:p>56</text:p>
          </table:table-cell>
          <table:table-cell table:style-name="ce133" office:value-type="float" office:value="155390.89" calcext:value-type="float">
            <text:p>155,390.89 </text:p>
          </table:table-cell>
          <table:table-cell table:style-name="ce133" office:value-type="float" office:value="-13568.66" calcext:value-type="float">
            <text:p>-13,568.66 </text:p>
          </table:table-cell>
          <table:table-cell table:style-name="ce139" office:value-type="string" calcext:value-type="string">
            <text:p><text:s text:c="3"/><text:span text:style-name="T10">现金及现金等价物净增加额</text:span></text:p>
          </table:table-cell>
          <table:table-cell table:style-name="ce127" office:value-type="float" office:value="83" calcext:value-type="float">
            <text:p>83</text:p>
          </table:table-cell>
          <table:table-cell table:style-name="ce145" office:value-type="float" office:value="155390.89" calcext:value-type="float">
            <text:p>155,390.89 </text:p>
          </table:table-cell>
          <table:table-cell table:style-name="ce145" office:value-type="float" office:value="-13568.66" calcext:value-type="float">
            <text:p>-13,568.66 </text:p>
          </table:table-cell>
          <table:table-cell table:formula="of:=[.D38]-[.C38]" office:value-type="float" office:value="-168959.55" calcext:value-type="float">
            <text:p>-168959.55</text:p>
          </table:table-cell>
          <table:table-cell table:formula="of:=[.I38]/[.C38]*100" office:value-type="float" office:value="-108.731953333944" calcext:value-type="float">
            <text:p>-108.7319533339</text:p>
          </table:table-cell>
          <table:table-cell table:number-columns-repeated="1014"/>
        </table:table-row>
        <table:table-row table:style-name="ro15">
          <table:table-cell table:number-columns-repeated="1024"/>
        </table:table-row>
        <table:table-row table:style-name="ro15">
          <table:table-cell table:style-name="ce65" office:value-type="string" calcext:value-type="string">
            <text:p>企业负责人：</text:p>
          </table:table-cell>
          <table:table-cell table:style-name="ce26"/>
          <table:table-cell table:number-columns-repeated="2" table:style-name="ce136" office:value-type="string" office:string-value="  审核：          " calcext:value-type="string">
            <text:p><text:s text:c="2"/>审核： <text:s text:c="10"/></text:p>
          </table:table-cell>
          <table:table-cell table:style-name="ce141" office:value-type="string" office:string-value=" 制表：         " calcext:value-type="string">
            <text:p><text:s/>制表： <text:s text:c="9"/></text:p>
          </table:table-cell>
          <table:table-cell table:style-name="ce136" table:number-columns-repeated="3"/>
          <table:table-cell table:number-columns-repeated="1016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财务指标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55"/>
        <table:table-column table:style-name="co23" table:default-cell-style-name="Default"/>
        <table:table-column table:style-name="co24" table:default-cell-style-name="Default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1" table:default-cell-style-name="ce167"/>
        <table:table-column table:style-name="co25" table:default-cell-style-name="ce167"/>
        <table:table-column table:style-name="co1" table:default-cell-style-name="ce167"/>
        <table:table-column table:style-name="co27" table:default-cell-style-name="Default"/>
        <table:table-column table:style-name="co25" table:default-cell-style-name="ce167"/>
        <table:table-column table:style-name="co26" table:default-cell-style-name="ce167"/>
        <table:table-column table:style-name="co25" table:default-cell-style-name="ce167"/>
        <table:table-column table:style-name="co28" table:default-cell-style-name="ce167"/>
        <table:table-column table:style-name="co1" table:number-columns-repeated="1001" table:default-cell-style-name="Default"/>
        <table:table-row table:style-name="ro17">
          <table:table-cell table:style-name="ce151" office:value-type="string" calcext:value-type="string">
            <text:p>类型</text:p>
          </table:table-cell>
          <table:table-cell table:style-name="ce154"/>
          <table:table-cell table:style-name="ce151" office:value-type="string" calcext:value-type="string">
            <text:p>公式</text:p>
          </table:table-cell>
          <table:table-cell table:style-name="ce151" office:value-type="string" calcext:value-type="string">
            <text:p>指标</text:p>
          </table:table-cell>
          <table:table-cell table:style-name="ce166" office:value-type="string" calcext:value-type="string">
            <text:p>&amp;</text:p>
          </table:table-cell>
          <table:table-cell table:style-name="ce168" office:value-type="float" office:value="2011" calcext:value-type="float">
            <text:p>2011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float" office:value="2012" calcext:value-type="float">
            <text:p>2012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float" office:value="2013" calcext:value-type="float">
            <text:p>2013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1-12(%)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2-13(%)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1-12</text:p>
          </table:table-cell>
          <table:table-cell table:style-name="ce166" office:value-type="string" calcext:value-type="string">
            <text:p>&amp;</text:p>
          </table:table-cell>
          <table:table-cell table:style-name="ce166" office:value-type="string" calcext:value-type="string">
            <text:p>12-13</text:p>
          </table:table-cell>
          <table:table-cell table:style-name="ce170" table:number-columns-repeated="1001"/>
        </table:table-row>
        <table:table-row table:style-name="ro17">
          <table:table-cell table:style-name="ce152" table:number-columns-spanned="1" table:number-rows-spanned="6"/>
          <table:table-cell office:value-type="float" office:value="1" calcext:value-type="float">
            <text:p>1</text:p>
          </table:table-cell>
          <table:table-cell table:style-name="ce152"/>
          <table:table-cell table:style-name="ce152" office:value-type="string" calcext:value-type="string">
            <text:p>总资产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C42]" office:value-type="float" office:value="17931067.33" calcext:value-type="float">
            <text:p>17,931,067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D42]" office:value-type="float" office:value="39739359.18" calcext:value-type="float">
            <text:p>39,739,359.1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E42]" office:value-type="float" office:value="59853895.87" calcext:value-type="float">
            <text:p>59,853,895.8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2]/[.F2]*100" office:value-type="float" office:value="121.622943289679" calcext:value-type="float">
            <text:p>121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2]/[.H2]*100" office:value-type="float" office:value="50.6161576458516" calcext:value-type="float">
            <text:p>50.6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]-[.F2]" office:value-type="float" office:value="21808291.85" calcext:value-type="float">
            <text:p>21,808,291.8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]-[.H2]" office:value-type="float" office:value="20114536.69" calcext:value-type="float">
            <text:p>20,114,536.69</text:p>
          </table:table-cell>
          <table:table-cell table:style-name="ce169" table:number-columns-repeated="1001"/>
        </table:table-row>
        <table:table-row table:style-name="ro17">
          <table:covered-table-cell table:style-name="ce152"/>
          <table:table-cell table:formula="of:=[.B2]+1" office:value-type="float" office:value="2" calcext:value-type="float">
            <text:p>2</text:p>
          </table:table-cell>
          <table:table-cell table:style-name="ce152"/>
          <table:table-cell table:style-name="ce152" office:value-type="string" calcext:value-type="string">
            <text:p>负债总额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30]" office:value-type="float" office:value="10696565.35" calcext:value-type="float">
            <text:p>10,696,565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O30]" office:value-type="float" office:value="5775686.01" calcext:value-type="float">
            <text:p>5,775,686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P30]" office:value-type="float" office:value="5445518.93" calcext:value-type="float">
            <text:p>5,445,518.9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3]/[.F3]*100" office:value-type="float" office:value="-46.0042937053622" calcext:value-type="float">
            <text:p>-46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3]/[.H3]*100" office:value-type="float" office:value="-5.71649981367322" calcext:value-type="float">
            <text:p>-5.7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]-[.F3]" office:value-type="float" office:value="-4920879.34" calcext:value-type="float">
            <text:p>-4,920,879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]-[.H3]" office:value-type="float" office:value="-330167.08" calcext:value-type="float">
            <text:p>-330,167.08</text:p>
          </table:table-cell>
          <table:table-cell table:style-name="ce169" table:number-columns-repeated="1001"/>
        </table:table-row>
        <table:table-row table:style-name="ro17">
          <table:covered-table-cell table:style-name="ce152"/>
          <table:table-cell table:formula="of:=[.B3]+1" office:value-type="float" office:value="3" calcext:value-type="float">
            <text:p>3</text:p>
          </table:table-cell>
          <table:table-cell table:style-name="ce152"/>
          <table:table-cell table:style-name="ce152" office:value-type="string" calcext:value-type="string">
            <text:p>所有者权益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41]" office:value-type="float" office:value="7234501.98" calcext:value-type="float">
            <text:p>7,234,501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O41]" office:value-type="float" office:value="33963673.17" calcext:value-type="float">
            <text:p>33,963,673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P41]" office:value-type="float" office:value="54349779.31" calcext:value-type="float">
            <text:p>54,349,779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4]/[.F4]*100" office:value-type="float" office:value="369.468019552605" calcext:value-type="float">
            <text:p>369.4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4]/[.H4]*100" office:value-type="float" office:value="60.0232667354925" calcext:value-type="float">
            <text:p>60.0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]-[.F4]" office:value-type="float" office:value="26729171.19" calcext:value-type="float">
            <text:p>26,729,171.1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]-[.H4]" office:value-type="float" office:value="20386106.14" calcext:value-type="float">
            <text:p>20,386,106.14</text:p>
          </table:table-cell>
          <table:table-cell table:style-name="ce169" table:number-columns-repeated="1001"/>
        </table:table-row>
        <table:table-row table:style-name="ro17">
          <table:covered-table-cell table:style-name="ce152"/>
          <table:table-cell table:formula="of:=[.B4]+1" office:value-type="float" office:value="4" calcext:value-type="float">
            <text:p>4</text:p>
          </table:table-cell>
          <table:table-cell table:style-name="ce152"/>
          <table:table-cell table:style-name="ce152" office:value-type="string" calcext:value-type="string">
            <text:p>主营收入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C5]" office:value-type="float" office:value="8406216.3" calcext:value-type="float">
            <text:p>8,406,216.3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5]" office:value-type="float" office:value="11831083.55" calcext:value-type="float">
            <text:p>11,831,083.5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5]" office:value-type="float" office:value="44731367.24" calcext:value-type="float">
            <text:p>44,731,367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5]/[.F5]*100" office:value-type="float" office:value="40.7420785734481" calcext:value-type="float">
            <text:p>40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5]/[.H5]*100" office:value-type="float" office:value="278.08343632228" calcext:value-type="float">
            <text:p>278.0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]-[.F5]" office:value-type="float" office:value="3424867.25" calcext:value-type="float">
            <text:p>3,424,867.2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]-[.H5]" office:value-type="float" office:value="32900283.69" calcext:value-type="float">
            <text:p>32,900,283.69</text:p>
          </table:table-cell>
          <table:table-cell table:style-name="ce169" table:number-columns-repeated="1001"/>
        </table:table-row>
        <table:table-row table:style-name="ro17">
          <table:covered-table-cell table:style-name="ce152"/>
          <table:table-cell table:formula="of:=[.B5]+1" office:value-type="float" office:value="5" calcext:value-type="float">
            <text:p>5</text:p>
          </table:table-cell>
          <table:table-cell table:style-name="ce152"/>
          <table:table-cell table:style-name="ce152" office:value-type="string" calcext:value-type="string">
            <text:p>营业利润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C13]" office:value-type="float" office:value="2668082.02" calcext:value-type="float">
            <text:p>2,668,082.0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13]" office:value-type="float" office:value="2401723.12" calcext:value-type="float">
            <text:p>2,401,723.1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13]" office:value-type="float" office:value="9140389.39" calcext:value-type="float">
            <text:p>9,140,389.3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6]/[.F6]*100" office:value-type="float" office:value="-9.98316011289638" calcext:value-type="float">
            <text:p>-9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6]/[.H6]*100" office:value-type="float" office:value="280.576316807076" calcext:value-type="float">
            <text:p>280.5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]-[.F6]" office:value-type="float" office:value="-266358.9" calcext:value-type="float">
            <text:p>-266,358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]-[.H6]" office:value-type="float" office:value="6738666.27" calcext:value-type="float">
            <text:p>6,738,666.27</text:p>
          </table:table-cell>
          <table:table-cell table:style-name="ce169" table:number-columns-repeated="1001"/>
        </table:table-row>
        <table:table-row table:style-name="ro17">
          <table:covered-table-cell table:style-name="ce152"/>
          <table:table-cell table:formula="of:=[.B6]+1" office:value-type="float" office:value="6" calcext:value-type="float">
            <text:p>6</text:p>
          </table:table-cell>
          <table:table-cell table:style-name="ce152"/>
          <table:table-cell table:style-name="ce152" office:value-type="string" calcext:value-type="string">
            <text:p>利润总额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C18]" office:value-type="float" office:value="2595487.43" calcext:value-type="float">
            <text:p>2,595,487.4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D18]" office:value-type="float" office:value="2437480.83" calcext:value-type="float">
            <text:p>2,437,480.8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利润表.E18]" office:value-type="float" office:value="9089971.7" calcext:value-type="float">
            <text:p>9,089,971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7]/[.F7]*100" office:value-type="float" office:value="-6.08774283295219" calcext:value-type="float">
            <text:p>-6.0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7]/[.H7]*100" office:value-type="float" office:value="272.924848807939" calcext:value-type="float">
            <text:p>272.9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7]-[.F7]" office:value-type="float" office:value="-158006.6" calcext:value-type="float">
            <text:p>-158,006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7]-[.H7]" office:value-type="float" office:value="6652490.87" calcext:value-type="float">
            <text:p>6,652,490.87</text:p>
          </table:table-cell>
          <table:table-cell table:style-name="ce169" table:number-columns-repeated="1001"/>
        </table:table-row>
        <table:table-row table:style-name="ro17">
          <table:table-cell table:style-name="ce152"/>
          <table:table-cell table:formula="of:=[.B7]+1" office:value-type="float" office:value="7" calcext:value-type="float">
            <text:p>7</text:p>
          </table:table-cell>
          <table:table-cell table:style-name="ce152" office:value-type="string" calcext:value-type="string">
            <text:p>（期初资产总额 <text:s/>+ <text:s/>期末资产总额 ） / 2</text:p>
          </table:table-cell>
          <table:table-cell table:style-name="ce152" office:value-type="string" calcext:value-type="string">
            <text:p>平均资产总额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C42]" office:value-type="float" office:value="17931067.33" calcext:value-type="float">
            <text:p>17,931,067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C42]+[资产负债表.D42])/2" office:value-type="float" office:value="28835213.255" calcext:value-type="float">
            <text:p>28,835,213.2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D42]+[资产负债表.E42])/2" office:value-type="float" office:value="49796627.525" calcext:value-type="float">
            <text:p>49,796,627.5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8]/[.F8]*100" office:value-type="float" office:value="60.8114716448393" calcext:value-type="float">
            <text:p>60.8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8]/[.H8]*100" office:value-type="float" office:value="72.6938069943537" calcext:value-type="float">
            <text:p>72.6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8]-[.F8]" office:value-type="float" office:value="10904145.925" calcext:value-type="float">
            <text:p>10,904,145.9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8]-[.H8]" office:value-type="float" office:value="20961414.27" calcext:value-type="float">
            <text:p>20,961,414.27</text:p>
          </table:table-cell>
          <table:table-cell table:style-name="ce169" table:number-columns-repeated="1001"/>
        </table:table-row>
        <table:table-row table:style-name="ro17">
          <table:table-cell table:style-name="ce152"/>
          <table:table-cell/>
          <table:table-cell table:style-name="ce152" office:value-type="string" calcext:value-type="string">
            <text:p>（期初负债总额 <text:s/>+ <text:s/>期末负债总额 ） / 2</text:p>
          </table:table-cell>
          <table:table-cell table:style-name="ce152" office:value-type="string" calcext:value-type="string">
            <text:p>平均负债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30]" office:value-type="float" office:value="10696565.35" calcext:value-type="float">
            <text:p>10,696,565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AVERAGE([资产负债表.N30:.O30])" office:value-type="float" office:value="8236125.68" calcext:value-type="float">
            <text:p>8,236,125.6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AVERAGE([资产负债表.O30:.P30])" office:value-type="float" office:value="5610602.47" calcext:value-type="float">
            <text:p>5,610,602.4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9]/[.F9]*100" office:value-type="float" office:value="-23.0021468526811" calcext:value-type="float">
            <text:p>-23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9]/[.H9]*100" office:value-type="float" office:value="-31.8781343560071" calcext:value-type="float">
            <text:p>-31.8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9]-[.F9]" office:value-type="float" office:value="-2460439.67" calcext:value-type="float">
            <text:p>-2,460,439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9]-[.H9]" office:value-type="float" office:value="-2625523.21" calcext:value-type="float">
            <text:p>-2,625,523.21</text:p>
          </table:table-cell>
          <table:table-cell table:style-name="ce169" table:number-columns-repeated="1001"/>
        </table:table-row>
        <table:table-row table:style-name="ro17">
          <table:table-cell table:style-name="ce152"/>
          <table:table-cell/>
          <table:table-cell table:style-name="ce152" office:value-type="string" calcext:value-type="string">
            <text:p>（期初权益资产 + <text:s/>期末权益资产） / 2</text:p>
          </table:table-cell>
          <table:table-cell table:style-name="ce152" office:value-type="string" calcext:value-type="string">
            <text:p>平均权益资产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N41]" office:value-type="float" office:value="7234501.98" calcext:value-type="float">
            <text:p>7,234,501.9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N41]+[资产负债表.O41])/2" office:value-type="float" office:value="20599087.575" calcext:value-type="float">
            <text:p>20,599,087.5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([资产负债表.O41]+[资产负债表.P41])/2" office:value-type="float" office:value="44156726.24" calcext:value-type="float">
            <text:p>44,156,726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10]/[.F10]*100" office:value-type="float" office:value="184.734009776302" calcext:value-type="float">
            <text:p>184.7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10]/[.H10]*100" office:value-type="float" office:value="114.362534647363" calcext:value-type="float">
            <text:p>114.36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0]-[.F10]" office:value-type="float" office:value="13364585.595" calcext:value-type="float">
            <text:p>13,364,585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0]-[.H10]" office:value-type="float" office:value="23557638.665" calcext:value-type="float">
            <text:p>23,557,638.67</text:p>
          </table:table-cell>
          <table:table-cell table:style-name="ce169" table:number-columns-repeated="1001"/>
        </table:table-row>
        <table:table-row table:style-name="ro17">
          <table:table-cell table:style-name="ce152"/>
          <table:table-cell/>
          <table:table-cell table:style-name="ce152" office:value-type="string" calcext:value-type="string">
            <text:p>总资产减去无利息流动负债</text:p>
          </table:table-cell>
          <table:table-cell table:style-name="ce152" office:value-type="string" calcext:value-type="string">
            <text:p>投入资本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C42]-[资产负债表.N8]-[资产负债表.N13]" office:value-type="float" office:value="10670756.42" calcext:value-type="float">
            <text:p>10,670,756.4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D42]-[资产负债表.O8]-[资产负债表.O13]" office:value-type="float" office:value="34869112.38" calcext:value-type="float">
            <text:p>34,869,112.3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资产负债表.E42]-[资产负债表.P8]-[资产负债表.P13]" office:value-type="float" office:value="54877398.54" calcext:value-type="float">
            <text:p>54,877,398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11]/[.F11]*100" office:value-type="float" office:value="226.772639235261" calcext:value-type="float">
            <text:p>226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11]/[.H11]*100" office:value-type="float" office:value="57.3811169666487" calcext:value-type="float">
            <text:p>57.3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1]-[.F11]" office:value-type="float" office:value="24198355.96" calcext:value-type="float">
            <text:p>24,198,355.9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1]-[.H11]" office:value-type="float" office:value="20008286.16" calcext:value-type="float">
            <text:p>20,008,286.16</text:p>
          </table:table-cell>
          <table:table-cell table:style-name="ce169" table:number-columns-repeated="1001"/>
        </table:table-row>
        <table:table-row table:style-name="ro17">
          <table:table-cell table:style-name="ce152"/>
          <table:table-cell table:formula="of:=[.B8]+1" office:value-type="float" office:value="8" calcext:value-type="float">
            <text:p>8</text:p>
          </table:table-cell>
          <table:table-cell table:style-name="ce152" office:value-type="string" calcext:value-type="string">
            <text:p>净利润 + 所得税 + 利息</text:p>
          </table:table-cell>
          <table:table-cell table:style-name="ce152" office:value-type="string" calcext:value-type="string">
            <text:p>EBIT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C18]+[利润表.C12]" office:value-type="float" office:value="2726228" calcext:value-type="float">
            <text:p>2,726,228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D18]+[利润表.D12]" office:value-type="float" office:value="2604015.66" calcext:value-type="float">
            <text:p>2,604,015.6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 [利润表.E18]+[利润表.E12]" office:value-type="float" office:value="9138701.35" calcext:value-type="float">
            <text:p>9,138,701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Q12]/[.F12]*100" office:value-type="float" office:value="-4.4828363585144" calcext:value-type="float">
            <text:p>-4.4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S12]/[.H12]*100" office:value-type="float" office:value="250.946482019236" calcext:value-type="float">
            <text:p>250.95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2]-[.F12]" office:value-type="float" office:value="-122212.34" calcext:value-type="float">
            <text:p>-122,212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2]-[.H12]" office:value-type="float" office:value="6534685.69" calcext:value-type="float">
            <text:p>6,534,685.69</text:p>
          </table:table-cell>
          <table:table-cell table:style-name="ce169" table:number-columns-repeated="1001"/>
        </table:table-row>
        <table:table-row table:style-name="ro17">
          <table:table-cell table:style-name="ce153" office:value-type="string" calcext:value-type="string" table:number-columns-spanned="1" table:number-rows-spanned="14">
            <text:p>盈 <text:s/>利 <text:s/>能 <text:s/>力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毛利润 / 销售收入</text:p>
          </table:table-cell>
          <table:table-cell table:style-name="ce158" office:value-type="string" calcext:value-type="string">
            <text:p>销售毛利率</text:p>
          </table:table-cell>
          <table:table-cell table:style-name="ce166" office:value-type="string" calcext:value-type="string">
            <text:p>&amp;</text:p>
          </table:table-cell>
          <table:table-cell table:formula="of:=[利润表.C8]/[利润表.C5]*100" office:value-type="float" office:value="41.1358185013631" calcext:value-type="float">
            <text:p>41.14</text:p>
          </table:table-cell>
          <table:table-cell table:style-name="ce166" office:value-type="string" calcext:value-type="string">
            <text:p>&amp;</text:p>
          </table:table-cell>
          <table:table-cell table:formula="of:=[利润表.D8]/[利润表.D5]*100" office:value-type="float" office:value="37.1830415313059" calcext:value-type="float">
            <text:p>37.18</text:p>
          </table:table-cell>
          <table:table-cell table:style-name="ce166" office:value-type="string" calcext:value-type="string">
            <text:p>&amp;</text:p>
          </table:table-cell>
          <table:table-cell table:formula="of:=[利润表.E8]/[利润表.E5]*100" office:value-type="float" office:value="35.6609440851958" calcext:value-type="float">
            <text:p>35.6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3] = 0; 0 ; [.Q13]/[.F13]*100)" office:value-type="float" office:value="-9.60908792887204" calcext:value-type="float">
            <text:p>-9.6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3] = 0; 0; [.S13]/[.H13]*100)" office:value-type="float" office:value="-4.09352592855694" calcext:value-type="float">
            <text:p>-4.0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3]-[.F13]" office:value-type="float" office:value="-3.95277697005719" calcext:value-type="float">
            <text:p>-3.9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3]-[.H13]" office:value-type="float" office:value="-1.5220974461101" calcext:value-type="float">
            <text:p>-1.52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3]+1" office:value-type="float" office:value="2" calcext:value-type="float">
            <text:p>2</text:p>
          </table:table-cell>
          <table:table-cell table:style-name="ce157" office:value-type="string" calcext:value-type="string">
            <text:p>净利润 / 销售收入</text:p>
          </table:table-cell>
          <table:table-cell table:style-name="ce158" office:value-type="string" calcext:value-type="string">
            <text:p>销售利润率</text:p>
          </table:table-cell>
          <table:table-cell table:style-name="ce166" office:value-type="string" calcext:value-type="string">
            <text:p>&amp;</text:p>
          </table:table-cell>
          <table:table-cell table:formula="of:=[利润表.C21]/[利润表.C5]*100" office:value-type="float" office:value="23.4742504781848" calcext:value-type="float">
            <text:p>23.47</text:p>
          </table:table-cell>
          <table:table-cell table:style-name="ce166" office:value-type="string" calcext:value-type="string">
            <text:p>&amp;</text:p>
          </table:table-cell>
          <table:table-cell table:formula="of:=[利润表.D21]/[利润表.D5]*100" office:value-type="float" office:value="15.3762010242925" calcext:value-type="float">
            <text:p>15.38</text:p>
          </table:table-cell>
          <table:table-cell table:style-name="ce166" office:value-type="string" calcext:value-type="string">
            <text:p>&amp;</text:p>
          </table:table-cell>
          <table:table-cell table:formula="of:=[利润表.E21]/[利润表.E5]*100" office:value-type="float" office:value="15.2409353673939" calcext:value-type="float">
            <text:p>15.2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4] = 0; 0 ; [.Q14]/[.F14]*100)" office:value-type="float" office:value="-34.4975847532087" calcext:value-type="float">
            <text:p>-34.5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4] = 0; 0; [.S14]/[.H14]*100)" office:value-type="float" office:value="-0.879707911498405" calcext:value-type="float">
            <text:p>-0.8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4]-[.F14]" office:value-type="float" office:value="-8.0980494538923" calcext:value-type="float">
            <text:p>-8.1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4]-[.H14]" office:value-type="float" office:value="-0.1352656568986" calcext:value-type="float">
            <text:p>-0.14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4]+1" office:value-type="float" office:value="3" calcext:value-type="float">
            <text:p>3</text:p>
          </table:table-cell>
          <table:table-cell table:style-name="ce157" office:value-type="string" calcext:value-type="string">
            <text:p>营业利润/（销售成本+销售费用+管理费用+财务费用）</text:p>
          </table:table-cell>
          <table:table-cell table:style-name="ce158" office:value-type="string" calcext:value-type="string">
            <text:p>成本费用利润率</text:p>
          </table:table-cell>
          <table:table-cell table:style-name="ce166" office:value-type="string" calcext:value-type="string">
            <text:p>&amp;</text:p>
          </table:table-cell>
          <table:table-cell table:formula="of:=[利润表.C13]/([利润表.C6]+[利润表.C10]+[利润表.C11]+[利润表.C12])*100" office:value-type="float" office:value="47.548684992879" calcext:value-type="float">
            <text:p>47.55</text:p>
          </table:table-cell>
          <table:table-cell table:style-name="ce166" office:value-type="string" calcext:value-type="string">
            <text:p>&amp;</text:p>
          </table:table-cell>
          <table:table-cell table:formula="of:=[利润表.D13]/([利润表.D6]+[利润表.D10]+[利润表.D11]+[利润表.D12])*100" office:value-type="float" office:value="25.8692294356925" calcext:value-type="float">
            <text:p>25.87</text:p>
          </table:table-cell>
          <table:table-cell table:style-name="ce166" office:value-type="string" calcext:value-type="string">
            <text:p>&amp;</text:p>
          </table:table-cell>
          <table:table-cell table:formula="of:=[利润表.E13]/([利润表.E6]+[利润表.E10]+[利润表.E11]+[利润表.E12])*100" office:value-type="float" office:value="25.6981381244066" calcext:value-type="float">
            <text:p>25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5] = 0; 0 ; [.Q15]/[.F15]*100)" office:value-type="float" office:value="-45.5942273912165" calcext:value-type="float">
            <text:p>-45.5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5] = 0; 0; [.S15]/[.H15]*100)" office:value-type="float" office:value="-0.661369955804866" calcext:value-type="float">
            <text:p>-0.66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5]-[.F15]" office:value-type="float" office:value="-21.6794555571865" calcext:value-type="float">
            <text:p>-21.6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5]-[.H15]" office:value-type="float" office:value="-0.171091311285899" calcext:value-type="float">
            <text:p>-0.17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5]+1" office:value-type="float" office:value="4" calcext:value-type="float">
            <text:p>4</text:p>
          </table:table-cell>
          <table:table-cell table:style-name="ce157" office:value-type="string" calcext:value-type="string">
            <text:p>经营活动产生的现金流量净额/净利润</text:p>
          </table:table-cell>
          <table:table-cell table:style-name="ce158" office:value-type="string" calcext:value-type="string">
            <text:p>盈余现金保障倍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现金表.C15]/[利润表.D21]*100" office:value-type="float" office:value="-532.326656404448" calcext:value-type="float">
            <text:p>-532.33</text:p>
          </table:table-cell>
          <table:table-cell table:style-name="ce166" office:value-type="string" calcext:value-type="string">
            <text:p>&amp;</text:p>
          </table:table-cell>
          <table:table-cell table:formula="of:=[现金表.D15]/[利润表.E21]*100" office:value-type="float" office:value="-17.5986336074795" calcext:value-type="float">
            <text:p>-17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6] = 0; 0 ; [.Q16]/[.F1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6] = 0; 0; [.S16]/[.H16]*100)" office:value-type="float" office:value="-96.6940160903555" calcext:value-type="float">
            <text:p>-96.6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6]-[.F16]" office:value-type="float" office:value="-532.326656404448" calcext:value-type="float">
            <text:p>-532.3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6]-[.H16]" office:value-type="float" office:value="514.728022796969" calcext:value-type="float">
            <text:p>514.73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6]+1" office:value-type="float" office:value="5" calcext:value-type="float">
            <text:p>5</text:p>
          </table:table-cell>
          <table:table-cell table:style-name="ce157" office:value-type="string" calcext:value-type="string">
            <text:p>（净利润+利息费用+所得税）/资产平均值</text:p>
          </table:table-cell>
          <table:table-cell table:style-name="ce158" office:value-type="string" calcext:value-type="string">
            <text:p>总资产报酬率</text:p>
          </table:table-cell>
          <table:table-cell table:style-name="ce166" office:value-type="string" calcext:value-type="string">
            <text:p>&amp;</text:p>
          </table:table-cell>
          <table:table-cell table:formula="of:=([利润表.C18]+[利润表.C12])/[.F8]*100" office:value-type="float" office:value="15.2039359945898" calcext:value-type="float">
            <text:p>15.20</text:p>
          </table:table-cell>
          <table:table-cell table:style-name="ce166" office:value-type="string" calcext:value-type="string">
            <text:p>&amp;</text:p>
          </table:table-cell>
          <table:table-cell table:formula="of:=([利润表.D18]+[利润表.D12])/[.H8]*100" office:value-type="float" office:value="9.03067938832901" calcext:value-type="float">
            <text:p>9.03</text:p>
          </table:table-cell>
          <table:table-cell table:style-name="ce166" office:value-type="string" calcext:value-type="string">
            <text:p>&amp;</text:p>
          </table:table-cell>
          <table:table-cell table:formula="of:=([利润表.E18]+[利润表.E12])/[.J8]*100" office:value-type="float" office:value="18.3520487314367" calcext:value-type="float">
            <text:p>18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7] = 0; 0 ; [.Q17]/[.F17]*100)" office:value-type="float" office:value="-40.603016274585" calcext:value-type="float">
            <text:p>-40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7] = 0; 0; [.S17]/[.H17]*100)" office:value-type="float" office:value="103.218915679304" calcext:value-type="float">
            <text:p>103.2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7]-[.F17]" office:value-type="float" office:value="-6.17325660626078" calcext:value-type="float">
            <text:p>-6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7]-[.H17]" office:value-type="float" office:value="9.32136934310764" calcext:value-type="float">
            <text:p>9.32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7]+1" office:value-type="float" office:value="6" calcext:value-type="float">
            <text:p>6</text:p>
          </table:table-cell>
          <table:table-cell table:style-name="ce157" office:value-type="string" calcext:value-type="string">
            <text:p>净利润/资产平均值</text:p>
          </table:table-cell>
          <table:table-cell table:style-name="ce158" office:value-type="string" calcext:value-type="string">
            <text:p>总资产收益率</text:p>
          </table:table-cell>
          <table:table-cell table:style-name="ce166" office:value-type="string" calcext:value-type="string">
            <text:p>&amp;</text:p>
          </table:table-cell>
          <table:table-cell table:formula="of:=[利润表.C21]/[.F8]*100" office:value-type="float" office:value="11.0049013462714" calcext:value-type="float">
            <text:p>11.00</text:p>
          </table:table-cell>
          <table:table-cell table:style-name="ce166" office:value-type="string" calcext:value-type="string">
            <text:p>&amp;</text:p>
          </table:table-cell>
          <table:table-cell table:formula="of:=[利润表.D21]/[.H8]*100" office:value-type="float" office:value="6.30885290811767" calcext:value-type="float">
            <text:p>6.31</text:p>
          </table:table-cell>
          <table:table-cell table:style-name="ce166" office:value-type="string" calcext:value-type="string">
            <text:p>&amp;</text:p>
          </table:table-cell>
          <table:table-cell table:formula="of:=[利润表.E21]/[.J8]*100" office:value-type="float" office:value="13.6906435412264" calcext:value-type="float">
            <text:p>13.6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8] = 0; 0 ; [.Q18]/[.F18]*100)" office:value-type="float" office:value="-42.6723356292949" calcext:value-type="float">
            <text:p>-42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8] = 0; 0; [.S18]/[.H18]*100)" office:value-type="float" office:value="117.006859101288" calcext:value-type="float">
            <text:p>117.01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8]-[.F18]" office:value-type="float" office:value="-4.69604843815372" calcext:value-type="float">
            <text:p>-4.7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8]-[.H18]" office:value-type="float" office:value="7.38179063310877" calcext:value-type="float">
            <text:p>7.38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8]+1" office:value-type="float" office:value="7" calcext:value-type="float">
            <text:p>7</text:p>
          </table:table-cell>
          <table:table-cell table:style-name="ce157" office:value-type="string" calcext:value-type="string">
            <text:p>股东权益期末数/股东权益期初数</text:p>
          </table:table-cell>
          <table:table-cell table:style-name="ce158" office:value-type="string" calcext:value-type="string">
            <text:p>资本保值增值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资产负债表.O42]/[资产负债表.N42]" office:value-type="float" office:value="2.21622943289679" calcext:value-type="float">
            <text:p>2.22</text:p>
          </table:table-cell>
          <table:table-cell table:style-name="ce166" office:value-type="string" calcext:value-type="string">
            <text:p>&amp;</text:p>
          </table:table-cell>
          <table:table-cell table:formula="of:=[资产负债表.P42]/[资产负债表.O42]" office:value-type="float" office:value="1.50468702751739" calcext:value-type="float">
            <text:p>1.5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19] = 0; 0 ; [.Q19]/[.F1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19] = 0; 0; [.S19]/[.H19]*100)" office:value-type="float" office:value="-32.1059902380845" calcext:value-type="float">
            <text:p>-32.11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19]-[.F19]" office:value-type="float" office:value="2.21622943289679" calcext:value-type="float">
            <text:p>2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19]-[.H19]" office:value-type="float" office:value="-0.711542405379399" calcext:value-type="float">
            <text:p>-0.71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19]+1" office:value-type="float" office:value="8" calcext:value-type="float">
            <text:p>8</text:p>
          </table:table-cell>
          <table:table-cell table:style-name="ce158" office:value-type="string" calcext:value-type="string">
            <text:p>EBIT / 销售收入</text:p>
          </table:table-cell>
          <table:table-cell table:style-name="ce158" office:value-type="string" calcext:value-type="string">
            <text:p>营业利润率</text:p>
          </table:table-cell>
          <table:table-cell table:style-name="ce166" office:value-type="string" calcext:value-type="string">
            <text:p>&amp;</text:p>
          </table:table-cell>
          <table:table-cell table:formula="of:=[.F12]/[利润表.C5]*100" office:value-type="float" office:value="32.4310950694904" calcext:value-type="float">
            <text:p>32.43</text:p>
          </table:table-cell>
          <table:table-cell table:style-name="ce166" office:value-type="string" calcext:value-type="string">
            <text:p>&amp;</text:p>
          </table:table-cell>
          <table:table-cell table:formula="of:=[.H12]/[利润表.D5]*100" office:value-type="float" office:value="22.0099507284774" calcext:value-type="float">
            <text:p>22.01</text:p>
          </table:table-cell>
          <table:table-cell table:style-name="ce166" office:value-type="string" calcext:value-type="string">
            <text:p>&amp;</text:p>
          </table:table-cell>
          <table:table-cell table:formula="of:=[.J12]/[利润表.E5]*100" office:value-type="float" office:value="20.4301856032425" calcext:value-type="float">
            <text:p>20.4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0] = 0; 0 ; [.Q20]/[.F20]*100)" office:value-type="float" office:value="-32.1331867415624" calcext:value-type="float">
            <text:p>-32.1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0] = 0; 0; [.S20]/[.H20]*100)" office:value-type="float" office:value="-7.17750414221056" calcext:value-type="float">
            <text:p>-7.18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0]-[.F20]" office:value-type="float" office:value="-10.421144341013" calcext:value-type="float">
            <text:p>-10.4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0]-[.H20]" office:value-type="float" office:value="-1.57976512523497" calcext:value-type="float">
            <text:p>-1.58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0]+1" office:value-type="float" office:value="9" calcext:value-type="float">
            <text:p>9</text:p>
          </table:table-cell>
          <table:table-cell table:style-name="ce158" office:value-type="string" calcext:value-type="string">
            <text:p>EBITDA / 销售收入</text:p>
          </table:table-cell>
          <table:table-cell table:style-name="ce160" office:value-type="string" calcext:value-type="string">
            <text:p>EBITDA<text:span text:style-name="T14">利润率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21] = 0; 0 ; [.Q21]/[.F2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1] = 0; 0; [.S21]/[.H2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1]-[.F2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1]-[.H21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1]+1" office:value-type="float" office:value="10" calcext:value-type="float">
            <text:p>10</text:p>
          </table:table-cell>
          <table:table-cell table:style-name="ce158" office:value-type="string" calcext:value-type="string">
            <text:p>EBIT <text:s/>/ 平均总资产</text:p>
          </table:table-cell>
          <table:table-cell table:style-name="ce158" office:value-type="string" calcext:value-type="string">
            <text:p>税前总资产盈利力</text:p>
          </table:table-cell>
          <table:table-cell table:style-name="ce166" office:value-type="string" calcext:value-type="string">
            <text:p>&amp;</text:p>
          </table:table-cell>
          <table:table-cell table:formula="of:=[.F12]/[.F8]*100" office:value-type="float" office:value="15.2039359945898" calcext:value-type="float">
            <text:p>15.20</text:p>
          </table:table-cell>
          <table:table-cell table:style-name="ce166" office:value-type="string" calcext:value-type="string">
            <text:p>&amp;</text:p>
          </table:table-cell>
          <table:table-cell table:formula="of:=[.H12]/[.H8]*100" office:value-type="float" office:value="9.03067938832901" calcext:value-type="float">
            <text:p>9.03</text:p>
          </table:table-cell>
          <table:table-cell table:style-name="ce166" office:value-type="string" calcext:value-type="string">
            <text:p>&amp;</text:p>
          </table:table-cell>
          <table:table-cell table:formula="of:=[.J12]/[.J8]*100" office:value-type="float" office:value="18.3520487314367" calcext:value-type="float">
            <text:p>18.3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2] = 0; 0 ; [.Q22]/[.F22]*100)" office:value-type="float" office:value="-40.603016274585" calcext:value-type="float">
            <text:p>-40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2] = 0; 0; [.S22]/[.H22]*100)" office:value-type="float" office:value="103.218915679304" calcext:value-type="float">
            <text:p>103.2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2]-[.F22]" office:value-type="float" office:value="-6.17325660626078" calcext:value-type="float">
            <text:p>-6.1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2]-[.H22]" office:value-type="float" office:value="9.32136934310764" calcext:value-type="float">
            <text:p>9.32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2]+1" office:value-type="float" office:value="11" calcext:value-type="float">
            <text:p>11</text:p>
          </table:table-cell>
          <table:table-cell table:style-name="ce158" office:value-type="string" calcext:value-type="string">
            <text:p>EBIT（1-T) <text:s/>/ 平均总资产</text:p>
          </table:table-cell>
          <table:table-cell table:style-name="ce158" office:value-type="string" calcext:value-type="string">
            <text:p>税后总资产盈利力</text:p>
          </table:table-cell>
          <table:table-cell table:style-name="ce166" office:value-type="string" calcext:value-type="string">
            <text:p>&amp;</text:p>
          </table:table-cell>
          <table:table-cell table:formula="of:=[.F12]*(1 - 0.17)/[.F8]*100" office:value-type="float" office:value="12.6192668755095" calcext:value-type="float">
            <text:p>12.62</text:p>
          </table:table-cell>
          <table:table-cell table:style-name="ce166" office:value-type="string" calcext:value-type="string">
            <text:p>&amp;</text:p>
          </table:table-cell>
          <table:table-cell table:formula="of:=[.H12]*(1 - 0.17)/[.H8]*100" office:value-type="float" office:value="7.49546389231308" calcext:value-type="float">
            <text:p>7.50</text:p>
          </table:table-cell>
          <table:table-cell table:style-name="ce166" office:value-type="string" calcext:value-type="string">
            <text:p>&amp;</text:p>
          </table:table-cell>
          <table:table-cell table:formula="of:=[.J12]*(1 - 0.17)/[.J8]*100" office:value-type="float" office:value="15.2322004470924" calcext:value-type="float">
            <text:p>15.2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3] = 0; 0 ; [.Q23]/[.F23]*100)" office:value-type="float" office:value="-40.603016274585" calcext:value-type="float">
            <text:p>-40.6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3] = 0; 0; [.S23]/[.H23]*100)" office:value-type="float" office:value="103.218915679304" calcext:value-type="float">
            <text:p>103.2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3]-[.F23]" office:value-type="float" office:value="-5.12380298319645" calcext:value-type="float">
            <text:p>-5.1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3]-[.H23]" office:value-type="float" office:value="7.73673655477935" calcext:value-type="float">
            <text:p>7.74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3]+1" office:value-type="float" office:value="12" calcext:value-type="float">
            <text:p>12</text:p>
          </table:table-cell>
          <table:table-cell table:style-name="ce158" office:value-type="string" calcext:value-type="string">
            <text:p>净利润 / 平均权益资产</text:p>
          </table:table-cell>
          <table:table-cell table:style-name="ce158" office:value-type="string" calcext:value-type="string">
            <text:p>权益资本利润率<text:span text:style-name="T15">(ROE)</text:span></text:p>
          </table:table-cell>
          <table:table-cell table:style-name="ce166" office:value-type="string" calcext:value-type="string">
            <text:p>&amp;</text:p>
          </table:table-cell>
          <table:table-cell office:value-type="string" calcext:value-type="string">
            <text:p>s</text:p>
          </table:table-cell>
          <table:table-cell table:style-name="ce166" office:value-type="string" calcext:value-type="string">
            <text:p>&amp;</text:p>
          </table:table-cell>
          <table:table-cell table:formula="of:=[利润表.D21]/[.H10] *100" office:value-type="float" office:value="8.83131926779043" calcext:value-type="float">
            <text:p>8.83</text:p>
          </table:table-cell>
          <table:table-cell table:style-name="ce166" office:value-type="string" calcext:value-type="string">
            <text:p>&amp;</text:p>
          </table:table-cell>
          <table:table-cell table:formula="of:=[利润表.E21]/[.J10] *100" office:value-type="float" office:value="15.4392758488157" calcext:value-type="float">
            <text:p>15.4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4] = 0; 0 ; [.Q24]/[.F24]*100)" office:value-type="string" office:string-value="#VALUE!" calcext:value-type="error">
            <text:p>#VALUE!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4] = 0; 0; [.S24]/[.H24]*100)" office:value-type="float" office:value="74.824116087908" calcext:value-type="float">
            <text:p>74.8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4]-[.F24]" office:value-type="string" office:string-value="#VALUE!" calcext:value-type="error">
            <text:p>#VALUE!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4]-[.H24]" office:value-type="float" office:value="6.6079565810253" calcext:value-type="float">
            <text:p>6.61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4]+1" office:value-type="float" office:value="13" calcext:value-type="float">
            <text:p>13</text:p>
          </table:table-cell>
          <table:table-cell table:style-name="ce158" office:value-type="string" calcext:value-type="string">
            <text:p>EBIT <text:s/>/ 平均投入资本</text:p>
          </table:table-cell>
          <table:table-cell table:style-name="ce158" office:value-type="string" calcext:value-type="string">
            <text:p>税前投入资本利润率<text:span text:style-name="T15">(ROIC)</text:span></text:p>
          </table:table-cell>
          <table:table-cell table:style-name="ce166" office:value-type="string" calcext:value-type="string">
            <text:p>&amp;</text:p>
          </table:table-cell>
          <table:table-cell table:formula="of:=[.F12]/[.F11]*100" office:value-type="float" office:value="25.5485918026419" calcext:value-type="float">
            <text:p>25.55</text:p>
          </table:table-cell>
          <table:table-cell table:style-name="ce166" office:value-type="string" calcext:value-type="string">
            <text:p>&amp;</text:p>
          </table:table-cell>
          <table:table-cell table:formula="of:=[.H12]/[.H11]*100" office:value-type="float" office:value="7.46797231779721" calcext:value-type="float">
            <text:p>7.47</text:p>
          </table:table-cell>
          <table:table-cell table:style-name="ce166" office:value-type="string" calcext:value-type="string">
            <text:p>&amp;</text:p>
          </table:table-cell>
          <table:table-cell table:formula="of:=[.J12]/[.J11]*100" office:value-type="float" office:value="16.6529420000455" calcext:value-type="float">
            <text:p>16.65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5] = 0; 0 ; [.Q25]/[.F25]*100)" office:value-type="float" office:value="-70.7695344796852" calcext:value-type="float">
            <text:p>-70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5] = 0; 0; [.S25]/[.H25]*100)" office:value-type="float" office:value="122.991480034804" calcext:value-type="float">
            <text:p>122.9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5]-[.F25]" office:value-type="float" office:value="-18.0806194848447" calcext:value-type="float">
            <text:p>-18.0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5]-[.H25]" office:value-type="float" office:value="9.18496968224826" calcext:value-type="float">
            <text:p>9.18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5]+1" office:value-type="float" office:value="14" calcext:value-type="float">
            <text:p>14</text:p>
          </table:table-cell>
          <table:table-cell table:style-name="ce158" office:value-type="string" calcext:value-type="string">
            <text:p>EBIT （1-T) / 平均投入资本</text:p>
          </table:table-cell>
          <table:table-cell table:style-name="ce158" office:value-type="string" calcext:value-type="string">
            <text:p>税后投入资本利润率<text:span text:style-name="T15">(ROIC)</text:span></text:p>
          </table:table-cell>
          <table:table-cell table:style-name="ce166" office:value-type="string" calcext:value-type="string">
            <text:p>&amp;</text:p>
          </table:table-cell>
          <table:table-cell table:formula="of:=[.F25]*(1-0.17)" office:value-type="float" office:value="21.2053311961927" calcext:value-type="float">
            <text:p>21.21</text:p>
          </table:table-cell>
          <table:table-cell table:style-name="ce166" office:value-type="string" calcext:value-type="string">
            <text:p>&amp;</text:p>
          </table:table-cell>
          <table:table-cell table:formula="of:=[.H25]*(1-0.17)" office:value-type="float" office:value="6.19841702377168" calcext:value-type="float">
            <text:p>6.20</text:p>
          </table:table-cell>
          <table:table-cell table:style-name="ce166" office:value-type="string" calcext:value-type="string">
            <text:p>&amp;</text:p>
          </table:table-cell>
          <table:table-cell table:formula="of:=[.J25]*(1-0.17)" office:value-type="float" office:value="13.8219418600377" calcext:value-type="float">
            <text:p>13.8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6] = 0; 0 ; [.Q26]/[.F26]*100)" office:value-type="float" office:value="-70.7695344796852" calcext:value-type="float">
            <text:p>-70.7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6] = 0; 0; [.S26]/[.H26]*100)" office:value-type="float" office:value="122.991480034804" calcext:value-type="float">
            <text:p>122.9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6]-[.F26]" office:value-type="float" office:value="-15.0069141724211" calcext:value-type="float">
            <text:p>-1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6]-[.H26]" office:value-type="float" office:value="7.62352483626606" calcext:value-type="float">
            <text:p>7.62</text:p>
          </table:table-cell>
          <table:table-cell table:number-columns-repeated="1001"/>
        </table:table-row>
        <table:table-row table:style-name="ro17">
          <table:table-cell table:style-name="ce153" office:value-type="string" calcext:value-type="string" table:number-columns-spanned="1" table:number-rows-spanned="6">
            <text:p>流动性</text:p>
          </table:table-cell>
          <table:table-cell table:style-name="ce156" office:value-type="float" office:value="1" calcext:value-type="float">
            <text:p>1</text:p>
          </table:table-cell>
          <table:table-cell table:style-name="ce159" office:value-type="string" calcext:value-type="string">
            <text:p>平均流动资产 / 平均流动负债</text:p>
          </table:table-cell>
          <table:table-cell table:style-name="ce159" office:value-type="string" calcext:value-type="string">
            <text:p>流动比率</text:p>
          </table:table-cell>
          <table:table-cell table:style-name="ce166" office:value-type="string" calcext:value-type="string">
            <text:p>&amp;</text:p>
          </table:table-cell>
          <table:table-cell table:formula="of:=[资产负债表.C20]/[资产负债表.N20]" office:value-type="float" office:value="1.49504930851472" calcext:value-type="float">
            <text:p>1.50</text:p>
          </table:table-cell>
          <table:table-cell table:style-name="ce166" office:value-type="string" calcext:value-type="string">
            <text:p>&amp;</text:p>
          </table:table-cell>
          <table:table-cell table:formula="of:=[资产负债表.D20]/[资产负债表.O20]" office:value-type="float" office:value="5.49745940569231" calcext:value-type="float">
            <text:p>5.50</text:p>
          </table:table-cell>
          <table:table-cell table:style-name="ce166" office:value-type="string" calcext:value-type="string">
            <text:p>&amp;</text:p>
          </table:table-cell>
          <table:table-cell table:formula="of:=[资产负债表.E20]/[资产负债表.P20]" office:value-type="float" office:value="8.00564733873765" calcext:value-type="float">
            <text:p>8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7] = 0; 0 ; [.Q27]/[.F27]*100)" office:value-type="float" office:value="267.710909224382" calcext:value-type="float">
            <text:p>267.7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7] = 0; 0; [.S27]/[.H27]*100)" office:value-type="float" office:value="45.6244921144529" calcext:value-type="float">
            <text:p>45.62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7]-[.F27]" office:value-type="float" office:value="4.00241009717759" calcext:value-type="float">
            <text:p>4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7]-[.H27]" office:value-type="float" office:value="2.50818793304534" calcext:value-type="float">
            <text:p>2.51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7]+1" office:value-type="float" office:value="2" calcext:value-type="float">
            <text:p>2</text:p>
          </table:table-cell>
          <table:table-cell table:style-name="ce159" office:value-type="string" calcext:value-type="string">
            <text:p>（流动资产 - <text:s/>存货） / <text:s/>流动负债</text:p>
          </table:table-cell>
          <table:table-cell table:style-name="ce159" office:value-type="string" calcext:value-type="string">
            <text:p>速动比率</text:p>
          </table:table-cell>
          <table:table-cell table:style-name="ce166" office:value-type="string" calcext:value-type="string">
            <text:p>&amp;</text:p>
          </table:table-cell>
          <table:table-cell table:formula="of:=([资产负债表.C20]-[资产负债表.C15]-[资产负债表.C13])/[资产负债表.N20]" office:value-type="float" office:value="1.21166813513648" calcext:value-type="float">
            <text:p>1.21</text:p>
          </table:table-cell>
          <table:table-cell table:style-name="ce166" office:value-type="string" calcext:value-type="string">
            <text:p>&amp;</text:p>
          </table:table-cell>
          <table:table-cell table:formula="of:=([资产负债表.D20]-[资产负债表.D15])/[资产负债表.O20]" office:value-type="float" office:value="2.4429721292969" calcext:value-type="float">
            <text:p>2.44</text:p>
          </table:table-cell>
          <table:table-cell table:style-name="ce166" office:value-type="string" calcext:value-type="string">
            <text:p>&amp;</text:p>
          </table:table-cell>
          <table:table-cell table:formula="of:=([资产负债表.E20]-[资产负债表.E15])/[资产负债表.P20]" office:value-type="float" office:value="3.019561448848" calcext:value-type="float">
            <text:p>3.0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8] = 0; 0 ; [.Q28]/[.F28]*100)" office:value-type="float" office:value="101.620564117726" calcext:value-type="float">
            <text:p>101.6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8] = 0; 0; [.S28]/[.H28]*100)" office:value-type="float" office:value="23.6019606051357" calcext:value-type="float">
            <text:p>23.6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8]-[.F28]" office:value-type="float" office:value="1.23130399416042" calcext:value-type="float">
            <text:p>1.2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8]-[.H28]" office:value-type="float" office:value="0.5765893195511" calcext:value-type="float">
            <text:p>0.58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8]+1" office:value-type="float" office:value="3" calcext:value-type="float">
            <text:p>3</text:p>
          </table:table-cell>
          <table:table-cell table:style-name="ce158" office:value-type="string" calcext:value-type="string">
            <text:p>经营活动产生的现金流量净额/流动负债</text:p>
          </table:table-cell>
          <table:table-cell table:style-name="ce158" office:value-type="string" calcext:value-type="string">
            <text:p>现金流动负债比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formula="of:=[现金表.C15]/[资产负债表.O20] * 100" office:value-type="float" office:value="-167.667237333077" calcext:value-type="float">
            <text:p>-167.67</text:p>
          </table:table-cell>
          <table:table-cell table:style-name="ce166" office:value-type="string" calcext:value-type="string">
            <text:p>&amp;</text:p>
          </table:table-cell>
          <table:table-cell table:formula="of:=[现金表.D15]/[资产负债表.P20] * 100" office:value-type="float" office:value="-22.0324844229308" calcext:value-type="float">
            <text:p>-22.0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29] = 0; 0 ; [.Q29]/[.F2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29] = 0; 0; [.S29]/[.H29]*100)" office:value-type="float" office:value="-86.8593979519311" calcext:value-type="float">
            <text:p>-86.86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29]-[.F29]" office:value-type="float" office:value="-167.667237333077" calcext:value-type="float">
            <text:p>-167.6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29]-[.H29]" office:value-type="float" office:value="145.634752910146" calcext:value-type="float">
            <text:p>145.63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29]+1" office:value-type="float" office:value="4" calcext:value-type="float">
            <text:p>4</text:p>
          </table:table-cell>
          <table:table-cell table:style-name="ce158" office:value-type="string" calcext:value-type="string">
            <text:p>（税前利润+利息费用）/利息费用</text:p>
          </table:table-cell>
          <table:table-cell table:style-name="ce158" office:value-type="string" calcext:value-type="string">
            <text:p>已获利息倍数</text:p>
          </table:table-cell>
          <table:table-cell table:style-name="ce166" office:value-type="string" calcext:value-type="string">
            <text:p>&amp;</text:p>
          </table:table-cell>
          <table:table-cell table:formula="of:=([利润表.C18]+[利润表.C12])/[利润表.C12]" office:value-type="float" office:value="20.8521960704317" calcext:value-type="float">
            <text:p>20.85</text:p>
          </table:table-cell>
          <table:table-cell table:style-name="ce166" office:value-type="string" calcext:value-type="string">
            <text:p>&amp;</text:p>
          </table:table-cell>
          <table:table-cell table:formula="of:=([利润表.D18]+[利润表.D12])/[利润表.D12]" office:value-type="float" office:value="15.6364627147366" calcext:value-type="float">
            <text:p>15.64</text:p>
          </table:table-cell>
          <table:table-cell table:style-name="ce166" office:value-type="string" calcext:value-type="string">
            <text:p>&amp;</text:p>
          </table:table-cell>
          <table:table-cell table:formula="of:=([利润表.E18]+[利润表.E12])/[利润表.E12]" office:value-type="float" office:value="187.538825950935" calcext:value-type="float">
            <text:p>187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0] = 0; 0 ; [.Q30]/[.F30]*100)" office:value-type="float" office:value="-25.0128731673062" calcext:value-type="float">
            <text:p>-2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0] = 0; 0; [.S30]/[.H30]*100)" office:value-type="float" office:value="1099.36861278855" calcext:value-type="float">
            <text:p>1,099.37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0]-[.F30]" office:value-type="float" office:value="-5.2157333556951" calcext:value-type="float">
            <text:p>-5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0]-[.H30]" office:value-type="float" office:value="171.902363236198" calcext:value-type="float">
            <text:p>171.9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0]+1" office:value-type="float" office:value="5" calcext:value-type="float">
            <text:p>5</text:p>
          </table:table-cell>
          <table:table-cell table:style-name="ce159" office:value-type="string" calcext:value-type="string">
            <text:p>（流动资产 – 流动负债） / 总资产</text:p>
          </table:table-cell>
          <table:table-cell table:style-name="ce161" office:value-type="string" calcext:value-type="string">
            <text:p>营运资本需求量比率</text:p>
          </table:table-cell>
          <table:table-cell table:style-name="ce166" office:value-type="string" calcext:value-type="string">
            <text:p>&amp;</text:p>
          </table:table-cell>
          <table:table-cell table:formula="of:=([资产负债表.C20]-[资产负债表.N20])/[资产负债表.C42]*100" office:value-type="float" office:value="29.5315788098153" calcext:value-type="float">
            <text:p>29.53</text:p>
          </table:table-cell>
          <table:table-cell table:style-name="ce166" office:value-type="string" calcext:value-type="string">
            <text:p>&amp;</text:p>
          </table:table-cell>
          <table:table-cell table:formula="of:=([资产负债表.D20]-[资产负债表.O20])/[资产负债表.D42]*100" office:value-type="float" office:value="65.3657077164776" calcext:value-type="float">
            <text:p>65.37</text:p>
          </table:table-cell>
          <table:table-cell table:style-name="ce166" office:value-type="string" calcext:value-type="string">
            <text:p>&amp;</text:p>
          </table:table-cell>
          <table:table-cell table:formula="of:=([资产负债表.E20]-[资产负债表.P20])/[资产负债表.E42]*100" office:value-type="float" office:value="63.7375139002794" calcext:value-type="float">
            <text:p>63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1] = 0; 0 ; [.Q31]/[.F31]*100)" office:value-type="float" office:value="121.341730956667" calcext:value-type="float">
            <text:p>121.3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1] = 0; 0; [.S31]/[.H31]*100)" office:value-type="float" office:value="-2.49089908620045" calcext:value-type="float">
            <text:p>-2.49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1]-[.F31]" office:value-type="float" office:value="35.8341289066623" calcext:value-type="float">
            <text:p>35.8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1]-[.H31]" office:value-type="float" office:value="-1.6281938161982" calcext:value-type="float">
            <text:p>-1.63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1]+1" office:value-type="float" office:value="6" calcext:value-type="float">
            <text:p>6</text:p>
          </table:table-cell>
          <table:table-cell table:style-name="ce159" office:value-type="string" calcext:value-type="string">
            <text:p>平均非付息流动资产 / 平均非付息流动负债</text:p>
          </table:table-cell>
          <table:table-cell table:style-name="ce161" office:value-type="string" calcext:value-type="string">
            <text:p>营运资本比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32] = 0; 0 ; [.Q32]/[.F3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2] = 0; 0; [.S32]/[.H3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2]-[.F3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2]-[.H32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table-cell table:style-name="ce153" office:value-type="string" calcext:value-type="string" table:number-columns-spanned="1" table:number-rows-spanned="8">
            <text:p>负债和偿债能力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平均总负债 / 平均总资产</text:p>
          </table:table-cell>
          <table:table-cell table:style-name="ce162" office:value-type="string" calcext:value-type="string">
            <text:p>总资产负债率</text:p>
          </table:table-cell>
          <table:table-cell table:style-name="ce166" office:value-type="string" calcext:value-type="string">
            <text:p>&amp;</text:p>
          </table:table-cell>
          <table:table-cell table:formula="of:=[.F9]/[.F8]" office:value-type="float" office:value="0.596538128664759" calcext:value-type="float">
            <text:p>0.60</text:p>
          </table:table-cell>
          <table:table-cell table:style-name="ce166" office:value-type="string" calcext:value-type="string">
            <text:p>&amp;</text:p>
          </table:table-cell>
          <table:table-cell table:formula="of:=[.H9]/[.H8]" office:value-type="float" office:value="0.285627354553095" calcext:value-type="float">
            <text:p>0.29</text:p>
          </table:table-cell>
          <table:table-cell table:style-name="ce166" office:value-type="string" calcext:value-type="string">
            <text:p>&amp;</text:p>
          </table:table-cell>
          <table:table-cell table:formula="of:=[.J9]/[.J8]" office:value-type="float" office:value="0.112670330278556" calcext:value-type="float">
            <text:p>0.1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3] = 0; 0 ; [.Q33]/[.F33]*100)" office:value-type="float" office:value="-52.1191788373327" calcext:value-type="float">
            <text:p>-52.1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3] = 0; 0; [.S33]/[.H33]*100)" office:value-type="float" office:value="-60.5533824115533" calcext:value-type="float">
            <text:p>-60.55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3]-[.F33]" office:value-type="float" office:value="-0.310910774111664" calcext:value-type="float">
            <text:p>-0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3]-[.H33]" office:value-type="float" office:value="-0.172957024274539" calcext:value-type="float">
            <text:p>-0.17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3]+1" office:value-type="float" office:value="2" calcext:value-type="float">
            <text:p>2</text:p>
          </table:table-cell>
          <table:table-cell table:style-name="ce159" office:value-type="string" calcext:value-type="string">
            <text:p>平均权益资产 / 平均总资产</text:p>
          </table:table-cell>
          <table:table-cell table:style-name="ce162" office:value-type="string" calcext:value-type="string">
            <text:p>权益资产比</text:p>
          </table:table-cell>
          <table:table-cell table:style-name="ce166" office:value-type="string" calcext:value-type="string">
            <text:p>&amp;</text:p>
          </table:table-cell>
          <table:table-cell table:formula="of:=[.F10]/[.F8]" office:value-type="float" office:value="0.403461871335241" calcext:value-type="float">
            <text:p>0.40</text:p>
          </table:table-cell>
          <table:table-cell table:style-name="ce166" office:value-type="string" calcext:value-type="string">
            <text:p>&amp;</text:p>
          </table:table-cell>
          <table:table-cell table:formula="of:=[.H10]/[.H8]" office:value-type="float" office:value="0.714372645446904" calcext:value-type="float">
            <text:p>0.71</text:p>
          </table:table-cell>
          <table:table-cell table:style-name="ce166" office:value-type="string" calcext:value-type="string">
            <text:p>&amp;</text:p>
          </table:table-cell>
          <table:table-cell table:formula="of:=[.J10]/[.J8]" office:value-type="float" office:value="0.886741300258365" calcext:value-type="float">
            <text:p>0.89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4] = 0; 0 ; [.Q34]/[.F34]*100)" office:value-type="float" office:value="77.0607574596125" calcext:value-type="float">
            <text:p>77.0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4] = 0; 0; [.S34]/[.H34]*100)" office:value-type="float" office:value="24.1286751263591" calcext:value-type="float">
            <text:p>24.13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4]-[.F34]" office:value-type="float" office:value="0.310910774111664" calcext:value-type="float">
            <text:p>0.3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4]-[.H34]" office:value-type="float" office:value="0.172368654811461" calcext:value-type="float">
            <text:p>0.17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4]+1" office:value-type="float" office:value="3" calcext:value-type="float">
            <text:p>3</text:p>
          </table:table-cell>
          <table:table-cell table:style-name="ce159" office:value-type="string" calcext:value-type="string">
            <text:p>平均总资产 / 平均权益资产</text:p>
          </table:table-cell>
          <table:table-cell table:style-name="ce162" office:value-type="string" calcext:value-type="string">
            <text:p>权益乘数</text:p>
          </table:table-cell>
          <table:table-cell table:style-name="ce166" office:value-type="string" calcext:value-type="string">
            <text:p>&amp;</text:p>
          </table:table-cell>
          <table:table-cell table:formula="of:=[.F8]/[.F10]" office:value-type="float" office:value="2.47854895604023" calcext:value-type="float">
            <text:p>2.48</text:p>
          </table:table-cell>
          <table:table-cell table:style-name="ce166" office:value-type="string" calcext:value-type="string">
            <text:p>&amp;</text:p>
          </table:table-cell>
          <table:table-cell table:formula="of:=[.H8]/[.H10]" office:value-type="float" office:value="1.39982963565803" calcext:value-type="float">
            <text:p>1.40</text:p>
          </table:table-cell>
          <table:table-cell table:style-name="ce166" office:value-type="string" calcext:value-type="string">
            <text:p>&amp;</text:p>
          </table:table-cell>
          <table:table-cell table:formula="of:=[.J8]/[.J10]" office:value-type="float" office:value="1.12772462465505" calcext:value-type="float">
            <text:p>1.13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5] = 0; 0 ; [.Q35]/[.F35]*100)" office:value-type="float" office:value="-43.5222115646885" calcext:value-type="float">
            <text:p>-43.5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5] = 0; 0; [.S35]/[.H35]*100)" office:value-type="float" office:value="-19.4384376549551" calcext:value-type="float">
            <text:p>-19.44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5]-[.F35]" office:value-type="float" office:value="-1.07871932038221" calcext:value-type="float">
            <text:p>-1.0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5]-[.H35]" office:value-type="float" office:value="-0.272105011002971" calcext:value-type="float">
            <text:p>-0.27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5]+1" office:value-type="float" office:value="4" calcext:value-type="float">
            <text:p>4</text:p>
          </table:table-cell>
          <table:table-cell table:style-name="ce159" office:value-type="string" calcext:value-type="string">
            <text:p>平均权益资产 / 平均长期负债</text:p>
          </table:table-cell>
          <table:table-cell table:style-name="ce162" office:value-type="string" calcext:value-type="string">
            <text:p>权益负债比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36] = 0; 0 ; [.Q36]/[.F3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6] = 0; 0; [.S36]/[.H3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6]-[.F3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6]-[.H36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6]+1" office:value-type="float" office:value="5" calcext:value-type="float">
            <text:p>5</text:p>
          </table:table-cell>
          <table:table-cell table:style-name="ce159" office:value-type="string" calcext:value-type="string">
            <text:p>EBIT / 年应付利息</text:p>
          </table:table-cell>
          <table:table-cell table:style-name="ce163" office:value-type="string" calcext:value-type="string">
            <text:p>基于<text:span text:style-name="T15">EBIT</text:span><text:span text:style-name="T14">的利息保障倍数</text:span></text:p>
          </table:table-cell>
          <table:table-cell table:style-name="ce166" office:value-type="string" calcext:value-type="string">
            <text:p>&amp;</text:p>
          </table:table-cell>
          <table:table-cell table:formula="of:=[.F12]/[利润表.C12]" office:value-type="float" office:value="20.8521960704317" calcext:value-type="float">
            <text:p>20.85</text:p>
          </table:table-cell>
          <table:table-cell table:style-name="ce166" office:value-type="string" calcext:value-type="string">
            <text:p>&amp;</text:p>
          </table:table-cell>
          <table:table-cell table:formula="of:=[.H12]/[利润表.D12]" office:value-type="float" office:value="15.6364627147366" calcext:value-type="float">
            <text:p>15.64</text:p>
          </table:table-cell>
          <table:table-cell table:style-name="ce166" office:value-type="string" calcext:value-type="string">
            <text:p>&amp;</text:p>
          </table:table-cell>
          <table:table-cell table:formula="of:=[.J12]/[利润表.E12]" office:value-type="float" office:value="187.538825950935" calcext:value-type="float">
            <text:p>187.5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37] = 0; 0 ; [.Q37]/[.F37]*100)" office:value-type="float" office:value="-25.0128731673062" calcext:value-type="float">
            <text:p>-25.0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7] = 0; 0; [.S37]/[.H37]*100)" office:value-type="float" office:value="1099.36861278855" calcext:value-type="float">
            <text:p>1,099.37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7]-[.F37]" office:value-type="float" office:value="-5.21573335569508" calcext:value-type="float">
            <text:p>-5.22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7]-[.H37]" office:value-type="float" office:value="171.902363236199" calcext:value-type="float">
            <text:p>171.9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7]+1" office:value-type="float" office:value="6" calcext:value-type="float">
            <text:p>6</text:p>
          </table:table-cell>
          <table:table-cell table:style-name="ce159" office:value-type="string" calcext:value-type="string">
            <text:p>「税前经营性净现金流 - （折旧+摊销）·/年应付利息</text:p>
          </table:table-cell>
          <table:table-cell table:style-name="ce163" office:value-type="string" calcext:value-type="string">
            <text:p>基于现金的</text:p>
            <text:p>利息保障倍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38] = 0; 0 ; [.Q38]/[.F3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8] = 0; 0; [.S38]/[.H3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8]-[.F3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8]-[.H38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8]+1" office:value-type="float" office:value="7" calcext:value-type="float">
            <text:p>7</text:p>
          </table:table-cell>
          <table:table-cell table:style-name="ce159"/>
          <table:table-cell table:style-name="ce162" office:value-type="string" calcext:value-type="string">
            <text:p>基于<text:span text:style-name="T15">EBITDA</text:span><text:span text:style-name="T14">的本息保障倍数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39] = 0; 0 ; [.Q39]/[.F3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39] = 0; 0; [.S39]/[.H3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39]-[.F3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39]-[.H39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39]+1" office:value-type="float" office:value="8" calcext:value-type="float">
            <text:p>8</text:p>
          </table:table-cell>
          <table:table-cell table:style-name="ce159"/>
          <table:table-cell table:style-name="ce163" office:value-type="string" calcext:value-type="string">
            <text:p>基于现金的本息</text:p>
            <text:p>保障倍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0] = 0; 0 ; [.Q40]/[.F4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0] = 0; 0; [.S40]/[.H4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0]-[.F4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0]-[.H40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>
          <table:table-cell table:style-name="ce153" office:value-type="string" calcext:value-type="string" table:number-columns-spanned="1" table:number-rows-spanned="4">
            <text:p>资产运营能力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销售收入 / 平均总资产</text:p>
          </table:table-cell>
          <table:table-cell table:style-name="ce162" office:value-type="string" calcext:value-type="string">
            <text:p>总资产周转次数</text:p>
          </table:table-cell>
          <table:table-cell table:style-name="ce166" office:value-type="string" calcext:value-type="string">
            <text:p>&amp;</text:p>
          </table:table-cell>
          <table:table-cell table:formula="of:=[利润表.C5]/[资产负债表.C42]" office:value-type="float" office:value="0.468807357938798" calcext:value-type="float">
            <text:p>0.47</text:p>
          </table:table-cell>
          <table:table-cell table:style-name="ce166" office:value-type="string" calcext:value-type="string">
            <text:p>&amp;</text:p>
          </table:table-cell>
          <table:table-cell table:formula="of:=[利润表.D5]/[.H8]" office:value-type="float" office:value="0.410299845725903" calcext:value-type="float">
            <text:p>0.41</text:p>
          </table:table-cell>
          <table:table-cell table:style-name="ce166" office:value-type="string" calcext:value-type="string">
            <text:p>&amp;</text:p>
          </table:table-cell>
          <table:table-cell table:formula="of:=[利润表.E5]/[.J8]" office:value-type="float" office:value="0.898281057638752" calcext:value-type="float">
            <text:p>0.9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1] = 0; 0 ; [.Q41]/[.F41]*100)" office:value-type="float" office:value="-12.4800754984169" calcext:value-type="float">
            <text:p>-12.48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1] = 0; 0; [.S41]/[.H41]*100)" office:value-type="float" office:value="118.932828514598" calcext:value-type="float">
            <text:p>118.93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1]-[.F41]" office:value-type="float" office:value="-0.0585075122128955" calcext:value-type="float">
            <text:p>-0.06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1]-[.H41]" office:value-type="float" office:value="0.48798121191285" calcext:value-type="float">
            <text:p>0.49</text:p>
          </table:table-cell>
          <table:table-cell table:number-columns-repeated="1001"/>
        </table:table-row>
        <table:table-row table:style-name="ro17">
          <table:covered-table-cell table:style-name="ce153"/>
          <table:table-cell table:formula="of:=[.B41]+1" office:value-type="float" office:value="2" calcext:value-type="float">
            <text:p>2</text:p>
          </table:table-cell>
          <table:table-cell table:style-name="ce159" office:value-type="string" calcext:value-type="string">
            <text:p>销售收入 / 平均固定资产</text:p>
          </table:table-cell>
          <table:table-cell table:style-name="ce163" office:value-type="string" calcext:value-type="string">
            <text:p>固定资产周转次数</text:p>
          </table:table-cell>
          <table:table-cell table:style-name="ce166" office:value-type="string" calcext:value-type="string">
            <text:p>&amp;</text:p>
          </table:table-cell>
          <table:table-cell table:formula="of:=[利润表.C5]/[资产负债表.C34]" office:value-type="float" office:value="4.40476136268324" calcext:value-type="float">
            <text:p>4.40</text:p>
          </table:table-cell>
          <table:table-cell table:style-name="ce166" office:value-type="string" calcext:value-type="string">
            <text:p>&amp;</text:p>
          </table:table-cell>
          <table:table-cell table:formula="of:=[利润表.D5]/( ([资产负债表.C34]+[资产负债表.D34] ) /2)" office:value-type="float" office:value="2.99202903273917" calcext:value-type="float">
            <text:p>2.99</text:p>
          </table:table-cell>
          <table:table-cell table:style-name="ce166" office:value-type="string" calcext:value-type="string">
            <text:p>&amp;</text:p>
          </table:table-cell>
          <table:table-cell table:formula="of:=[利润表.E5]/( ([资产负债表.D34]+[资产负债表.E34] ) /2)" office:value-type="float" office:value="6.73535113095594" calcext:value-type="float">
            <text:p>6.74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F42] = 0; 0 ; [.Q42]/[.F42]*100)" office:value-type="float" office:value="-32.0728460323099" calcext:value-type="float">
            <text:p>-32.07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2] = 0; 0; [.S42]/[.H42]*100)" office:value-type="float" office:value="125.109818696839" calcext:value-type="float">
            <text:p>125.11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2]-[.F42]" office:value-type="float" office:value="-1.41273232994407" calcext:value-type="float">
            <text:p>-1.41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2]-[.H42]" office:value-type="float" office:value="3.74332209821677" calcext:value-type="float">
            <text:p>3.74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2]+1" office:value-type="float" office:value="3" calcext:value-type="float">
            <text:p>3</text:p>
          </table:table-cell>
          <table:table-cell table:style-name="ce159" office:value-type="string" calcext:value-type="string">
            <text:p>365 / （销售收入或销售成本/平均存货）</text:p>
          </table:table-cell>
          <table:table-cell table:style-name="ce162" office:value-type="string" calcext:value-type="string">
            <text:p>存货周转天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3] = 0; 0 ; [.Q43]/[.F4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3] = 0; 0; [.S43]/[.H4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3]-[.F4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3]-[.H43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3]+1" office:value-type="float" office:value="4" calcext:value-type="float">
            <text:p>4</text:p>
          </table:table-cell>
          <table:table-cell table:style-name="ce159" office:value-type="string" calcext:value-type="string">
            <text:p>365 / （销售收入/平均应收账款）</text:p>
          </table:table-cell>
          <table:table-cell table:style-name="ce163" office:value-type="string" calcext:value-type="string">
            <text:p>应收账款</text:p>
            <text:p>周转天数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4] = 0; 0 ; [.Q44]/[.F4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4] = 0; 0; [.S44]/[.H4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4]-[.F4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4]-[.H44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table-cell table:style-name="ce153" office:value-type="string" calcext:value-type="string" table:number-columns-spanned="1" table:number-rows-spanned="5">
            <text:p>现金创造能力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税前或税后经营性净现金 / 销售收入 <text:s/></text:p>
            <text:p>或者</text:p>
            <text:p>销售所获得的现金收入 / 销售收入</text:p>
          </table:table-cell>
          <table:table-cell table:style-name="ce162" office:value-type="string" calcext:value-type="string">
            <text:p>现金销售比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5] = 0; 0 ; [.Q45]/[.F4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5] = 0; 0; [.S45]/[.H4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5]-[.F4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5]-[.H45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5]+1" office:value-type="float" office:value="2" calcext:value-type="float">
            <text:p>2</text:p>
          </table:table-cell>
          <table:table-cell table:style-name="ce159" office:value-type="string" calcext:value-type="string">
            <text:p>税后经营性现金 / 净利润</text:p>
          </table:table-cell>
          <table:table-cell table:style-name="ce162" office:value-type="string" calcext:value-type="string">
            <text:p>净利润现金含量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6] = 0; 0 ; [.Q46]/[.F4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6] = 0; 0; [.S46]/[.H4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6]-[.F4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6]-[.H46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6]+1" office:value-type="float" office:value="3" calcext:value-type="float">
            <text:p>3</text:p>
          </table:table-cell>
          <table:table-cell table:style-name="ce159" office:value-type="string" calcext:value-type="string">
            <text:p>税前经营性现金 / 平均总资产</text:p>
          </table:table-cell>
          <table:table-cell table:style-name="ce162" office:value-type="string" calcext:value-type="string">
            <text:p>总资产获现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7] = 0; 0 ; [.Q47]/[.F47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7] = 0; 0; [.S47]/[.H47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7]-[.F4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7]-[.H47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7]+1" office:value-type="float" office:value="4" calcext:value-type="float">
            <text:p>4</text:p>
          </table:table-cell>
          <table:table-cell table:style-name="ce159" office:value-type="string" calcext:value-type="string">
            <text:p>税前经营性现金 / 平均投入资本</text:p>
          </table:table-cell>
          <table:table-cell table:style-name="ce162" office:value-type="string" calcext:value-type="string">
            <text:p>投入资本获现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8] = 0; 0 ; [.Q48]/[.F4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8] = 0; 0; [.S48]/[.H4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8]-[.F4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8]-[.H48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48]+1" office:value-type="float" office:value="5" calcext:value-type="float">
            <text:p>5</text:p>
          </table:table-cell>
          <table:table-cell table:style-name="ce159" office:value-type="string" calcext:value-type="string">
            <text:p>税后经营性现金 / 平均权益资本</text:p>
          </table:table-cell>
          <table:table-cell table:style-name="ce162" office:value-type="string" calcext:value-type="string">
            <text:p>权益资本获现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49] = 0; 0 ; [.Q49]/[.F4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49] = 0; 0; [.S49]/[.H4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49]-[.F4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49]-[.H49]" office:value-type="float" office:value="0" calcext:value-type="float">
            <text:p>0.00</text:p>
          </table:table-cell>
          <table:table-cell table:number-columns-repeated="1001"/>
        </table:table-row>
        <table:table-row table:style-name="ro18" table:visibility="collapse">
          <table:table-cell table:style-name="ce153" office:value-type="string" calcext:value-type="string" table:number-columns-spanned="1" table:number-rows-spanned="5">
            <text:p>财富创造能力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EBIT（1-T) <text:s/>- WACC * 平均投入资本</text:p>
            <text:p>或</text:p>
            <text:p>（税后ROIC – WACC ） * 平均投入资本</text:p>
          </table:table-cell>
          <table:table-cell table:style-name="ce162" office:value-type="string" calcext:value-type="string">
            <text:p>经济增加值（<text:span text:style-name="T15">EVA</text:span><text:span text:style-name="T14">）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0] = 0; 0 ; [.Q50]/[.F5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0] = 0; 0; [.S50]/[.H5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0]-[.F5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0]-[.H50]" office:value-type="float" office:value="0" calcext:value-type="float">
            <text:p>0.00</text:p>
          </table:table-cell>
          <table:table-cell table:number-columns-repeated="1001"/>
        </table:table-row>
        <table:table-row table:style-name="ro19" table:visibility="collapse">
          <table:covered-table-cell table:style-name="ce153"/>
          <table:table-cell table:formula="of:=[.B50]+1" office:value-type="float" office:value="2" calcext:value-type="float">
            <text:p>2</text:p>
          </table:table-cell>
          <table:table-cell table:style-name="ce159" office:value-type="string" calcext:value-type="string">
            <text:p>企业的市场价值 – 企业的投入资本</text:p>
            <text:p>或</text:p>
            <text:p>企业负债资本的市场价值 + 企业股本资本的市场价值 – 企业的投入资本</text:p>
          </table:table-cell>
          <table:table-cell table:style-name="ce162" office:value-type="string" calcext:value-type="string">
            <text:p>市场增加值（<text:span text:style-name="T15">MVA</text:span><text:span text:style-name="T14">）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1] = 0; 0 ; [.Q51]/[.F5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1] = 0; 0; [.S51]/[.H5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1]-[.F5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1]-[.H51]" office:value-type="float" office:value="0" calcext:value-type="float">
            <text:p>0.00</text:p>
          </table:table-cell>
          <table:table-cell table:number-columns-repeated="1001"/>
        </table:table-row>
        <table:table-row table:style-name="ro20" table:visibility="collapse">
          <table:covered-table-cell table:style-name="ce153"/>
          <table:table-cell table:formula="of:=[.B51]+1" office:value-type="float" office:value="3" calcext:value-type="float">
            <text:p>3</text:p>
          </table:table-cell>
          <table:table-cell table:style-name="ce159" office:value-type="string" calcext:value-type="string">
            <text:p>股票价格 / 股票面值</text:p>
          </table:table-cell>
          <table:table-cell table:style-name="ce162" office:value-type="string" calcext:value-type="string">
            <text:p>市值面值比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2] = 0; 0 ; [.Q52]/[.F5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2] = 0; 0; [.S52]/[.H5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2]-[.F5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2]-[.H52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2]+1" office:value-type="float" office:value="4" calcext:value-type="float">
            <text:p>4</text:p>
          </table:table-cell>
          <table:table-cell table:style-name="ce159" office:value-type="string" calcext:value-type="string">
            <text:p>EVA / 平均投入资本</text:p>
          </table:table-cell>
          <table:table-cell table:style-name="ce163" office:value-type="string" calcext:value-type="string">
            <text:p>投入资本效率</text:p>
            <text:p>（创值率）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3] = 0; 0 ; [.Q53]/[.F5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3] = 0; 0; [.S53]/[.H5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3]-[.F5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3]-[.H53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3]+1" office:value-type="float" office:value="5" calcext:value-type="float">
            <text:p>5</text:p>
          </table:table-cell>
          <table:table-cell table:style-name="ce159" office:value-type="string" calcext:value-type="string">
            <text:p>EVA / 平均权益资本</text:p>
          </table:table-cell>
          <table:table-cell table:style-name="ce162" office:value-type="string" calcext:value-type="string">
            <text:p>权益资本创值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4] = 0; 0 ; [.Q54]/[.F5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4] = 0; 0; [.S54]/[.H5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4]-[.F5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4]-[.H54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table-cell table:style-name="ce153" office:value-type="string" calcext:value-type="string" table:number-columns-spanned="1" table:number-rows-spanned="8">
            <text:p>资本市场表现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净利润 / 发行在外的股份数</text:p>
          </table:table-cell>
          <table:table-cell table:style-name="ce163" office:value-type="string" calcext:value-type="string">
            <text:p>每股利润</text:p>
            <text:p><text:span text:style-name="T15">(EPS)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5] = 0; 0 ; [.Q55]/[.F5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5] = 0; 0; [.S55]/[.H5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5]-[.F5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5]-[.H55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5]+1" office:value-type="float" office:value="2" calcext:value-type="float">
            <text:p>2</text:p>
          </table:table-cell>
          <table:table-cell table:style-name="ce159" office:value-type="string" calcext:value-type="string">
            <text:p>期末净资产 / 期末股份数</text:p>
          </table:table-cell>
          <table:table-cell table:style-name="ce162" office:value-type="string" calcext:value-type="string">
            <text:p>每股净资产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6] = 0; 0 ; [.Q56]/[.F5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6] = 0; 0; [.S56]/[.H5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6]-[.F5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6]-[.H56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6]+1" office:value-type="float" office:value="3" calcext:value-type="float">
            <text:p>3</text:p>
          </table:table-cell>
          <table:table-cell table:style-name="ce159" office:value-type="string" calcext:value-type="string">
            <text:p>税后经营性现金 / 发行在外的股份数</text:p>
          </table:table-cell>
          <table:table-cell table:style-name="ce162" office:value-type="string" calcext:value-type="string">
            <text:p>每股现金流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7] = 0; 0 ; [.Q57]/[.F57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7] = 0; 0; [.S57]/[.H57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7]-[.F57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7]-[.H57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7]+1" office:value-type="float" office:value="4" calcext:value-type="float">
            <text:p>4</text:p>
          </table:table-cell>
          <table:table-cell table:style-name="ce159" office:value-type="string" calcext:value-type="string">
            <text:p>净利润 * （1 – 留存收益比率） / 发行在外的股份数</text:p>
          </table:table-cell>
          <table:table-cell table:style-name="ce163" office:value-type="string" calcext:value-type="string">
            <text:p>每股分红</text:p>
            <text:p>（<text:span text:style-name="T15">DPS</text:span><text:span text:style-name="T14">）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8] = 0; 0 ; [.Q58]/[.F58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8] = 0; 0; [.S58]/[.H58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8]-[.F58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8]-[.H58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8]+1" office:value-type="float" office:value="5" calcext:value-type="float">
            <text:p>5</text:p>
          </table:table-cell>
          <table:table-cell table:style-name="ce159" office:value-type="string" calcext:value-type="string">
            <text:p>每股价格 / EPS</text:p>
          </table:table-cell>
          <table:table-cell table:style-name="ce162" office:value-type="string" calcext:value-type="string">
            <text:p>市盈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59] = 0; 0 ; [.Q59]/[.F59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59] = 0; 0; [.S59]/[.H59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59]-[.F59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59]-[.H59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59]+1" office:value-type="float" office:value="6" calcext:value-type="float">
            <text:p>6</text:p>
          </table:table-cell>
          <table:table-cell table:style-name="ce159" office:value-type="string" calcext:value-type="string">
            <text:p>每股价格 / 每股净资产</text:p>
          </table:table-cell>
          <table:table-cell table:style-name="ce162" office:value-type="string" calcext:value-type="string">
            <text:p>股价资产比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0] = 0; 0 ; [.Q60]/[.F60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0] = 0; 0; [.S60]/[.H60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0]-[.F60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0]-[.H60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60]+1" office:value-type="float" office:value="7" calcext:value-type="float">
            <text:p>7</text:p>
          </table:table-cell>
          <table:table-cell table:style-name="ce159"/>
          <table:table-cell table:style-name="ce162" office:value-type="string" calcext:value-type="string">
            <text:p>股价与现金比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1] = 0; 0 ; [.Q61]/[.F61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1] = 0; 0; [.S61]/[.H61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1]-[.F61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1]-[.H61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61]+1" office:value-type="float" office:value="8" calcext:value-type="float">
            <text:p>8</text:p>
          </table:table-cell>
          <table:table-cell table:style-name="ce159"/>
          <table:table-cell table:style-name="ce162" office:value-type="string" calcext:value-type="string">
            <text:p>股票收益率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2] = 0; 0 ; [.Q62]/[.F62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2] = 0; 0; [.S62]/[.H62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2]-[.F62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2]-[.H62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table-cell table:style-name="ce153" office:value-type="string" calcext:value-type="string" table:number-columns-spanned="1" table:number-rows-spanned="4">
            <text:p>资本成本</text:p>
          </table:table-cell>
          <table:table-cell office:value-type="float" office:value="1" calcext:value-type="float">
            <text:p>1</text:p>
          </table:table-cell>
          <table:table-cell table:style-name="ce159"/>
          <table:table-cell table:style-name="ce164" office:value-type="string" calcext:value-type="string">
            <text:p>权益资本成本K<text:span text:style-name="T16">S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3] = 0; 0 ; [.Q63]/[.F63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3] = 0; 0; [.S63]/[.H63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3]-[.F63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3]-[.H63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63]+1" office:value-type="float" office:value="2" calcext:value-type="float">
            <text:p>2</text:p>
          </table:table-cell>
          <table:table-cell table:style-name="ce159" office:value-type="string" calcext:value-type="string">
            <text:p>K_D = 贷款利率 * （ 1 – T)</text:p>
          </table:table-cell>
          <table:table-cell table:style-name="ce164" office:value-type="string" calcext:value-type="string">
            <text:p>债务资本成本K<text:span text:style-name="T16">D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4] = 0; 0 ; [.Q64]/[.F64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4] = 0; 0; [.S64]/[.H64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4]-[.F64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4]-[.H64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64]+1" office:value-type="float" office:value="3" calcext:value-type="float">
            <text:p>3</text:p>
          </table:table-cell>
          <table:table-cell table:style-name="ce159"/>
          <table:table-cell table:style-name="ce165" office:value-type="string" calcext:value-type="string">
            <text:p>优先股</text:p>
            <text:p>资本成本K<text:span text:style-name="T16">P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5] = 0; 0 ; [.Q65]/[.F65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5] = 0; 0; [.S65]/[.H65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5]-[.F65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5]-[.H65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visibility="collapse">
          <table:covered-table-cell table:style-name="ce153"/>
          <table:table-cell table:formula="of:=[.B65]+1" office:value-type="float" office:value="4" calcext:value-type="float">
            <text:p>4</text:p>
          </table:table-cell>
          <table:table-cell table:style-name="ce159" office:value-type="string" calcext:value-type="string">
            <text:p>负债价值 / 企业总价值 * K_d ( 1- T) + 权益价值 / 企业总价值 * K_s</text:p>
          </table:table-cell>
          <table:table-cell table:style-name="ce163" office:value-type="string" calcext:value-type="string">
            <text:p>加权平均</text:p>
            <text:p>资本成本（<text:span text:style-name="T15">WACC</text:span><text:span text:style-name="T14">）</text:span></text:p>
          </table:table-cell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/>
          <table:table-cell table:style-name="ce166" office:value-type="string" calcext:value-type="string">
            <text:p>&amp;</text:p>
          </table:table-cell>
          <table:table-cell table:style-name="ce169" table:formula="of:=IF([.F66] = 0; 0 ; [.Q66]/[.F66]*100)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IF([.H66] = 0; 0; [.S66]/[.H66]*100)" office:value-type="float" office:value="0" calcext:value-type="float">
            <text:p>0.00</text:p>
          </table:table-cell>
          <table:table-cell table:style-name="ce170" office:value-type="string" calcext:value-type="string">
            <text:p>\\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H66]-[.F66]" office:value-type="float" office:value="0" calcext:value-type="float">
            <text:p>0.00</text:p>
          </table:table-cell>
          <table:table-cell table:style-name="ce166" office:value-type="string" calcext:value-type="string">
            <text:p>&amp;</text:p>
          </table:table-cell>
          <table:table-cell table:style-name="ce169" table:formula="of:=[.J66]-[.H66]" office:value-type="float" office:value="0" calcext:value-type="float">
            <text:p>0.00</text:p>
          </table:table-cell>
          <table:table-cell table:number-columns-repeated="1001"/>
        </table:table-row>
        <table:table-row table:style-name="ro17" table:number-rows-repeated="1048508">
          <table:table-cell table:number-columns-repeated="1020"/>
        </table:table-row>
        <table:table-row table:style-name="ro21">
          <table:table-cell table:number-columns-repeated="1020"/>
        </table:table-row>
        <table:table-row table:style-name="ro21">
          <table:table-cell table:number-columns-repeated="1020"/>
        </table:table-row>
      </table:table>
      <table:table table:name="Sheet6" table:style-name="ta1" table:print="false">
        <table:table-column table:style-name="co1" table:number-columns-repeated="5" table:default-cell-style-name="Default"/>
        <table:table-column table:style-name="co10" table:default-cell-style-name="Default"/>
        <table:table-row table:style-name="ro22" table:number-rows-repeated="50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2" table:number-rows-repeated="1048524">
          <table:table-cell table:number-columns-repeated="6"/>
        </table:table-row>
        <table:table-row table:style-name="ro22">
          <table:table-cell table:number-columns-repeated="6"/>
        </table:table-row>
      </table:table>
      <table:table table:name="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资产负债表" table:print="false" table:style-name="ta_extref">
        <table:table-source xlink:type="simple" xlink:href="../../../../../%E6%B5%B7%E5%B3%A1%E8%82%A1%E6%9D%83%E4%BA%A4%E6%98%93%E4%B8%AD%E5%BF%83/%E6%80%A1%E6%83%9F%E6%9C%8D%E9%A5%B0-%E8%B4%A2%E5%8A%A1%E6%8A%A5%E8%A1%A8%E5%8F%8A%E7%8E%B0%E9%87%91%E6%B5%81%E9%87%8F%E8%A1%A8(2012).xls" table:table-name="资产负债表" table:filter-name="MS Excel 97" table:mode="copy-results-only"/>
        <table:table-column table:number-columns-repeated="8"/>
        <table:table-row table:number-rows-repeated="2">
          <table:table-cell table:number-columns-repeated="8"/>
        </table:table-row>
        <table:table-row>
          <table:table-cell table:style-name="ce1" office:value-type="string">
            <text:p>编制单位：厦门怡惟服饰股份有限公司</text:p>
          </table:table-cell>
        </table:table-row>
        <table:table-row table:number-rows-repeated="36">
          <table:table-cell table:number-columns-repeated="8"/>
        </table:table-row>
        <table:table-row>
          <table:table-cell table:number-columns-repeated="7"/>
          <table:table-cell table:style-name="ce2" office:value-type="float" office:value="697211.69">
            <text:p>697211.69</text:p>
          </table:table-cell>
        </table:table-row>
      </table:table>
      <table:table table:name="'file:///home/william/cn/assets/%E5%8D%8E%E6%98%B1%E5%90%8C%E5%88%9B/%E6%B5%B7%E5%B3%A1%E8%82%A1%E6%9D%83%E4%BA%A4%E6%98%93%E4%B8%AD%E5%BF%83/%E6%80%A1%E6%83%9F%E6%9C%8D%E9%A5%B0-%E8%B4%A2%E5%8A%A1%E6%8A%A5%E8%A1%A8%E5%8F%8A%E7%8E%B0%E9%87%91%E6%B5%81%E9%87%8F%E8%A1%A8(2012).xls'#利润及利润分配表" table:print="false" table:style-name="ta_extref">
        <table:table-source xlink:type="simple" xlink:href="../../../../../%E6%B5%B7%E5%B3%A1%E8%82%A1%E6%9D%83%E4%BA%A4%E6%98%93%E4%B8%AD%E5%BF%83/%E6%80%A1%E6%83%9F%E6%9C%8D%E9%A5%B0-%E8%B4%A2%E5%8A%A1%E6%8A%A5%E8%A1%A8%E5%8F%8A%E7%8E%B0%E9%87%91%E6%B5%81%E9%87%8F%E8%A1%A8(2012).xls" table:table-name="利润及利润分配表" table:filter-name="MS Excel 97" table:mode="copy-results-only"/>
        <table:table-column table:number-columns-repeated="4"/>
        <table:table-row table:number-rows-repeated="35">
          <table:table-cell table:number-columns-repeated="4"/>
        </table:table-row>
        <table:table-row>
          <table:table-cell table:number-columns-repeated="2"/>
          <table:table-cell table:style-name="ce3" office:value-type="float" office:value="2011051.78">
            <text:p>2011051.78</text:p>
          </table:table-cell>
          <table:table-cell table:style-name="ce3" office:value-type="float" office:value="697211.69">
            <text:p>697211.69</text:p>
          </table:table-cell>
        </table:table-row>
      </table:table>
      <table:named-expressions/>
      <table:database-ranges>
        <table:database-range table:name="__Anonymous_Sheet_DB__4" table:target-range-address="财务指标.D68:财务指标.D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??" svg:font-family="??, SimSun"/>
    <style:font-face style:name="宋体" svg:font-family="宋体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¥</number:text>
      <number:number number:decimal-places="0" number:min-integer-digits="1" number:grouping="true"/>
    </number:number-style>
    <number:number-style style:name="N122">
      <number:text>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integer-digits="1" number:grouping="true"/>
    </number:number-style>
    <number:number-style style:name="N125">
      <number:text>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P0" style:volatile="true">
      <number:text>¥</number:text>
      <number:number number:decimal-places="0" number:min-integer-digits="1" number:grouping="true"/>
    </number:number-style>
    <number:number-style style:name="N153">
      <number:text>-¥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¥</number:text>
      <number:number number:decimal-places="0" number:min-integer-digits="1" number:grouping="true"/>
    </number:number-style>
    <number:number-style style:name="N154">
      <style:text-properties fo:color="#ff0000"/>
      <number:text>-¥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¥</number:text>
      <number:number number:decimal-places="2" number:min-integer-digits="1" number:grouping="true"/>
    </number:number-style>
    <number:number-style style:name="N155">
      <number:text>-¥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¥</number:text>
      <number:number number:decimal-places="2" number:min-integer-digits="1" number:grouping="true"/>
    </number:number-style>
    <number:number-style style:name="N156">
      <style:text-properties fo:color="#ff0000"/>
      <number:text>-¥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58P1" style:volatile="true">
      <number:text>-¥</number:text>
      <number:fill-character> </number:fill-character>
      <number:number number:decimal-places="0" number:min-integer-digits="1" number:grouping="true"/>
      <number:text> </number:text>
    </number:number-style>
    <number:number-style style:name="N158P2" style:volatile="true">
      <number:text> ¥</number:text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60P2" style:volatile="true"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62P1" style:volatile="true">
      <number:text>-¥</number:text>
      <number:fill-character> </number:fill-character>
      <number:number number:decimal-places="2" number:min-integer-digits="1" number:grouping="true"/>
      <number:text> </number:text>
    </number:number-style>
    <number:number-style style:name="N162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number:min-integer-digits="1" number:grouping="true"/>
      <number:text> </number:text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9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169P1" style:volatile="true">
      <number:fill-character> </number:fill-character>
      <number:text>-</number:text>
      <number:number number:decimal-places="3" number:min-integer-digits="1" number:grouping="true"/>
      <number:text> </number:text>
    </number:number-style>
    <number:number-style style:name="N16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172P1" style:volatile="true">
      <number:fill-character> </number:fill-character>
      <number:text>-</number:text>
      <number:number number:decimal-places="4" number:min-integer-digits="1" number:grouping="true"/>
      <number:text> </number:text>
    </number:number-style>
    <number:number-style style:name="N17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number:text>-$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style:text-properties fo:color="#ff0000"/>
      <number:text>-$</number:text>
      <number:number number:decimal-places="0" number:min-integer-digits="1" number:grouping="true"/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</number:number-style>
    <number:number-style style:name="N177">
      <number:text>-$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style:text-properties fo:color="#ff0000"/>
      <number:text>-$</number:text>
      <number:number number:decimal-places="2" number:min-integer-digits="1" number:grouping="true"/>
      <style:map style:condition="value()&gt;=0" style:apply-style-name="N178P0"/>
    </number:number-style>
    <number:number-style style:name="N18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86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US$</number:text>
      <number:number number:decimal-places="0" number:min-integer-digits="1" number:grouping="true"/>
      <number:text> </number:text>
    </number:number-style>
    <number:number-style style:name="N188">
      <number:text>(US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US$</number:text>
      <number:number number:decimal-places="2" number:min-integer-digits="1" number:grouping="true"/>
      <number:text> </number:text>
    </number:number-style>
    <number:number-style style:name="N191">
      <number:text>(US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2P0"/>
    </number:number-style>
    <number:percentage-style style:name="N193">
      <number:number number:decimal-places="1" number:min-integer-digits="1"/>
      <number:text>%</number:text>
    </number:percentage-style>
    <number:percentage-style style:name="N194">
      <number:number number:decimal-places="3" number:min-integer-digits="1"/>
      <number:text>%</number:text>
    </number:percentage-style>
    <number:number-style style:name="N195P0" style:volatile="true">
      <number:number number:decimal-places="2" number:min-integer-digits="1" number:grouping="true"/>
    </number:number-style>
    <number:number-style style:name="N195">
      <style:text-properties fo:color="#ff0000"/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96P0"/>
    </number:number-style>
    <number:number-style style:name="N197">
      <number:number number:decimal-places="2" number:min-integer-digits="1"/>
      <number:text> </number:text>
    </number:number-style>
    <number:date-style style:name="N19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99">
      <number:text-content/>
      <style:map style:condition="value()&gt;=0" style:apply-style-name="N199P0"/>
    </number:text-style>
    <number:date-style style:name="N200">
      <number:month/>
      <number:text>/</number:text>
      <number:day/>
    </number:date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number-style style:name="N20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2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0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text>您好,现在是</number:text>
      <number:year number:style="long"/>
      <number:text>年</number:text>
      <number:month/>
      <number:text>月</number:text>
      <number:day/>
      <number:text>日 </number:text>
      <number:hours/>
      <number:text>点</number:text>
      <number:minutes number:style="long"/>
      <number:text>分</number:text>
    </number:date-style>
    <number:number-style style:name="N204"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">
      <style:text-properties fo:color="#ff0000"/>
      <number:text>(</number:text>
      <number:number number:decimal-places="0" number:min-integer-digits="1"/>
      <number:text>)</number:text>
      <style:map style:condition="value()&gt;=0" style:apply-style-name="N205P0"/>
    </number:number-style>
    <number:date-style style:name="N206">
      <number:text>日期:</number:text>
      <number:year number:style="long"/>
      <number:text>年</number:text>
      <number:month/>
      <number:text>月</number:text>
    </number:date-style>
    <number:date-style style:name="N208P0" style:volatile="true">
      <number:text>日期:</number:text>
      <number:year number:style="long"/>
      <number:text>年</number:text>
      <number:month/>
      <number:text>月</number:text>
      <number:day/>
      <number:text>日</number:text>
    </number:date-style>
    <number:text-style style:name="N208">
      <number:text-content/>
      <style:map style:condition="value()&gt;=0" style:apply-style-name="N208P0"/>
    </number:text-style>
    <number:number-style style:name="N209">
      <number:number number:decimal-places="3" number:min-integer-digits="1"/>
      <number:text> </number:text>
    </number:number-style>
    <number:number-style style:name="N210P0" style:volatile="true">
      <number:number number:decimal-places="3" number:min-integer-digits="1"/>
      <number:text> </number:text>
    </number:number-style>
    <number:number-style style:name="N210">
      <style:text-properties fo:color="#ff0000"/>
      <number:text>(</number:text>
      <number:number number:decimal-places="3" number:min-integer-digits="1"/>
      <number:text>)</number:text>
      <style:map style:condition="value()&gt;=0" style:apply-style-name="N210P0"/>
    </number:number-style>
    <number:number-style style:name="N211">
      <number:number number:decimal-places="0" number:min-integer-digits="1" number:grouping="true"/>
      <number:text> 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3">
      <number:number number:decimal-places="4" number:min-integer-digits="1"/>
      <number:text> </number:text>
    </number:number-style>
    <number:number-style style:name="N214">
      <number:number number:decimal-places="5" number:min-integer-digits="1"/>
      <number:text> </number:text>
    </number:number-style>
    <number:number-style style:name="N215">
      <number:number number:decimal-places="6" number:min-integer-digits="1"/>
      <number:text> </number:text>
    </number:number-style>
    <number:number-style style:name="N216">
      <number:number number:decimal-places="7" number:min-integer-digits="1"/>
      <number:text> </number:text>
    </number:number-style>
    <number:number-style style:name="N217">
      <number:number number:decimal-places="8" number:min-integer-digits="1"/>
      <number:text> </number:text>
    </number:number-style>
    <number:number-style style:name="N218">
      <number:number number:decimal-places="9" number:min-integer-digits="1"/>
      <number:text> </number:text>
    </number:number-style>
    <number:number-style style:name="N219">
      <number:number number:decimal-places="10" number:min-integer-digits="1"/>
      <number:text> </number:text>
    </number:number-style>
    <number:date-style style:name="N221P0" style:volatile="true">
      <number:year number:style="long"/>
      <number:text>年</number:text>
      <number:month/>
      <number:text>月</number:text>
    </number:date-style>
    <number:text-style style:name="N221">
      <number:text-content/>
      <style:map style:condition="value()&gt;=0" style:apply-style-name="N221P0"/>
    </number:text-style>
    <number:date-style style:name="N223P0" style:volatile="true">
      <number:text>2007年</number:text>
      <number:month/>
      <number:text>月</number:text>
    </number:date-style>
    <number:text-style style:name="N223">
      <number:text-content/>
      <style:map style:condition="value()&gt;=0" style:apply-style-name="N223P0"/>
    </number:text-style>
    <number:number-style style:name="N224">
      <number:number number:min-integer-digits="1"/>
      <number:text>月</number:text>
    </number:number-style>
    <number:number-style style:name="N226P0" style:volatile="true">
      <number:text/>
    </number:number-style>
    <number:number-style style:name="N226P1" style:volatile="true">
      <number:text/>
    </number:number-style>
    <number:number-style style:name="N226P2" style:volatile="true">
      <number:text/>
    </number:number-style>
    <number:text-style style:name="N226">
      <number:text/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2" number:min-integer-digits="1" number:grouping="true"/>
    </number:number-style>
    <number:number-style style:name="N227">
      <number:text>-</number:text>
      <number:number number:decimal-places="2" number:min-integer-digits="1" number:grouping="true"/>
      <style:map style:condition="value()&gt;=0" style:apply-style-name="N227P0"/>
    </number:number-style>
    <number:number-style style:name="N229P0" style:volatile="true">
      <number:text>￥</number:text>
      <number:number number:decimal-places="2" number:min-integer-digits="1" number:grouping="true"/>
    </number:number-style>
    <number:number-style style:name="N229">
      <number:text>-￥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¥</number:text>
      <number:number number:decimal-places="0" number:min-integer-digits="1" number:grouping="true"/>
    </number:number-style>
    <number:number-style style:name="N230">
      <number:text>¥-</number:text>
      <number:number number:decimal-places="0" number:min-integer-digits="1" number:grouping="true"/>
      <style:map style:condition="value()&gt;=0" style:apply-style-name="N230P0"/>
    </number:number-style>
    <number:number-style style:name="N231P0" style:volatile="true">
      <number:text>¥</number:text>
      <number:number number:decimal-places="0" number:min-integer-digits="1" number:grouping="true"/>
    </number:number-style>
    <number:number-style style:name="N231">
      <style:text-properties fo:color="#ff0000"/>
      <number:text>¥-</number:text>
      <number:number number:decimal-places="0" number:min-integer-digits="1" number:grouping="true"/>
      <style:map style:condition="value()&gt;=0" style:apply-style-name="N231P0"/>
    </number:number-style>
    <number:number-style style:name="N232P0" style:volatile="true">
      <number:text>¥</number:text>
      <number:number number:decimal-places="2" number:min-integer-digits="1" number:grouping="true"/>
    </number:number-style>
    <number:number-style style:name="N232">
      <number:text>¥-</number:text>
      <number:number number:decimal-places="2" number:min-integer-digits="1" number:grouping="true"/>
      <style:map style:condition="value()&gt;=0" style:apply-style-name="N232P0"/>
    </number:number-style>
    <number:number-style style:name="N233P0" style:volatile="true">
      <number:text>¥</number:text>
      <number:number number:decimal-places="2" number:min-integer-digits="1" number:grouping="true"/>
    </number:number-style>
    <number:number-style style:name="N233">
      <style:text-properties fo:color="#ff0000"/>
      <number:text>¥-</number:text>
      <number:number number:decimal-places="2" number:min-integer-digits="1" number:grouping="true"/>
      <style:map style:condition="value()&gt;=0" style:apply-style-name="N233P0"/>
    </number:number-style>
    <number:number-style style:name="N234P0" style:volatile="true">
      <number:text>$</number:text>
      <number:number number:decimal-places="0" number:min-integer-digits="1" number:grouping="true"/>
      <number:text> </number:text>
    </number:number-style>
    <number:number-style style:name="N234">
      <number:text>($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$</number:text>
      <number:number number:decimal-places="0" number:min-integer-digits="1" number:grouping="true"/>
      <number:text> </number:text>
    </number:number-style>
    <number:number-style style:name="N2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  <number:text> </number:text>
    </number:number-style>
    <number:number-style style:name="N236">
      <number:text>($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38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38P2" style:volatile="true">
      <number:text> </number:text>
      <number:fill-character> </number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39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39P2" style:volatile="true">
      <number:text> ¥</number:text>
      <number:fill-character> </number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40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4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41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41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scientific-number number:decimal-places="1" number:min-integer-digits="3" number:min-exponent-digits="1"/>
    </number:number-style>
    <number:number-style style:name="N243P0" style:volatile="true">
      <number:text>¥</number:text>
      <number:number number:decimal-places="0" number:min-integer-digits="1" number:grouping="true"/>
    </number:number-style>
    <number:number-style style:name="N243">
      <number:text>-¥</number:text>
      <number:number number:decimal-places="0" number:min-integer-digits="1" number:grouping="true"/>
      <style:map style:condition="value()&gt;=0" style:apply-style-name="N243P0"/>
    </number:number-style>
    <number:number-style style:name="N244P0" style:volatile="true">
      <number:text>¥</number:text>
      <number:number number:decimal-places="0" number:min-integer-digits="1" number:grouping="true"/>
    </number:number-style>
    <number:number-style style:name="N244">
      <style:text-properties fo:color="#ff0000"/>
      <number:text>-¥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¥</number:text>
      <number:number number:decimal-places="2" number:min-integer-digits="1" number:grouping="true"/>
    </number:number-style>
    <number:number-style style:name="N245">
      <number:text>-¥</number:text>
      <number:number number:decimal-places="2" number:min-integer-digits="1" number:grouping="true"/>
      <style:map style:condition="value()&gt;=0" style:apply-style-name="N245P0"/>
    </number:number-style>
    <number:number-style style:name="N246P0" style:volatile="true">
      <number:text>¥</number:text>
      <number:number number:decimal-places="2" number:min-integer-digits="1" number:grouping="true"/>
    </number:number-style>
    <number:number-style style:name="N246">
      <style:text-properties fo:color="#ff0000"/>
      <number:text>-¥</number:text>
      <number:number number:decimal-places="2" number:min-integer-digits="1" number:grouping="true"/>
      <style:map style:condition="value()&gt;=0" style:apply-style-name="N246P0"/>
    </number:number-style>
    <number:number-style style:name="N247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text>-¥</number:text>
      <number:fill-character> </number:fill-character>
      <number:number number:decimal-places="0" number:min-integer-digits="1" number:grouping="true"/>
      <number:text> </number:text>
    </number:number-style>
    <number:number-style style:name="N247P2" style:volatile="true">
      <number:text> ¥</number:text>
      <number:fill-character> </number:fill-character>
      <number:text>-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48P2" style:volatile="true">
      <number:text> </number:text>
      <number:fill-character> </number:fill-character>
      <number:text>-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49P1" style:volatile="true">
      <number:text>-¥</number:text>
      <number:fill-character> </number:fill-character>
      <number:number number:decimal-places="2" number:min-integer-digits="1" number:grouping="true"/>
      <number:text> </number:text>
    </number:number-style>
    <number:number-style style:name="N24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25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number number:decimal-places="2" number:min-integer-digits="1" number:grouping="true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53P1" style:volatile="true">
      <number:text> </number:text>
      <number:fill-character> </number:fill-character>
      <number:text>-</number:text>
      <number:number number:decimal-places="3" number:min-integer-digits="1" number:grouping="true"/>
      <number:text> </number:text>
    </number:number-style>
    <number:number-style style:name="N25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-</number:text>
      <number:number number:decimal-places="4" number:min-integer-digits="1" number:grouping="true"/>
      <number:text> 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$</number:text>
      <number:number number:decimal-places="0" number:min-integer-digits="1" number:grouping="true"/>
    </number:number-style>
    <number:number-style style:name="N255">
      <number:text>-$</number:text>
      <number:number number:decimal-places="0" number:min-integer-digits="1" number:grouping="true"/>
      <style:map style:condition="value()&gt;=0" style:apply-style-name="N255P0"/>
    </number:number-style>
    <number:number-style style:name="N256P0" style:volatile="true">
      <number:text>$</number:text>
      <number:number number:decimal-places="0" number:min-integer-digits="1" number:grouping="true"/>
    </number:number-style>
    <number:number-style style:name="N256">
      <style:text-properties fo:color="#ff0000"/>
      <number:text>-$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58P0" style:volatile="true">
      <number:text>$</number:text>
      <number:number number:decimal-places="2" number:min-integer-digits="1" number:grouping="true"/>
    </number:number-style>
    <number:number-style style:name="N258">
      <style:text-properties fo:color="#ff0000"/>
      <number:text>-$</number:text>
      <number:number number:decimal-places="2" number:min-integer-digits="1" number:grouping="true"/>
      <style:map style:condition="value()&gt;=0" style:apply-style-name="N258P0"/>
    </number:number-style>
    <number:number-style style:name="N259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259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259P2" style:volatile="true">
      <number:text> $</number:text>
      <number:fill-character> </number:fill-character>
      <number:text>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260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26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US$</number:text>
      <number:number number:decimal-places="0" number:min-integer-digits="1" number:grouping="true"/>
      <number:text> </number:text>
    </number:number-style>
    <number:number-style style:name="N261">
      <number:text>(US$</number:text>
      <number:number number:decimal-places="0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text>US$</number:text>
      <number:number number:decimal-places="0" number:min-integer-digits="1" number:grouping="true"/>
      <number:text> </number:text>
    </number:number-style>
    <number:number-style style:name="N26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US$</number:text>
      <number:number number:decimal-places="2" number:min-integer-digits="1" number:grouping="true"/>
      <number:text> </number:text>
    </number:number-style>
    <number:number-style style:name="N263">
      <number:text>(US$</number:text>
      <number:number number:decimal-places="2" number:min-integer-digits="1" number:grouping="true"/>
      <number:text>)</number:text>
      <style:map style:condition="value()&gt;=0" style:apply-style-name="N263P0"/>
    </number:number-style>
    <number:number-style style:name="N264P0" style:volatile="true">
      <number:text>US$</number:text>
      <number:number number:decimal-places="2" number:min-integer-digits="1" number:grouping="true"/>
      <number:text> </number:text>
    </number:number-style>
    <number:number-style style:name="N26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number number:decimal-places="2" number:min-integer-digits="1" number:grouping="true"/>
      <number:text> </number:text>
    </number:number-style>
    <number:number-style style:name="N26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65P0"/>
    </number:number-style>
    <number:number-style style:name="N266">
      <number:number number:decimal-places="2" number:min-integer-digits="1"/>
      <number:text> </number:text>
    </number:number-style>
    <number:number-style style:name="N267P0" style:volatile="true">
      <number:number number:decimal-places="2" number:min-integer-digits="1"/>
      <number:text> </number:text>
    </number:number-style>
    <number:number-style style:name="N267">
      <style:text-properties fo:color="#ff0000"/>
      <number:text>(</number:text>
      <number:number number:decimal-places="2" number:min-integer-digits="1"/>
      <number:text>)</number:text>
      <style:map style:condition="value()&gt;=0" style:apply-style-name="N267P0"/>
    </number:number-style>
    <number:number-style style:name="N26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269">
      <number:text>您好,现在是</number:text>
      <number:year number:style="long"/>
      <number:text>年</number:text>
      <number:month/>
      <number:text>月</number:text>
      <number:day/>
      <number:text>日 </number:text>
      <number:hours/>
      <number:text>点</number:text>
      <number:minutes number:style="long"/>
      <number:text>分</number:text>
    </number:date-style>
    <number:number-style style:name="N270P0" style:volatile="true">
      <number:number number:decimal-places="0" number:min-integer-digits="1"/>
      <number:text> </number:text>
    </number:number-style>
    <number:number-style style:name="N270">
      <style:text-properties fo:color="#ff0000"/>
      <number:text>(</number:text>
      <number:number number:decimal-places="0" number:min-integer-digits="1"/>
      <number:text>)</number:text>
      <style:map style:condition="value()&gt;=0" style:apply-style-name="N270P0"/>
    </number:number-style>
    <number:number-style style:name="N271">
      <number:number number:decimal-places="2" number:min-integer-digits="0" number:grouping="true"/>
    </number:number-style>
    <number:number-style style:name="N272">
      <number:number number:decimal-places="0" number:min-integer-digits="1"/>
      <number:text> </number:text>
    </number:number-style>
    <number:date-style style:name="N273">
      <number:text>日期:</number:text>
      <number:year number:style="long"/>
      <number:text>年</number:text>
      <number:month/>
      <number:text>月</number:text>
    </number:date-style>
    <number:date-style style:name="N274P0" style:volatile="true">
      <number:text>日期:</number:text>
      <number:year number:style="long"/>
      <number:text>年</number:text>
      <number:month/>
      <number:text>月</number:text>
      <number:day/>
      <number:text>日</number:text>
    </number:date-style>
    <number:text-style style:name="N274">
      <number:text-content/>
      <style:map style:condition="value()&gt;=0" style:apply-style-name="N274P0"/>
    </number:text-style>
    <number:number-style style:name="N275P0" style:volatile="true">
      <number:number number:decimal-places="3" number:min-integer-digits="1"/>
      <number:text> </number:text>
    </number:number-style>
    <number:number-style style:name="N275">
      <style:text-properties fo:color="#ff0000"/>
      <number:text>(</number:text>
      <number:number number:decimal-places="3" number:min-integer-digits="1"/>
      <number:text>)</number:text>
      <style:map style:condition="value()&gt;=0" style:apply-style-name="N275P0"/>
    </number:number-style>
    <number:number-style style:name="N276P0" style:volatile="true">
      <number:text>$</number:text>
      <number:number number:decimal-places="2" number:min-integer-digits="1" number:grouping="true"/>
    </number:number-style>
    <number:number-style style:name="N276">
      <number:text>-$</number:text>
      <number:number number:decimal-places="2" number:min-integer-digits="1" number:grouping="true"/>
      <style:map style:condition="value()&gt;=0" style:apply-style-name="N276P0"/>
    </number:number-style>
    <number:number-style style:name="N277P0" style:volatile="true">
      <number:number number:decimal-places="0" number:min-integer-digits="1" number:grouping="true"/>
      <number:text> </number:text>
    </number:number-style>
    <number:number-style style:name="N27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77P0"/>
    </number:number-style>
    <number:number-style style:name="N278">
      <number:number number:decimal-places="0" number:min-integer-digits="1" number:grouping="true"/>
      <number:text> </number:text>
    </number:number-style>
    <number:number-style style:name="N279">
      <number:number number:decimal-places="3" number:min-integer-digits="1"/>
      <number:text> </number:text>
    </number:number-style>
    <number:number-style style:name="N280">
      <number:number number:decimal-places="4" number:min-integer-digits="1"/>
      <number:text> </number:text>
    </number:number-style>
    <number:number-style style:name="N281">
      <number:number number:decimal-places="5" number:min-integer-digits="1"/>
      <number:text> </number:text>
    </number:number-style>
    <number:number-style style:name="N282">
      <number:number number:decimal-places="6" number:min-integer-digits="1"/>
      <number:text> </number:text>
    </number:number-style>
    <number:number-style style:name="N283">
      <number:number number:decimal-places="7" number:min-integer-digits="1"/>
      <number:text> </number:text>
    </number:number-style>
    <number:number-style style:name="N284">
      <number:number number:decimal-places="8" number:min-integer-digits="1"/>
      <number:text> </number:text>
    </number:number-style>
    <number:number-style style:name="N285">
      <number:number number:decimal-places="9" number:min-integer-digits="1"/>
      <number:text> </number:text>
    </number:number-style>
    <number:number-style style:name="N286">
      <number:number number:decimal-places="10" number:min-integer-digits="1"/>
      <number:text> </number:text>
    </number:number-style>
    <number:number-style style:name="N287P0" style:volatile="true">
      <number:text/>
    </number:number-style>
    <number:number-style style:name="N287P1" style:volatile="true">
      <number:text/>
    </number:number-style>
    <number:number-style style:name="N287P2" style:volatile="true">
      <number:text/>
    </number:number-style>
    <number:text-style style:name="N287">
      <number:text/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财务报表分析" style:display-name="常规_财务报表分析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ang</meta:initial-creator>
    <meta:creation-date>2014-05-08T11:39:26.862347627</meta:creation-date>
    <dc:date>2014-05-12T13:00:10.472570299</dc:date>
    <dc:creator>William Fang</dc:creator>
    <meta:editing-duration>PT5H43M4S</meta:editing-duration>
    <meta:editing-cycles>54</meta:editing-cycles>
    <meta:generator>LibreOffice/4.1.3.2$Linux_X86_64 LibreOffice_project/410m0$Build-2</meta:generator>
    <meta:document-statistic meta:table-count="6" meta:cell-count="2712" meta:object-count="0"/>
  </office:meta>
</office:document-meta>
</file>